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16in" fo:break-before="auto" style:use-optimal-row-height="false"/>
    </style:style>
    <style:style style:name="ro3" style:family="table-row">
      <style:table-row-properties style:row-height="0.68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1d41a"/>
      <style:text-properties fo:color="#c9211e"/>
    </style:style>
    <style:style style:name="ce6" style:family="table-cell" style:parent-style-name="Default">
      <style:table-cell-properties fo:background-color="#81d41a"/>
      <style:text-properties style:use-window-font-color="true"/>
    </style:style>
    <style:style style:name="ce13" style:family="table-cell" style:parent-style-name="Default">
      <style:text-properties fo:color="#c9211e"/>
    </style:style>
  </office:automatic-styles>
  <office:body>
    <office:spreadsheet>
      <table:tracked-changes>
        <table:cell-content-change table:id="ct1">
          <table:cell-address table:column="1" table:row="52" table:table="0"/>
          <office:change-info>
            <dc:creator> </dc:creator>
            <dc:date>2021-07-13T11:00:39.811017307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53" table:table="0"/>
          <office:change-info>
            <dc:creator> </dc:creator>
            <dc:date>2021-07-13T11:00:40.997870448</dc:date>
          </office:change-info>
          <table:previous>
            <table:change-track-table-cell/>
          </table:previous>
        </table:cell-content-change>
        <table:cell-content-change table:id="ct3">
          <table:cell-address table:column="1" table:row="53" table:table="0"/>
          <office:change-info>
            <dc:creator> </dc:creator>
            <dc:date>2021-07-13T11:00:42.820054964</dc:date>
          </office:change-info>
          <table:previous table:id="ct2">
            <table:change-track-table-cell office:value-type="string">
              <text:p>gain,10-points</text:p>
            </table:change-track-table-cell>
          </table:previous>
        </table:cell-content-change>
        <table:cell-content-change table:id="ct4">
          <table:cell-address table:column="1" table:row="53" table:table="0"/>
          <office:change-info>
            <dc:creator> </dc:creator>
            <dc:date>2021-07-13T11:00:42.822403719</dc:date>
          </office:change-info>
          <table:previous table:id="ct3">
            <table:change-track-table-cell office:value-type="string">
              <text:p>gain,20-points</text:p>
            </table:change-track-table-cell>
          </table:previous>
        </table:cell-content-change>
        <table:cell-content-change table:id="ct5">
          <table:cell-address table:column="1" table:row="52" table:table="0"/>
          <office:change-info>
            <dc:creator> </dc:creator>
            <dc:date>2021-07-13T11:00:52.170033207</dc:date>
          </office:change-info>
          <table:previous table:id="ct1">
            <table:change-track-table-cell office:value-type="string">
              <text:p>gain,10-points</text:p>
            </table:change-track-table-cell>
          </table:previous>
        </table:cell-content-change>
        <table:cell-content-change table:id="ct6">
          <table:cell-address table:column="1" table:row="53" table:table="0"/>
          <office:change-info>
            <dc:creator> </dc:creator>
            <dc:date>2021-07-13T11:00:55.509280536</dc:date>
          </office:change-info>
          <table:previous table:id="ct4">
            <table:change-track-table-cell office:value-type="string">
              <text:p>Gain,20-points</text:p>
            </table:change-track-table-cell>
          </table:previous>
        </table:cell-content-change>
        <table:cell-content-change table:id="ct7">
          <table:cell-address table:column="1" table:row="53" table:table="0"/>
          <office:change-info>
            <dc:creator> </dc:creator>
            <dc:date>2021-07-13T11:00:59.284367404</dc:date>
          </office:change-info>
          <table:previous table:id="ct6">
            <table:change-track-table-cell office:value-type="string">
              <text:p>Memoiz gain,10-points</text:p>
            </table:change-track-table-cell>
          </table:previous>
        </table:cell-content-change>
        <table:cell-content-change table:id="ct8">
          <table:cell-address table:column="1" table:row="52" table:table="0"/>
          <office:change-info>
            <dc:creator> </dc:creator>
            <dc:date>2021-07-13T11:01:01.815676323</dc:date>
          </office:change-info>
          <table:previous table:id="ct5">
            <table:change-track-table-cell office:value-type="string">
              <text:p>Memoiz gain,10-points</text:p>
            </table:change-track-table-cell>
          </table:previous>
        </table:cell-content-change>
        <table:cell-content-change table:id="ct9">
          <table:cell-address table:column="1" table:row="55" table:table="0"/>
          <office:change-info>
            <dc:creator> </dc:creator>
            <dc:date>2021-07-13T11:01:04.82949372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55" table:table="0"/>
          <office:change-info>
            <dc:creator> </dc:creator>
            <dc:date>2021-07-13T11:01:22.616079769</dc:date>
          </office:change-info>
          <table:previous table:id="ct9">
            <table:change-track-table-cell office:value-type="string">
              <text:p>Memoiz gain,10-points</text:p>
            </table:change-track-table-cell>
          </table:previous>
        </table:cell-content-change>
        <table:cell-content-change table:id="ct11">
          <table:cell-address table:column="1" table:row="56" table:table="0"/>
          <office:change-info>
            <dc:creator> </dc:creator>
            <dc:date>2021-07-13T11:01:22.61608408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57" table:table="0"/>
          <office:change-info>
            <dc:creator> </dc:creator>
            <dc:date>2021-07-13T11:01:22.616086437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58" table:table="0"/>
          <office:change-info>
            <dc:creator> </dc:creator>
            <dc:date>2021-07-13T11:01:22.616087814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55" table:table="0"/>
          <office:change-info>
            <dc:creator> </dc:creator>
            <dc:date>2021-07-13T11:01:25.170394663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47" table:table="0"/>
          <office:change-info>
            <dc:creator> </dc:creator>
            <dc:date>2021-07-13T11:01:33.77837714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52" table:table="0"/>
          <office:change-info>
            <dc:creator> </dc:creator>
            <dc:date>2021-07-13T11:01:35.481918033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52" table:table="0"/>
          <office:change-info>
            <dc:creator> </dc:creator>
            <dc:date>2021-07-13T11:01:39.165228611</dc:date>
          </office:change-info>
          <table:previous table:id="ct16">
            <table:change-track-table-cell office:value-type="string">
              <text:p>gain</text:p>
            </table:change-track-table-cell>
          </table:previous>
        </table:cell-content-change>
        <table:cell-content-change table:id="ct18">
          <table:cell-address table:column="1" table:row="52" table:table="0"/>
          <office:change-info>
            <dc:creator> </dc:creator>
            <dc:date>2021-07-13T11:01:42.739233744</dc:date>
          </office:change-info>
          <table:previous table:id="ct8">
            <table:change-track-table-cell office:value-type="string">
              <text:p>Memoiz gain,10points</text:p>
            </table:change-track-table-cell>
          </table:previous>
        </table:cell-content-change>
        <table:cell-content-change table:id="ct19">
          <table:cell-address table:column="1" table:row="53" table:table="0"/>
          <office:change-info>
            <dc:creator> </dc:creator>
            <dc:date>2021-07-13T11:01:45.589323673</dc:date>
          </office:change-info>
          <table:previous table:id="ct7">
            <table:change-track-table-cell office:value-type="string">
              <text:p>Memoiz gain,20points</text:p>
            </table:change-track-table-cell>
          </table:previous>
        </table:cell-content-change>
        <table:cell-content-change table:id="ct20">
          <table:cell-address table:column="0" table:row="55" table:table="0"/>
          <office:change-info>
            <dc:creator> </dc:creator>
            <dc:date>2021-07-13T11:01:50.369669423</dc:date>
          </office:change-info>
          <table:previous table:id="ct14">
            <table:change-track-table-cell office:value-type="string">
              <text:p>gain</text:p>
            </table:change-track-table-cell>
          </table:previous>
        </table:cell-content-change>
        <table:cell-content-change table:id="ct21">
          <table:cell-address table:column="0" table:row="54" table:table="0"/>
          <office:change-info>
            <dc:creator> </dc:creator>
            <dc:date>2021-07-13T11:02:03.532975014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59" table:table="0"/>
          <office:change-info>
            <dc:creator> </dc:creator>
            <dc:date>2021-07-13T11:02:51.548720725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51" table:table="0"/>
          <office:change-info>
            <dc:creator> </dc:creator>
            <dc:date>2021-07-13T11:12:52.329835465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51" table:table="0"/>
          <office:change-info>
            <dc:creator> </dc:creator>
            <dc:date>2021-07-13T11:13:04.540127092</dc:date>
          </office:change-info>
          <table:previous>
            <table:change-track-table-cell/>
          </table:previous>
        </table:cell-content-change>
        <table:cell-content-change table:id="ct25">
          <table:cell-address table:column="3" table:row="51" table:table="0"/>
          <office:change-info>
            <dc:creator> </dc:creator>
            <dc:date>2021-07-13T11:13:13.367356580</dc:date>
          </office:change-info>
          <table:previous>
            <table:change-track-table-cell/>
          </table:previous>
        </table:cell-content-change>
        <table:cell-content-change table:id="ct26">
          <table:cell-address table:column="4" table:row="51" table:table="0"/>
          <office:change-info>
            <dc:creator> </dc:creator>
            <dc:date>2021-07-13T11:13:13.367364756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51" table:table="0"/>
          <office:change-info>
            <dc:creator> </dc:creator>
            <dc:date>2021-07-13T11:13:13.367368306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51" table:table="0"/>
          <office:change-info>
            <dc:creator> </dc:creator>
            <dc:date>2021-07-13T11:13:13.367372472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51" table:table="0"/>
          <office:change-info>
            <dc:creator> </dc:creator>
            <dc:date>2021-07-13T11:13:13.367375929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51" table:table="0"/>
          <office:change-info>
            <dc:creator> </dc:creator>
            <dc:date>2021-07-13T11:13:13.367379129</dc:date>
          </office:change-info>
          <table:previous>
            <table:change-track-table-cell/>
          </table:previous>
        </table:cell-content-change>
        <table:cell-content-change table:id="ct31">
          <table:cell-address table:column="9" table:row="51" table:table="0"/>
          <office:change-info>
            <dc:creator> </dc:creator>
            <dc:date>2021-07-13T11:13:13.367382547</dc:date>
          </office:change-info>
          <table:previous>
            <table:change-track-table-cell/>
          </table:previous>
        </table:cell-content-change>
        <table:cell-content-change table:id="ct32">
          <table:cell-address table:column="10" table:row="51" table:table="0"/>
          <office:change-info>
            <dc:creator> </dc:creator>
            <dc:date>2021-07-13T11:13:13.367385862</dc:date>
          </office:change-info>
          <table:previous>
            <table:change-track-table-cell/>
          </table:previous>
        </table:cell-content-change>
        <table:cell-content-change table:id="ct33">
          <table:cell-address table:column="11" table:row="51" table:table="0"/>
          <office:change-info>
            <dc:creator> </dc:creator>
            <dc:date>2021-07-13T11:13:13.367388989</dc:date>
          </office:change-info>
          <table:previous>
            <table:change-track-table-cell/>
          </table:previous>
        </table:cell-content-change>
        <table:cell-content-change table:id="ct34">
          <table:cell-address table:column="12" table:row="51" table:table="0"/>
          <office:change-info>
            <dc:creator> </dc:creator>
            <dc:date>2021-07-13T11:13:13.367392339</dc:date>
          </office:change-info>
          <table:previous>
            <table:change-track-table-cell/>
          </table:previous>
        </table:cell-content-change>
        <table:cell-content-change table:id="ct35">
          <table:cell-address table:column="13" table:row="51" table:table="0"/>
          <office:change-info>
            <dc:creator> </dc:creator>
            <dc:date>2021-07-13T11:13:13.367395730</dc:date>
          </office:change-info>
          <table:previous>
            <table:change-track-table-cell/>
          </table:previous>
        </table:cell-content-change>
        <table:cell-content-change table:id="ct36">
          <table:cell-address table:column="14" table:row="51" table:table="0"/>
          <office:change-info>
            <dc:creator> </dc:creator>
            <dc:date>2021-07-13T11:13:13.367398984</dc:date>
          </office:change-info>
          <table:previous>
            <table:change-track-table-cell/>
          </table:previous>
        </table:cell-content-change>
        <table:cell-content-change table:id="ct37">
          <table:cell-address table:column="15" table:row="51" table:table="0"/>
          <office:change-info>
            <dc:creator> </dc:creator>
            <dc:date>2021-07-13T11:13:13.367402143</dc:date>
          </office:change-info>
          <table:previous>
            <table:change-track-table-cell/>
          </table:previous>
        </table:cell-content-change>
        <table:cell-content-change table:id="ct38">
          <table:cell-address table:column="16" table:row="51" table:table="0"/>
          <office:change-info>
            <dc:creator> </dc:creator>
            <dc:date>2021-07-13T11:13:13.367405217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51" table:table="0"/>
          <office:change-info>
            <dc:creator> </dc:creator>
            <dc:date>2021-07-13T11:13:13.367408668</dc:date>
          </office:change-info>
          <table:previous>
            <table:change-track-table-cell/>
          </table:previous>
        </table:cell-content-change>
        <table:cell-content-change table:id="ct40">
          <table:cell-address table:column="18" table:row="51" table:table="0"/>
          <office:change-info>
            <dc:creator> </dc:creator>
            <dc:date>2021-07-13T11:13:13.367411960</dc:date>
          </office:change-info>
          <table:previous>
            <table:change-track-table-cell/>
          </table:previous>
        </table:cell-content-change>
        <table:cell-content-change table:id="ct41">
          <table:cell-address table:column="19" table:row="51" table:table="0"/>
          <office:change-info>
            <dc:creator> </dc:creator>
            <dc:date>2021-07-13T11:13:13.367415255</dc:date>
          </office:change-info>
          <table:previous>
            <table:change-track-table-cell/>
          </table:previous>
        </table:cell-content-change>
        <table:insertion table:id="ct42" table:type="table" table:position="1">
          <office:change-info>
            <dc:creator> </dc:creator>
            <dc:date>2021-07-13T14:47:45.695275482</dc:date>
          </office:change-info>
          <table:dependencies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199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</table:dependencies>
        </table:insertion>
        <table:cell-content-change table:id="ct43">
          <table:cell-address table:column="0" table:row="0" table:table="1"/>
          <office:change-info>
            <dc:creator> </dc:creator>
            <dc:date>2021-07-13T14:47:48.396576079</dc:date>
          </office:change-info>
          <table:previous>
            <table:change-track-table-cell/>
          </table:previous>
        </table:cell-content-change>
        <table:cell-content-change table:id="ct44">
          <table:cell-address table:column="0" table:row="0" table:table="1"/>
          <office:change-info>
            <dc:creator> </dc:creator>
            <dc:date>2021-07-13T14:47:49.898696700</dc:date>
          </office:change-info>
          <table:previous table:id="ct43">
            <table:change-track-table-cell office:value-type="float" office:value="2"/>
          </table:previous>
        </table:cell-content-change>
        <table:cell-content-change table:id="ct45">
          <table:cell-address table:column="4" table:row="2" table:table="1"/>
          <office:change-info>
            <dc:creator> </dc:creator>
            <dc:date>2021-07-13T14:48:56.315393986</dc:date>
          </office:change-info>
          <table:previous>
            <table:change-track-table-cell/>
          </table:previous>
        </table:cell-content-change>
        <table:cell-content-change table:id="ct46">
          <table:cell-address table:column="4" table:row="3" table:table="1"/>
          <office:change-info>
            <dc:creator> </dc:creator>
            <dc:date>2021-07-13T14:48:56.315408440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4" table:table="1"/>
          <office:change-info>
            <dc:creator> </dc:creator>
            <dc:date>2021-07-13T14:48:56.315410894</dc:date>
          </office:change-info>
          <table:previous>
            <table:change-track-table-cell/>
          </table:previous>
        </table:cell-content-change>
        <table:cell-content-change table:id="ct48">
          <table:cell-address table:column="4" table:row="5" table:table="1"/>
          <office:change-info>
            <dc:creator> </dc:creator>
            <dc:date>2021-07-13T14:48:56.315412911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6" table:table="1"/>
          <office:change-info>
            <dc:creator> </dc:creator>
            <dc:date>2021-07-13T14:48:56.315414894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7" table:table="1"/>
          <office:change-info>
            <dc:creator> </dc:creator>
            <dc:date>2021-07-13T14:48:56.315417396</dc:date>
          </office:change-info>
          <table:previous>
            <table:change-track-table-cell/>
          </table:previous>
        </table:cell-content-change>
        <table:cell-content-change table:id="ct51">
          <table:cell-address table:column="4" table:row="8" table:table="1"/>
          <office:change-info>
            <dc:creator> </dc:creator>
            <dc:date>2021-07-13T14:48:56.315419313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9" table:table="1"/>
          <office:change-info>
            <dc:creator> </dc:creator>
            <dc:date>2021-07-13T14:48:56.315421106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10" table:table="1"/>
          <office:change-info>
            <dc:creator> </dc:creator>
            <dc:date>2021-07-13T14:48:56.315422886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11" table:table="1"/>
          <office:change-info>
            <dc:creator> </dc:creator>
            <dc:date>2021-07-13T14:48:56.315425212</dc:date>
          </office:change-info>
          <table:previous>
            <table:change-track-table-cell/>
          </table:previous>
        </table:cell-content-change>
        <table:cell-content-change table:id="ct55">
          <table:cell-address table:column="4" table:row="12" table:table="1"/>
          <office:change-info>
            <dc:creator> </dc:creator>
            <dc:date>2021-07-13T14:48:56.315427080</dc:date>
          </office:change-info>
          <table:previous>
            <table:change-track-table-cell/>
          </table:previous>
        </table:cell-content-change>
        <table:cell-content-change table:id="ct56">
          <table:cell-address table:column="4" table:row="13" table:table="1"/>
          <office:change-info>
            <dc:creator> </dc:creator>
            <dc:date>2021-07-13T14:48:56.315428873</dc:date>
          </office:change-info>
          <table:previous>
            <table:change-track-table-cell/>
          </table:previous>
        </table:cell-content-change>
        <table:cell-content-change table:id="ct57">
          <table:cell-address table:column="4" table:row="14" table:table="1"/>
          <office:change-info>
            <dc:creator> </dc:creator>
            <dc:date>2021-07-13T14:48:56.315430658</dc:date>
          </office:change-info>
          <table:previous>
            <table:change-track-table-cell/>
          </table:previous>
        </table:cell-content-change>
        <table:cell-content-change table:id="ct58">
          <table:cell-address table:column="4" table:row="15" table:table="1"/>
          <office:change-info>
            <dc:creator> </dc:creator>
            <dc:date>2021-07-13T14:48:56.315433080</dc:date>
          </office:change-info>
          <table:previous>
            <table:change-track-table-cell/>
          </table:previous>
        </table:cell-content-change>
        <table:cell-content-change table:id="ct59">
          <table:cell-address table:column="4" table:row="16" table:table="1"/>
          <office:change-info>
            <dc:creator> </dc:creator>
            <dc:date>2021-07-13T14:48:56.315434866</dc:date>
          </office:change-info>
          <table:previous>
            <table:change-track-table-cell/>
          </table:previous>
        </table:cell-content-change>
        <table:cell-content-change table:id="ct60">
          <table:cell-address table:column="4" table:row="17" table:table="1"/>
          <office:change-info>
            <dc:creator> </dc:creator>
            <dc:date>2021-07-13T14:48:56.315436637</dc:date>
          </office:change-info>
          <table:previous>
            <table:change-track-table-cell/>
          </table:previous>
        </table:cell-content-change>
        <table:cell-content-change table:id="ct61">
          <table:cell-address table:column="4" table:row="18" table:table="1"/>
          <office:change-info>
            <dc:creator> </dc:creator>
            <dc:date>2021-07-13T14:48:56.315438398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19" table:table="1"/>
          <office:change-info>
            <dc:creator> </dc:creator>
            <dc:date>2021-07-13T14:48:56.315441279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20" table:table="1"/>
          <office:change-info>
            <dc:creator> </dc:creator>
            <dc:date>2021-07-13T14:48:56.315443161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21" table:table="1"/>
          <office:change-info>
            <dc:creator> </dc:creator>
            <dc:date>2021-07-13T14:48:56.315445005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22" table:table="1"/>
          <office:change-info>
            <dc:creator> </dc:creator>
            <dc:date>2021-07-13T14:48:56.315446844</dc:date>
          </office:change-info>
          <table:previous>
            <table:change-track-table-cell/>
          </table:previous>
        </table:cell-content-change>
        <table:cell-content-change table:id="ct66">
          <table:cell-address table:column="4" table:row="23" table:table="1"/>
          <office:change-info>
            <dc:creator> </dc:creator>
            <dc:date>2021-07-13T14:48:56.315449143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2" table:table="1"/>
          <office:change-info>
            <dc:creator> </dc:creator>
            <dc:date>2021-07-13T14:48:56.315453140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3" table:table="1"/>
          <office:change-info>
            <dc:creator> </dc:creator>
            <dc:date>2021-07-13T14:48:56.315455823</dc:date>
          </office:change-info>
          <table:previous>
            <table:change-track-table-cell/>
          </table:previous>
        </table:cell-content-change>
        <table:cell-content-change table:id="ct69">
          <table:cell-address table:column="2" table:row="4" table:table="1"/>
          <office:change-info>
            <dc:creator> </dc:creator>
            <dc:date>2021-07-13T14:48:56.315458275</dc:date>
          </office:change-info>
          <table:previous>
            <table:change-track-table-cell/>
          </table:previous>
        </table:cell-content-change>
        <table:cell-content-change table:id="ct70">
          <table:cell-address table:column="2" table:row="5" table:table="1"/>
          <office:change-info>
            <dc:creator> </dc:creator>
            <dc:date>2021-07-13T14:48:56.315461087</dc:date>
          </office:change-info>
          <table:previous>
            <table:change-track-table-cell/>
          </table:previous>
        </table:cell-content-change>
        <table:cell-content-change table:id="ct71">
          <table:cell-address table:column="2" table:row="6" table:table="1"/>
          <office:change-info>
            <dc:creator> </dc:creator>
            <dc:date>2021-07-13T14:48:56.315463590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7" table:table="1"/>
          <office:change-info>
            <dc:creator> </dc:creator>
            <dc:date>2021-07-13T14:48:56.315465945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8" table:table="1"/>
          <office:change-info>
            <dc:creator> </dc:creator>
            <dc:date>2021-07-13T14:48:56.315468219</dc:date>
          </office:change-info>
          <table:previous>
            <table:change-track-table-cell/>
          </table:previous>
        </table:cell-content-change>
        <table:cell-content-change table:id="ct74">
          <table:cell-address table:column="2" table:row="9" table:table="1"/>
          <office:change-info>
            <dc:creator> </dc:creator>
            <dc:date>2021-07-13T14:48:56.315470819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10" table:table="1"/>
          <office:change-info>
            <dc:creator> </dc:creator>
            <dc:date>2021-07-13T14:48:56.315473207</dc:date>
          </office:change-info>
          <table:previous>
            <table:change-track-table-cell/>
          </table:previous>
        </table:cell-content-change>
        <table:cell-content-change table:id="ct76">
          <table:cell-address table:column="2" table:row="11" table:table="1"/>
          <office:change-info>
            <dc:creator> </dc:creator>
            <dc:date>2021-07-13T14:48:56.315475451</dc:date>
          </office:change-info>
          <table:previous>
            <table:change-track-table-cell/>
          </table:previous>
        </table:cell-content-change>
        <table:cell-content-change table:id="ct77">
          <table:cell-address table:column="2" table:row="12" table:table="1"/>
          <office:change-info>
            <dc:creator> </dc:creator>
            <dc:date>2021-07-13T14:48:56.315477741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13" table:table="1"/>
          <office:change-info>
            <dc:creator> </dc:creator>
            <dc:date>2021-07-13T14:48:56.315480254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4" table:table="1"/>
          <office:change-info>
            <dc:creator> </dc:creator>
            <dc:date>2021-07-13T14:48:56.315482743</dc:date>
          </office:change-info>
          <table:previous>
            <table:change-track-table-cell/>
          </table:previous>
        </table:cell-content-change>
        <table:cell-content-change table:id="ct80">
          <table:cell-address table:column="2" table:row="15" table:table="1"/>
          <office:change-info>
            <dc:creator> </dc:creator>
            <dc:date>2021-07-13T14:48:56.315485011</dc:date>
          </office:change-info>
          <table:previous>
            <table:change-track-table-cell/>
          </table:previous>
        </table:cell-content-change>
        <table:cell-content-change table:id="ct81">
          <table:cell-address table:column="2" table:row="16" table:table="1"/>
          <office:change-info>
            <dc:creator> </dc:creator>
            <dc:date>2021-07-13T14:48:56.315487332</dc:date>
          </office:change-info>
          <table:previous>
            <table:change-track-table-cell/>
          </table:previous>
        </table:cell-content-change>
        <table:cell-content-change table:id="ct82">
          <table:cell-address table:column="2" table:row="17" table:table="1"/>
          <office:change-info>
            <dc:creator> </dc:creator>
            <dc:date>2021-07-13T14:48:56.315489834</dc:date>
          </office:change-info>
          <table:previous>
            <table:change-track-table-cell/>
          </table:previous>
        </table:cell-content-change>
        <table:cell-content-change table:id="ct83">
          <table:cell-address table:column="2" table:row="18" table:table="1"/>
          <office:change-info>
            <dc:creator> </dc:creator>
            <dc:date>2021-07-13T14:48:56.315492314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9" table:table="1"/>
          <office:change-info>
            <dc:creator> </dc:creator>
            <dc:date>2021-07-13T14:48:56.315494704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20" table:table="1"/>
          <office:change-info>
            <dc:creator> </dc:creator>
            <dc:date>2021-07-13T14:48:56.315497139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1" table:table="1"/>
          <office:change-info>
            <dc:creator> </dc:creator>
            <dc:date>2021-07-13T14:48:56.315499725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22" table:table="1"/>
          <office:change-info>
            <dc:creator> </dc:creator>
            <dc:date>2021-07-13T14:48:56.315502187</dc:date>
          </office:change-info>
          <table:previous>
            <table:change-track-table-cell/>
          </table:previous>
        </table:cell-content-change>
        <table:cell-content-change table:id="ct88">
          <table:cell-address table:column="2" table:row="23" table:table="1"/>
          <office:change-info>
            <dc:creator> </dc:creator>
            <dc:date>2021-07-13T14:48:56.31550464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2" table:table="1"/>
          <office:change-info>
            <dc:creator> </dc:creator>
            <dc:date>2021-07-13T14:48:56.315507264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" table:table="1"/>
          <office:change-info>
            <dc:creator> </dc:creator>
            <dc:date>2021-07-13T14:48:56.315509406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4" table:table="1"/>
          <office:change-info>
            <dc:creator> </dc:creator>
            <dc:date>2021-07-13T14:48:56.315510950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5" table:table="1"/>
          <office:change-info>
            <dc:creator> </dc:creator>
            <dc:date>2021-07-13T14:48:56.315512492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6" table:table="1"/>
          <office:change-info>
            <dc:creator> </dc:creator>
            <dc:date>2021-07-13T14:48:56.315513953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7" table:table="1"/>
          <office:change-info>
            <dc:creator> </dc:creator>
            <dc:date>2021-07-13T14:48:56.315515603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8" table:table="1"/>
          <office:change-info>
            <dc:creator> </dc:creator>
            <dc:date>2021-07-13T14:48:56.315517093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9" table:table="1"/>
          <office:change-info>
            <dc:creator> </dc:creator>
            <dc:date>2021-07-13T14:48:56.315518529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10" table:table="1"/>
          <office:change-info>
            <dc:creator> </dc:creator>
            <dc:date>2021-07-13T14:48:56.315520670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11" table:table="1"/>
          <office:change-info>
            <dc:creator> </dc:creator>
            <dc:date>2021-07-13T14:48:56.315522344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12" table:table="1"/>
          <office:change-info>
            <dc:creator> </dc:creator>
            <dc:date>2021-07-13T14:48:56.315523843</dc:date>
          </office:change-info>
          <table:previous>
            <table:change-track-table-cell/>
          </table:previous>
        </table:cell-content-change>
        <table:cell-content-change table:id="ct100">
          <table:cell-address table:column="3" table:row="13" table:table="1"/>
          <office:change-info>
            <dc:creator> </dc:creator>
            <dc:date>2021-07-13T14:48:56.315525367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14" table:table="1"/>
          <office:change-info>
            <dc:creator> </dc:creator>
            <dc:date>2021-07-13T14:48:56.315527766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15" table:table="1"/>
          <office:change-info>
            <dc:creator> </dc:creator>
            <dc:date>2021-07-13T14:48:56.315529559</dc:date>
          </office:change-info>
          <table:previous>
            <table:change-track-table-cell/>
          </table:previous>
        </table:cell-content-change>
        <table:cell-content-change table:id="ct103">
          <table:cell-address table:column="3" table:row="16" table:table="1"/>
          <office:change-info>
            <dc:creator> </dc:creator>
            <dc:date>2021-07-13T14:48:56.315531089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17" table:table="1"/>
          <office:change-info>
            <dc:creator> </dc:creator>
            <dc:date>2021-07-13T14:48:56.315532694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18" table:table="1"/>
          <office:change-info>
            <dc:creator> </dc:creator>
            <dc:date>2021-07-13T14:48:56.315534216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9" table:table="1"/>
          <office:change-info>
            <dc:creator> </dc:creator>
            <dc:date>2021-07-13T14:48:56.315535866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0" table:table="1"/>
          <office:change-info>
            <dc:creator> </dc:creator>
            <dc:date>2021-07-13T14:48:56.315537700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21" table:table="1"/>
          <office:change-info>
            <dc:creator> </dc:creator>
            <dc:date>2021-07-13T14:48:56.315539295</dc:date>
          </office:change-info>
          <table:previous>
            <table:change-track-table-cell/>
          </table:previous>
        </table:cell-content-change>
        <table:cell-content-change table:id="ct109">
          <table:cell-address table:column="3" table:row="22" table:table="1"/>
          <office:change-info>
            <dc:creator> </dc:creator>
            <dc:date>2021-07-13T14:48:56.315540880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23" table:table="1"/>
          <office:change-info>
            <dc:creator> </dc:creator>
            <dc:date>2021-07-13T14:48:56.315542744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2" table:table="1"/>
          <office:change-info>
            <dc:creator> </dc:creator>
            <dc:date>2021-07-13T14:49:08.078394984</dc:date>
          </office:change-info>
          <table:previous table:id="ct89">
            <table:change-track-table-cell office:value-type="string">
              <text:p>73.77 M allocations: 7.740 GiB, 85.02% gc time, 3.14% compilation time)</text:p>
            </table:change-track-table-cell>
          </table:previous>
        </table:cell-content-change>
        <table:cell-content-change table:id="ct112">
          <table:cell-address table:column="3" table:row="3" table:table="1"/>
          <office:change-info>
            <dc:creator> </dc:creator>
            <dc:date>2021-07-13T14:49:08.078409896</dc:date>
          </office:change-info>
          <table:previous table:id="ct90">
            <table:change-track-table-cell office:value-type="string">
              <text:p>478.06 M allocations: 16.141 GiB, 26.08% gc time, 8.54% compilation time)</text:p>
            </table:change-track-table-cell>
          </table:previous>
        </table:cell-content-change>
        <table:cell-content-change table:id="ct113">
          <table:cell-address table:column="3" table:row="4" table:table="1"/>
          <office:change-info>
            <dc:creator> </dc:creator>
            <dc:date>2021-07-13T14:49:08.078414297</dc:date>
          </office:change-info>
          <table:previous table:id="ct91">
            <table:change-track-table-cell office:value-type="string">
              <text:p>53.13 M allocations: 1.240 GiB, 14.73% gc time, 0.72% compilation time)</text:p>
            </table:change-track-table-cell>
          </table:previous>
        </table:cell-content-change>
        <table:cell-content-change table:id="ct114">
          <table:cell-address table:column="3" table:row="5" table:table="1"/>
          <office:change-info>
            <dc:creator> </dc:creator>
            <dc:date>2021-07-13T14:49:08.078417372</dc:date>
          </office:change-info>
          <table:previous table:id="ct92">
            <table:change-track-table-cell office:value-type="string">
              <text:p>870.47 M allocations: 28.000 GiB, 28.73% gc time, 0.55% compilation time)</text:p>
            </table:change-track-table-cell>
          </table:previous>
        </table:cell-content-change>
        <table:cell-content-change table:id="ct115">
          <table:cell-address table:column="3" table:row="6" table:table="1"/>
          <office:change-info>
            <dc:creator> </dc:creator>
            <dc:date>2021-07-13T14:49:08.078422538</dc:date>
          </office:change-info>
          <table:previous table:id="ct93">
            <table:change-track-table-cell office:value-type="string">
              <text:p>116.00 M allocations: 2.789 GiB, 17.59% gc time, 0.29% compilation time)</text:p>
            </table:change-track-table-cell>
          </table:previous>
        </table:cell-content-change>
        <table:cell-content-change table:id="ct116">
          <table:cell-address table:column="3" table:row="7" table:table="1"/>
          <office:change-info>
            <dc:creator> </dc:creator>
            <dc:date>2021-07-13T14:49:08.078426226</dc:date>
          </office:change-info>
          <table:previous table:id="ct94">
            <table:change-track-table-cell office:value-type="string">
              <text:p>443.77 M allocations: 13.818 GiB, 23.24% gc time, 0.14% compilation time)</text:p>
            </table:change-track-table-cell>
          </table:previous>
        </table:cell-content-change>
        <table:cell-content-change table:id="ct117">
          <table:cell-address table:column="3" table:row="8" table:table="1"/>
          <office:change-info>
            <dc:creator> </dc:creator>
            <dc:date>2021-07-13T14:49:08.078430042</dc:date>
          </office:change-info>
          <table:previous table:id="ct95">
            <table:change-track-table-cell office:value-type="string">
              <text:p>49.27 M allocations: 1.151 GiB, 9.04% gc time, 0.21% compilation time)</text:p>
            </table:change-track-table-cell>
          </table:previous>
        </table:cell-content-change>
        <table:cell-content-change table:id="ct118">
          <table:cell-address table:column="3" table:row="9" table:table="1"/>
          <office:change-info>
            <dc:creator> </dc:creator>
            <dc:date>2021-07-13T14:49:08.078433667</dc:date>
          </office:change-info>
          <table:previous table:id="ct96">
            <table:change-track-table-cell office:value-type="string">
              <text:p>1.46 G allocations: 46.034 GiB, 25.54% gc time, 0.02% compilation time)</text:p>
            </table:change-track-table-cell>
          </table:previous>
        </table:cell-content-change>
        <table:cell-content-change table:id="ct119">
          <table:cell-address table:column="3" table:row="10" table:table="1"/>
          <office:change-info>
            <dc:creator> </dc:creator>
            <dc:date>2021-07-13T14:49:08.078437863</dc:date>
          </office:change-info>
          <table:previous table:id="ct97">
            <table:change-track-table-cell office:value-type="string">
              <text:p>153.87 M allocations: 3.655 GiB, 14.78% gc time, 0.10% compilation time)</text:p>
            </table:change-track-table-cell>
          </table:previous>
        </table:cell-content-change>
        <table:cell-content-change table:id="ct120">
          <table:cell-address table:column="3" table:row="11" table:table="1"/>
          <office:change-info>
            <dc:creator> </dc:creator>
            <dc:date>2021-07-13T14:49:08.078441346</dc:date>
          </office:change-info>
          <table:previous table:id="ct98">
            <table:change-track-table-cell office:value-type="string">
              <text:p>492.75 M allocations: 14.886 GiB, 22.76% gc time, 0.27% compilation time)</text:p>
            </table:change-track-table-cell>
          </table:previous>
        </table:cell-content-change>
        <table:cell-content-change table:id="ct121">
          <table:cell-address table:column="3" table:row="12" table:table="1"/>
          <office:change-info>
            <dc:creator> </dc:creator>
            <dc:date>2021-07-13T14:49:08.078445533</dc:date>
          </office:change-info>
          <table:previous table:id="ct99">
            <table:change-track-table-cell office:value-type="string">
              <text:p>144.69 M allocations: 3.482 GiB, 22.10% gc time, 0.11% compilation time)</text:p>
            </table:change-track-table-cell>
          </table:previous>
        </table:cell-content-change>
        <table:cell-content-change table:id="ct122">
          <table:cell-address table:column="3" table:row="13" table:table="1"/>
          <office:change-info>
            <dc:creator> </dc:creator>
            <dc:date>2021-07-13T14:49:08.078449207</dc:date>
          </office:change-info>
          <table:previous table:id="ct100">
            <table:change-track-table-cell office:value-type="string">
              <text:p>136.29 M allocations: 22.882 GiB, 56.55% gc time)</text:p>
            </table:change-track-table-cell>
          </table:previous>
        </table:cell-content-change>
        <table:cell-content-change table:id="ct123">
          <table:cell-address table:column="3" table:row="14" table:table="1"/>
          <office:change-info>
            <dc:creator> </dc:creator>
            <dc:date>2021-07-13T14:49:08.078453371</dc:date>
          </office:change-info>
          <table:previous table:id="ct101">
            <table:change-track-table-cell office:value-type="string">
              <text:p>824.58 M allocations: 26.224 GiB, 26.52% gc time, 0.21% compilation time)</text:p>
            </table:change-track-table-cell>
          </table:previous>
        </table:cell-content-change>
        <table:cell-content-change table:id="ct124">
          <table:cell-address table:column="3" table:row="15" table:table="1"/>
          <office:change-info>
            <dc:creator> </dc:creator>
            <dc:date>2021-07-13T14:49:08.078457084</dc:date>
          </office:change-info>
          <table:previous table:id="ct102">
            <table:change-track-table-cell office:value-type="string">
              <text:p>113.77 M allocations: 2.646 GiB, 15.78% gc time, 0.08% compilation time)</text:p>
            </table:change-track-table-cell>
          </table:previous>
        </table:cell-content-change>
        <table:cell-content-change table:id="ct125">
          <table:cell-address table:column="3" table:row="16" table:table="1"/>
          <office:change-info>
            <dc:creator> </dc:creator>
            <dc:date>2021-07-13T14:49:08.078460590</dc:date>
          </office:change-info>
          <table:previous table:id="ct103">
            <table:change-track-table-cell office:value-type="string">
              <text:p>1.58 G allocations: 51.090 GiB, 27.92% gc time, 0.06% compilation time)</text:p>
            </table:change-track-table-cell>
          </table:previous>
        </table:cell-content-change>
        <table:cell-content-change table:id="ct126">
          <table:cell-address table:column="3" table:row="17" table:table="1"/>
          <office:change-info>
            <dc:creator> </dc:creator>
            <dc:date>2021-07-13T14:49:08.078464232</dc:date>
          </office:change-info>
          <table:previous table:id="ct104">
            <table:change-track-table-cell office:value-type="string">
              <text:p>195.25 M allocations: 4.641 GiB, 20.23% gc time)</text:p>
            </table:change-track-table-cell>
          </table:previous>
        </table:cell-content-change>
        <table:cell-content-change table:id="ct127">
          <table:cell-address table:column="3" table:row="18" table:table="1"/>
          <office:change-info>
            <dc:creator> </dc:creator>
            <dc:date>2021-07-13T14:49:08.078468234</dc:date>
          </office:change-info>
          <table:previous table:id="ct105">
            <table:change-track-table-cell office:value-type="string">
              <text:p>1.82 G allocations: 58.704 GiB, 25.83% gc time, 0.02% compilation time)</text:p>
            </table:change-track-table-cell>
          </table:previous>
        </table:cell-content-change>
        <table:cell-content-change table:id="ct128">
          <table:cell-address table:column="3" table:row="19" table:table="1"/>
          <office:change-info>
            <dc:creator> </dc:creator>
            <dc:date>2021-07-13T14:49:08.078471888</dc:date>
          </office:change-info>
          <table:previous table:id="ct106">
            <table:change-track-table-cell office:value-type="string">
              <text:p>264.71 M allocations: 6.188 GiB, 15.86% gc time)</text:p>
            </table:change-track-table-cell>
          </table:previous>
        </table:cell-content-change>
        <table:cell-content-change table:id="ct129">
          <table:cell-address table:column="3" table:row="20" table:table="1"/>
          <office:change-info>
            <dc:creator> </dc:creator>
            <dc:date>2021-07-13T14:49:08.078475624</dc:date>
          </office:change-info>
          <table:previous table:id="ct107">
            <table:change-track-table-cell office:value-type="string">
              <text:p>2.44 G allocations: 76.379 GiB, 23.81% gc time, 0.01% compilation time)</text:p>
            </table:change-track-table-cell>
          </table:previous>
        </table:cell-content-change>
        <table:cell-content-change table:id="ct130">
          <table:cell-address table:column="3" table:row="21" table:table="1"/>
          <office:change-info>
            <dc:creator> </dc:creator>
            <dc:date>2021-07-13T14:49:08.078479368</dc:date>
          </office:change-info>
          <table:previous table:id="ct108">
            <table:change-track-table-cell office:value-type="string">
              <text:p>348.91 M allocations: 8.327 GiB, 16.25% gc time, 0.05% compilation time)</text:p>
            </table:change-track-table-cell>
          </table:previous>
        </table:cell-content-change>
        <table:cell-content-change table:id="ct131">
          <table:cell-address table:column="3" table:row="22" table:table="1"/>
          <office:change-info>
            <dc:creator> </dc:creator>
            <dc:date>2021-07-13T14:49:08.078483087</dc:date>
          </office:change-info>
          <table:previous table:id="ct109">
            <table:change-track-table-cell office:value-type="string">
              <text:p>1.13 G allocations: 32.220 GiB, 20.11% gc time, 0.02% compilation time)</text:p>
            </table:change-track-table-cell>
          </table:previous>
        </table:cell-content-change>
        <table:cell-content-change table:id="ct132">
          <table:cell-address table:column="3" table:row="23" table:table="1"/>
          <office:change-info>
            <dc:creator> </dc:creator>
            <dc:date>2021-07-13T14:49:08.078486738</dc:date>
          </office:change-info>
          <table:previous table:id="ct110">
            <table:change-track-table-cell office:value-type="string">
              <text:p>323.86 M allocations: 7.647 GiB, 20.59% gc time)</text:p>
            </table:change-track-table-cell>
          </table:previous>
        </table:cell-content-change>
        <table:cell-content-change table:id="ct133">
          <table:cell-address table:column="3" table:row="2" table:table="1"/>
          <office:change-info>
            <dc:creator> </dc:creator>
            <dc:date>2021-07-13T14:49:11.350371063</dc:date>
          </office:change-info>
          <table:previous table:id="ct111">
            <table:change-track-table-cell/>
          </table:previous>
        </table:cell-content-change>
        <table:cell-content-change table:id="ct134">
          <table:cell-address table:column="3" table:row="3" table:table="1"/>
          <office:change-info>
            <dc:creator> </dc:creator>
            <dc:date>2021-07-13T14:49:11.350382473</dc:date>
          </office:change-info>
          <table:previous table:id="ct112">
            <table:change-track-table-cell/>
          </table:previous>
        </table:cell-content-change>
        <table:cell-content-change table:id="ct135">
          <table:cell-address table:column="3" table:row="4" table:table="1"/>
          <office:change-info>
            <dc:creator> </dc:creator>
            <dc:date>2021-07-13T14:49:11.350385548</dc:date>
          </office:change-info>
          <table:previous table:id="ct113">
            <table:change-track-table-cell/>
          </table:previous>
        </table:cell-content-change>
        <table:cell-content-change table:id="ct136">
          <table:cell-address table:column="3" table:row="5" table:table="1"/>
          <office:change-info>
            <dc:creator> </dc:creator>
            <dc:date>2021-07-13T14:49:11.350387718</dc:date>
          </office:change-info>
          <table:previous table:id="ct114">
            <table:change-track-table-cell/>
          </table:previous>
        </table:cell-content-change>
        <table:cell-content-change table:id="ct137">
          <table:cell-address table:column="3" table:row="6" table:table="1"/>
          <office:change-info>
            <dc:creator> </dc:creator>
            <dc:date>2021-07-13T14:49:11.350389509</dc:date>
          </office:change-info>
          <table:previous table:id="ct115">
            <table:change-track-table-cell/>
          </table:previous>
        </table:cell-content-change>
        <table:cell-content-change table:id="ct138">
          <table:cell-address table:column="3" table:row="7" table:table="1"/>
          <office:change-info>
            <dc:creator> </dc:creator>
            <dc:date>2021-07-13T14:49:11.350391420</dc:date>
          </office:change-info>
          <table:previous table:id="ct116">
            <table:change-track-table-cell/>
          </table:previous>
        </table:cell-content-change>
        <table:cell-content-change table:id="ct139">
          <table:cell-address table:column="3" table:row="8" table:table="1"/>
          <office:change-info>
            <dc:creator> </dc:creator>
            <dc:date>2021-07-13T14:49:11.350393101</dc:date>
          </office:change-info>
          <table:previous table:id="ct117">
            <table:change-track-table-cell/>
          </table:previous>
        </table:cell-content-change>
        <table:cell-content-change table:id="ct140">
          <table:cell-address table:column="3" table:row="9" table:table="1"/>
          <office:change-info>
            <dc:creator> </dc:creator>
            <dc:date>2021-07-13T14:49:11.350394722</dc:date>
          </office:change-info>
          <table:previous table:id="ct118">
            <table:change-track-table-cell/>
          </table:previous>
        </table:cell-content-change>
        <table:cell-content-change table:id="ct141">
          <table:cell-address table:column="3" table:row="10" table:table="1"/>
          <office:change-info>
            <dc:creator> </dc:creator>
            <dc:date>2021-07-13T14:49:11.350396368</dc:date>
          </office:change-info>
          <table:previous table:id="ct119">
            <table:change-track-table-cell/>
          </table:previous>
        </table:cell-content-change>
        <table:cell-content-change table:id="ct142">
          <table:cell-address table:column="3" table:row="11" table:table="1"/>
          <office:change-info>
            <dc:creator> </dc:creator>
            <dc:date>2021-07-13T14:49:11.350398288</dc:date>
          </office:change-info>
          <table:previous table:id="ct120">
            <table:change-track-table-cell/>
          </table:previous>
        </table:cell-content-change>
        <table:cell-content-change table:id="ct143">
          <table:cell-address table:column="3" table:row="12" table:table="1"/>
          <office:change-info>
            <dc:creator> </dc:creator>
            <dc:date>2021-07-13T14:49:11.350400865</dc:date>
          </office:change-info>
          <table:previous table:id="ct121">
            <table:change-track-table-cell/>
          </table:previous>
        </table:cell-content-change>
        <table:cell-content-change table:id="ct144">
          <table:cell-address table:column="3" table:row="13" table:table="1"/>
          <office:change-info>
            <dc:creator> </dc:creator>
            <dc:date>2021-07-13T14:49:11.350402570</dc:date>
          </office:change-info>
          <table:previous table:id="ct122">
            <table:change-track-table-cell/>
          </table:previous>
        </table:cell-content-change>
        <table:cell-content-change table:id="ct145">
          <table:cell-address table:column="3" table:row="14" table:table="1"/>
          <office:change-info>
            <dc:creator> </dc:creator>
            <dc:date>2021-07-13T14:49:11.350404245</dc:date>
          </office:change-info>
          <table:previous table:id="ct123">
            <table:change-track-table-cell/>
          </table:previous>
        </table:cell-content-change>
        <table:cell-content-change table:id="ct146">
          <table:cell-address table:column="3" table:row="15" table:table="1"/>
          <office:change-info>
            <dc:creator> </dc:creator>
            <dc:date>2021-07-13T14:49:11.350405941</dc:date>
          </office:change-info>
          <table:previous table:id="ct124">
            <table:change-track-table-cell/>
          </table:previous>
        </table:cell-content-change>
        <table:cell-content-change table:id="ct147">
          <table:cell-address table:column="3" table:row="16" table:table="1"/>
          <office:change-info>
            <dc:creator> </dc:creator>
            <dc:date>2021-07-13T14:49:11.350408372</dc:date>
          </office:change-info>
          <table:previous table:id="ct125">
            <table:change-track-table-cell/>
          </table:previous>
        </table:cell-content-change>
        <table:cell-content-change table:id="ct148">
          <table:cell-address table:column="3" table:row="17" table:table="1"/>
          <office:change-info>
            <dc:creator> </dc:creator>
            <dc:date>2021-07-13T14:49:11.350410092</dc:date>
          </office:change-info>
          <table:previous table:id="ct126">
            <table:change-track-table-cell/>
          </table:previous>
        </table:cell-content-change>
        <table:cell-content-change table:id="ct149">
          <table:cell-address table:column="3" table:row="18" table:table="1"/>
          <office:change-info>
            <dc:creator> </dc:creator>
            <dc:date>2021-07-13T14:49:11.350411774</dc:date>
          </office:change-info>
          <table:previous table:id="ct127">
            <table:change-track-table-cell/>
          </table:previous>
        </table:cell-content-change>
        <table:cell-content-change table:id="ct150">
          <table:cell-address table:column="3" table:row="19" table:table="1"/>
          <office:change-info>
            <dc:creator> </dc:creator>
            <dc:date>2021-07-13T14:49:11.350413450</dc:date>
          </office:change-info>
          <table:previous table:id="ct128">
            <table:change-track-table-cell/>
          </table:previous>
        </table:cell-content-change>
        <table:cell-content-change table:id="ct151">
          <table:cell-address table:column="3" table:row="20" table:table="1"/>
          <office:change-info>
            <dc:creator> </dc:creator>
            <dc:date>2021-07-13T14:49:11.350416076</dc:date>
          </office:change-info>
          <table:previous table:id="ct129">
            <table:change-track-table-cell/>
          </table:previous>
        </table:cell-content-change>
        <table:cell-content-change table:id="ct152">
          <table:cell-address table:column="3" table:row="21" table:table="1"/>
          <office:change-info>
            <dc:creator> </dc:creator>
            <dc:date>2021-07-13T14:49:11.350417703</dc:date>
          </office:change-info>
          <table:previous table:id="ct130">
            <table:change-track-table-cell/>
          </table:previous>
        </table:cell-content-change>
        <table:cell-content-change table:id="ct153">
          <table:cell-address table:column="3" table:row="22" table:table="1"/>
          <office:change-info>
            <dc:creator> </dc:creator>
            <dc:date>2021-07-13T14:49:11.350419306</dc:date>
          </office:change-info>
          <table:previous table:id="ct131">
            <table:change-track-table-cell/>
          </table:previous>
        </table:cell-content-change>
        <table:cell-content-change table:id="ct154">
          <table:cell-address table:column="3" table:row="23" table:table="1"/>
          <office:change-info>
            <dc:creator> </dc:creator>
            <dc:date>2021-07-13T14:49:11.350420905</dc:date>
          </office:change-info>
          <table:previous table:id="ct132">
            <table:change-track-table-cell/>
          </table:previous>
        </table:cell-content-change>
        <table:cell-content-change table:id="ct155">
          <table:cell-address table:column="3" table:row="2" table:table="1"/>
          <office:change-info>
            <dc:creator> </dc:creator>
            <dc:date>2021-07-13T14:49:11.350425666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3" table:table="1"/>
          <office:change-info>
            <dc:creator> </dc:creator>
            <dc:date>2021-07-13T14:49:11.350444683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4" table:table="1"/>
          <office:change-info>
            <dc:creator> </dc:creator>
            <dc:date>2021-07-13T14:49:11.350449063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5" table:table="1"/>
          <office:change-info>
            <dc:creator> </dc:creator>
            <dc:date>2021-07-13T14:49:11.350452748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6" table:table="1"/>
          <office:change-info>
            <dc:creator> </dc:creator>
            <dc:date>2021-07-13T14:49:11.35045747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7" table:table="1"/>
          <office:change-info>
            <dc:creator> </dc:creator>
            <dc:date>2021-07-13T14:49:11.350461162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8" table:table="1"/>
          <office:change-info>
            <dc:creator> </dc:creator>
            <dc:date>2021-07-13T14:49:11.350464744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9" table:table="1"/>
          <office:change-info>
            <dc:creator> </dc:creator>
            <dc:date>2021-07-13T14:49:11.350468353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10" table:table="1"/>
          <office:change-info>
            <dc:creator> </dc:creator>
            <dc:date>2021-07-13T14:49:11.350472036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11" table:table="1"/>
          <office:change-info>
            <dc:creator> </dc:creator>
            <dc:date>2021-07-13T14:49:11.350475542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12" table:table="1"/>
          <office:change-info>
            <dc:creator> </dc:creator>
            <dc:date>2021-07-13T14:49:11.350479299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13" table:table="1"/>
          <office:change-info>
            <dc:creator> </dc:creator>
            <dc:date>2021-07-13T14:49:11.350482792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" table:table="1"/>
          <office:change-info>
            <dc:creator> </dc:creator>
            <dc:date>2021-07-13T14:49:11.350486500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15" table:table="1"/>
          <office:change-info>
            <dc:creator> </dc:creator>
            <dc:date>2021-07-13T14:49:11.350490067</dc:date>
          </office:change-info>
          <table:previous>
            <table:change-track-table-cell/>
          </table:previous>
        </table:cell-content-change>
        <table:cell-content-change table:id="ct169">
          <table:cell-address table:column="3" table:row="16" table:table="1"/>
          <office:change-info>
            <dc:creator> </dc:creator>
            <dc:date>2021-07-13T14:49:11.350493868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17" table:table="1"/>
          <office:change-info>
            <dc:creator> </dc:creator>
            <dc:date>2021-07-13T14:49:11.350497460</dc:date>
          </office:change-info>
          <table:previous>
            <table:change-track-table-cell/>
          </table:previous>
        </table:cell-content-change>
        <table:cell-content-change table:id="ct171">
          <table:cell-address table:column="3" table:row="18" table:table="1"/>
          <office:change-info>
            <dc:creator> </dc:creator>
            <dc:date>2021-07-13T14:49:11.350502017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19" table:table="1"/>
          <office:change-info>
            <dc:creator> </dc:creator>
            <dc:date>2021-07-13T14:49:11.350505720</dc:date>
          </office:change-info>
          <table:previous>
            <table:change-track-table-cell/>
          </table:previous>
        </table:cell-content-change>
        <table:cell-content-change table:id="ct173">
          <table:cell-address table:column="3" table:row="20" table:table="1"/>
          <office:change-info>
            <dc:creator> </dc:creator>
            <dc:date>2021-07-13T14:49:11.350509314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21" table:table="1"/>
          <office:change-info>
            <dc:creator> </dc:creator>
            <dc:date>2021-07-13T14:49:11.350512926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22" table:table="1"/>
          <office:change-info>
            <dc:creator> </dc:creator>
            <dc:date>2021-07-13T14:49:11.350517766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23" table:table="1"/>
          <office:change-info>
            <dc:creator> </dc:creator>
            <dc:date>2021-07-13T14:49:11.350521683</dc:date>
          </office:change-info>
          <table:previous>
            <table:change-track-table-cell/>
          </table:previous>
        </table:cell-content-change>
        <table:cell-content-change table:id="ct177">
          <table:cell-address table:column="5" table:row="2" table:table="1"/>
          <office:change-info>
            <dc:creator> </dc:creator>
            <dc:date>2021-07-13T14:49:11.350526630</dc:date>
          </office:change-info>
          <table:previous>
            <table:change-track-table-cell/>
          </table:previous>
        </table:cell-content-change>
        <table:cell-content-change table:id="ct178">
          <table:cell-address table:column="5" table:row="3" table:table="1"/>
          <office:change-info>
            <dc:creator> </dc:creator>
            <dc:date>2021-07-13T14:49:11.350529974</dc:date>
          </office:change-info>
          <table:previous>
            <table:change-track-table-cell/>
          </table:previous>
        </table:cell-content-change>
        <table:cell-content-change table:id="ct179">
          <table:cell-address table:column="5" table:row="4" table:table="1"/>
          <office:change-info>
            <dc:creator> </dc:creator>
            <dc:date>2021-07-13T14:49:11.350532677</dc:date>
          </office:change-info>
          <table:previous>
            <table:change-track-table-cell/>
          </table:previous>
        </table:cell-content-change>
        <table:cell-content-change table:id="ct180">
          <table:cell-address table:column="5" table:row="5" table:table="1"/>
          <office:change-info>
            <dc:creator> </dc:creator>
            <dc:date>2021-07-13T14:49:11.350535747</dc:date>
          </office:change-info>
          <table:previous>
            <table:change-track-table-cell/>
          </table:previous>
        </table:cell-content-change>
        <table:cell-content-change table:id="ct181">
          <table:cell-address table:column="5" table:row="6" table:table="1"/>
          <office:change-info>
            <dc:creator> </dc:creator>
            <dc:date>2021-07-13T14:49:11.350538454</dc:date>
          </office:change-info>
          <table:previous>
            <table:change-track-table-cell/>
          </table:previous>
        </table:cell-content-change>
        <table:cell-content-change table:id="ct182">
          <table:cell-address table:column="5" table:row="7" table:table="1"/>
          <office:change-info>
            <dc:creator> </dc:creator>
            <dc:date>2021-07-13T14:49:11.350541487</dc:date>
          </office:change-info>
          <table:previous>
            <table:change-track-table-cell/>
          </table:previous>
        </table:cell-content-change>
        <table:cell-content-change table:id="ct183">
          <table:cell-address table:column="5" table:row="8" table:table="1"/>
          <office:change-info>
            <dc:creator> </dc:creator>
            <dc:date>2021-07-13T14:49:11.350544094</dc:date>
          </office:change-info>
          <table:previous>
            <table:change-track-table-cell/>
          </table:previous>
        </table:cell-content-change>
        <table:cell-content-change table:id="ct184">
          <table:cell-address table:column="5" table:row="9" table:table="1"/>
          <office:change-info>
            <dc:creator> </dc:creator>
            <dc:date>2021-07-13T14:49:11.350547094</dc:date>
          </office:change-info>
          <table:previous>
            <table:change-track-table-cell/>
          </table:previous>
        </table:cell-content-change>
        <table:cell-content-change table:id="ct185">
          <table:cell-address table:column="5" table:row="10" table:table="1"/>
          <office:change-info>
            <dc:creator> </dc:creator>
            <dc:date>2021-07-13T14:49:11.350550502</dc:date>
          </office:change-info>
          <table:previous>
            <table:change-track-table-cell/>
          </table:previous>
        </table:cell-content-change>
        <table:cell-content-change table:id="ct186">
          <table:cell-address table:column="5" table:row="11" table:table="1"/>
          <office:change-info>
            <dc:creator> </dc:creator>
            <dc:date>2021-07-13T14:49:11.350553206</dc:date>
          </office:change-info>
          <table:previous>
            <table:change-track-table-cell/>
          </table:previous>
        </table:cell-content-change>
        <table:cell-content-change table:id="ct187">
          <table:cell-address table:column="5" table:row="12" table:table="1"/>
          <office:change-info>
            <dc:creator> </dc:creator>
            <dc:date>2021-07-13T14:49:11.350555880</dc:date>
          </office:change-info>
          <table:previous>
            <table:change-track-table-cell/>
          </table:previous>
        </table:cell-content-change>
        <table:cell-content-change table:id="ct188">
          <table:cell-address table:column="5" table:row="13" table:table="1"/>
          <office:change-info>
            <dc:creator> </dc:creator>
            <dc:date>2021-07-13T14:49:11.350559276</dc:date>
          </office:change-info>
          <table:previous>
            <table:change-track-table-cell/>
          </table:previous>
        </table:cell-content-change>
        <table:cell-content-change table:id="ct189">
          <table:cell-address table:column="5" table:row="14" table:table="1"/>
          <office:change-info>
            <dc:creator> </dc:creator>
            <dc:date>2021-07-13T14:49:11.350562225</dc:date>
          </office:change-info>
          <table:previous>
            <table:change-track-table-cell/>
          </table:previous>
        </table:cell-content-change>
        <table:cell-content-change table:id="ct190">
          <table:cell-address table:column="5" table:row="15" table:table="1"/>
          <office:change-info>
            <dc:creator> </dc:creator>
            <dc:date>2021-07-13T14:49:11.350564906</dc:date>
          </office:change-info>
          <table:previous>
            <table:change-track-table-cell/>
          </table:previous>
        </table:cell-content-change>
        <table:cell-content-change table:id="ct191">
          <table:cell-address table:column="5" table:row="16" table:table="1"/>
          <office:change-info>
            <dc:creator> </dc:creator>
            <dc:date>2021-07-13T14:49:11.350567645</dc:date>
          </office:change-info>
          <table:previous>
            <table:change-track-table-cell/>
          </table:previous>
        </table:cell-content-change>
        <table:cell-content-change table:id="ct192">
          <table:cell-address table:column="5" table:row="17" table:table="1"/>
          <office:change-info>
            <dc:creator> </dc:creator>
            <dc:date>2021-07-13T14:49:11.350570576</dc:date>
          </office:change-info>
          <table:previous>
            <table:change-track-table-cell/>
          </table:previous>
        </table:cell-content-change>
        <table:cell-content-change table:id="ct193">
          <table:cell-address table:column="5" table:row="18" table:table="1"/>
          <office:change-info>
            <dc:creator> </dc:creator>
            <dc:date>2021-07-13T14:49:11.350573388</dc:date>
          </office:change-info>
          <table:previous>
            <table:change-track-table-cell/>
          </table:previous>
        </table:cell-content-change>
        <table:cell-content-change table:id="ct194">
          <table:cell-address table:column="5" table:row="19" table:table="1"/>
          <office:change-info>
            <dc:creator> </dc:creator>
            <dc:date>2021-07-13T14:49:11.350576037</dc:date>
          </office:change-info>
          <table:previous>
            <table:change-track-table-cell/>
          </table:previous>
        </table:cell-content-change>
        <table:cell-content-change table:id="ct195">
          <table:cell-address table:column="5" table:row="20" table:table="1"/>
          <office:change-info>
            <dc:creator> </dc:creator>
            <dc:date>2021-07-13T14:49:11.350578699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21" table:table="1"/>
          <office:change-info>
            <dc:creator> </dc:creator>
            <dc:date>2021-07-13T14:49:11.350581637</dc:date>
          </office:change-info>
          <table:previous>
            <table:change-track-table-cell/>
          </table:previous>
        </table:cell-content-change>
        <table:cell-content-change table:id="ct197">
          <table:cell-address table:column="5" table:row="22" table:table="1"/>
          <office:change-info>
            <dc:creator> </dc:creator>
            <dc:date>2021-07-13T14:49:11.350584379</dc:date>
          </office:change-info>
          <table:previous>
            <table:change-track-table-cell/>
          </table:previous>
        </table:cell-content-change>
        <table:cell-content-change table:id="ct198">
          <table:cell-address table:column="5" table:row="23" table:table="1"/>
          <office:change-info>
            <dc:creator> </dc:creator>
            <dc:date>2021-07-13T14:49:11.350587181</dc:date>
          </office:change-info>
          <table:previous>
            <table:change-track-table-cell/>
          </table:previous>
        </table:cell-content-change>
        <table:movement table:id="ct199">
          <table:source-range-address table:start-column="4" table:start-row="2" table:start-table="1" table:end-column="4" table:end-row="23" table:end-table="1"/>
          <table:target-range-address table:start-column="3" table:start-row="2" table:start-table="1" table:end-column="3" table:end-row="23" table:end-table="1"/>
          <office:change-info>
            <dc:creator> </dc:creator>
            <dc:date>2021-07-13T14:49:12.594769165</dc:date>
          </office:change-info>
          <table:deletions>
            <table:cell-content-deletion table:id="ct154">
              <table:change-track-table-cell office:value-type="float" office:value="20"/>
            </table:cell-content-deletion>
            <table:cell-content-deletion table:id="ct153">
              <table:change-track-table-cell office:value-type="float" office:value="20"/>
            </table:cell-content-deletion>
            <table:cell-content-deletion table:id="ct152">
              <table:change-track-table-cell office:value-type="float" office:value="20"/>
            </table:cell-content-deletion>
            <table:cell-content-deletion table:id="ct151">
              <table:change-track-table-cell office:value-type="float" office:value="20"/>
            </table:cell-content-deletion>
            <table:cell-content-deletion table:id="ct150">
              <table:change-track-table-cell office:value-type="float" office:value="20"/>
            </table:cell-content-deletion>
            <table:cell-content-deletion table:id="ct149">
              <table:change-track-table-cell office:value-type="float" office:value="20"/>
            </table:cell-content-deletion>
            <table:cell-content-deletion table:id="ct148">
              <table:change-track-table-cell office:value-type="float" office:value="20"/>
            </table:cell-content-deletion>
            <table:cell-content-deletion table:id="ct147">
              <table:change-track-table-cell office:value-type="float" office:value="20"/>
            </table:cell-content-deletion>
            <table:cell-content-deletion table:id="ct146">
              <table:change-track-table-cell office:value-type="float" office:value="20"/>
            </table:cell-content-deletion>
            <table:cell-content-deletion table:id="ct145">
              <table:change-track-table-cell office:value-type="float" office:value="20"/>
            </table:cell-content-deletion>
            <table:cell-content-deletion table:id="ct144">
              <table:change-track-table-cell office:value-type="float" office:value="20"/>
            </table:cell-content-deletion>
            <table:cell-content-deletion table:id="ct143">
              <table:change-track-table-cell office:value-type="float" office:value="20"/>
            </table:cell-content-deletion>
            <table:cell-content-deletion table:id="ct142">
              <table:change-track-table-cell office:value-type="float" office:value="20"/>
            </table:cell-content-deletion>
            <table:cell-content-deletion table:id="ct141">
              <table:change-track-table-cell office:value-type="float" office:value="20"/>
            </table:cell-content-deletion>
            <table:cell-content-deletion table:id="ct140">
              <table:change-track-table-cell office:value-type="float" office:value="20"/>
            </table:cell-content-deletion>
            <table:cell-content-deletion table:id="ct139">
              <table:change-track-table-cell office:value-type="float" office:value="20"/>
            </table:cell-content-deletion>
            <table:cell-content-deletion table:id="ct138">
              <table:change-track-table-cell office:value-type="float" office:value="20"/>
            </table:cell-content-deletion>
            <table:cell-content-deletion table:id="ct137">
              <table:change-track-table-cell office:value-type="float" office:value="20"/>
            </table:cell-content-deletion>
            <table:cell-content-deletion table:id="ct136">
              <table:change-track-table-cell office:value-type="float" office:value="20"/>
            </table:cell-content-deletion>
            <table:cell-content-deletion table:id="ct135">
              <table:change-track-table-cell office:value-type="float" office:value="20"/>
            </table:cell-content-deletion>
            <table:cell-content-deletion table:id="ct134">
              <table:change-track-table-cell office:value-type="float" office:value="20"/>
            </table:cell-content-deletion>
            <table:cell-content-deletion table:id="ct133">
              <table:change-track-table-cell office:value-type="float" office:value="20"/>
            </table:cell-content-deletion>
          </table:deletions>
        </table:movement>
        <table:cell-content-change table:id="ct222">
          <table:cell-address table:column="2" table:row="0" table:table="1"/>
          <office:change-info>
            <dc:creator> </dc:creator>
            <dc:date>2021-07-13T14:49:19.282886225</dc:date>
          </office:change-info>
          <table:previous>
            <table:change-track-table-cell/>
          </table:previous>
        </table:cell-content-change>
        <table:cell-content-change table:id="ct223">
          <table:cell-address table:column="3" table:row="0" table:table="1"/>
          <office:change-info>
            <dc:creator> </dc:creator>
            <dc:date>2021-07-13T14:49:20.316482662</dc:date>
          </office:change-info>
          <table:previous>
            <table:change-track-table-cell/>
          </table:previous>
        </table:cell-content-change>
        <table:cell-content-change table:id="ct224">
          <table:cell-address table:column="4" table:row="0" table:table="1"/>
          <office:change-info>
            <dc:creator> </dc:creator>
            <dc:date>2021-07-13T14:49:21.74956874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0" table:table="1"/>
          <office:change-info>
            <dc:creator> </dc:creator>
            <dc:date>2021-07-13T14:49:22.774997246</dc:date>
          </office:change-info>
          <table:previous>
            <table:change-track-table-cell/>
          </table:previous>
        </table:cell-content-change>
        <table:cell-content-change table:id="ct226">
          <table:cell-address table:column="6" table:row="0" table:table="1"/>
          <office:change-info>
            <dc:creator> </dc:creator>
            <dc:date>2021-07-13T14:49:24.041819628</dc:date>
          </office:change-info>
          <table:previous>
            <table:change-track-table-cell/>
          </table:previous>
        </table:cell-content-change>
        <table:cell-content-change table:id="ct227">
          <table:cell-address table:column="7" table:row="0" table:table="1"/>
          <office:change-info>
            <dc:creator> </dc:creator>
            <dc:date>2021-07-13T14:49:24.964888407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2" table:table="1"/>
          <office:change-info>
            <dc:creator> </dc:creator>
            <dc:date>2021-07-13T14:49:26.406745180</dc:date>
          </office:change-info>
          <table:previous table:id="ct177">
            <table:change-track-table-cell office:value-type="string">
              <text:p>73.63 M allocations: 7.733 GiB, 63.84% gc time, 6.32% compilation time)</text:p>
            </table:change-track-table-cell>
          </table:previous>
        </table:cell-content-change>
        <table:cell-content-change table:id="ct229">
          <table:cell-address table:column="5" table:row="3" table:table="1"/>
          <office:change-info>
            <dc:creator> </dc:creator>
            <dc:date>2021-07-13T14:49:26.406763415</dc:date>
          </office:change-info>
          <table:previous table:id="ct178">
            <table:change-track-table-cell office:value-type="string">
              <text:p>478.73 M allocations: 16.183 GiB, 21.35% gc time, 15.73% compilation time)</text:p>
            </table:change-track-table-cell>
          </table:previous>
        </table:cell-content-change>
        <table:cell-content-change table:id="ct230">
          <table:cell-address table:column="5" table:row="4" table:table="1"/>
          <office:change-info>
            <dc:creator> </dc:creator>
            <dc:date>2021-07-13T14:49:26.406767587</dc:date>
          </office:change-info>
          <table:previous table:id="ct179">
            <table:change-track-table-cell office:value-type="string">
              <text:p>53.12 M allocations: 1.239 GiB, 14.99% gc time, 0.53% compilation time)</text:p>
            </table:change-track-table-cell>
          </table:previous>
        </table:cell-content-change>
        <table:cell-content-change table:id="ct231">
          <table:cell-address table:column="5" table:row="5" table:table="1"/>
          <office:change-info>
            <dc:creator> </dc:creator>
            <dc:date>2021-07-13T14:49:26.406771344</dc:date>
          </office:change-info>
          <table:previous table:id="ct180">
            <table:change-track-table-cell office:value-type="string">
              <text:p>870.47 M allocations: 28.000 GiB, 28.47% gc time, 0.56% compilation time)</text:p>
            </table:change-track-table-cell>
          </table:previous>
        </table:cell-content-change>
        <table:cell-content-change table:id="ct232">
          <table:cell-address table:column="5" table:row="6" table:table="1"/>
          <office:change-info>
            <dc:creator> </dc:creator>
            <dc:date>2021-07-13T14:49:26.406775982</dc:date>
          </office:change-info>
          <table:previous table:id="ct181">
            <table:change-track-table-cell office:value-type="string">
              <text:p>116.00 M allocations: 2.789 GiB, 15.63% gc time, 0.31% compilation time)</text:p>
            </table:change-track-table-cell>
          </table:previous>
        </table:cell-content-change>
        <table:cell-content-change table:id="ct233">
          <table:cell-address table:column="5" table:row="7" table:table="1"/>
          <office:change-info>
            <dc:creator> </dc:creator>
            <dc:date>2021-07-13T14:49:26.406779308</dc:date>
          </office:change-info>
          <table:previous table:id="ct182">
            <table:change-track-table-cell office:value-type="string">
              <text:p>443.77 M allocations: 13.818 GiB, 23.38% gc time, 0.14% compilation time)</text:p>
            </table:change-track-table-cell>
          </table:previous>
        </table:cell-content-change>
        <table:cell-content-change table:id="ct234">
          <table:cell-address table:column="5" table:row="8" table:table="1"/>
          <office:change-info>
            <dc:creator> </dc:creator>
            <dc:date>2021-07-13T14:49:26.406783094</dc:date>
          </office:change-info>
          <table:previous table:id="ct183">
            <table:change-track-table-cell office:value-type="string">
              <text:p>49.27 M allocations: 1.151 GiB, 9.30% gc time, 0.21% compilation time)</text:p>
            </table:change-track-table-cell>
          </table:previous>
        </table:cell-content-change>
        <table:cell-content-change table:id="ct235">
          <table:cell-address table:column="5" table:row="9" table:table="1"/>
          <office:change-info>
            <dc:creator> </dc:creator>
            <dc:date>2021-07-13T14:49:26.406786618</dc:date>
          </office:change-info>
          <table:previous table:id="ct184">
            <table:change-track-table-cell office:value-type="string">
              <text:p>1.46 G allocations: 46.034 GiB, 24.31% gc time, 0.03% compilation time)</text:p>
            </table:change-track-table-cell>
          </table:previous>
        </table:cell-content-change>
        <table:cell-content-change table:id="ct236">
          <table:cell-address table:column="5" table:row="10" table:table="1"/>
          <office:change-info>
            <dc:creator> </dc:creator>
            <dc:date>2021-07-13T14:49:26.406789879</dc:date>
          </office:change-info>
          <table:previous table:id="ct185">
            <table:change-track-table-cell office:value-type="string">
              <text:p>153.87 M allocations: 3.655 GiB, 14.99% gc time, 0.10% compilation time)</text:p>
            </table:change-track-table-cell>
          </table:previous>
        </table:cell-content-change>
        <table:cell-content-change table:id="ct237">
          <table:cell-address table:column="5" table:row="11" table:table="1"/>
          <office:change-info>
            <dc:creator> </dc:creator>
            <dc:date>2021-07-13T14:49:26.406793716</dc:date>
          </office:change-info>
          <table:previous table:id="ct186">
            <table:change-track-table-cell office:value-type="string">
              <text:p>492.75 M allocations: 14.886 GiB, 22.78% gc time, 0.28% compilation time)</text:p>
            </table:change-track-table-cell>
          </table:previous>
        </table:cell-content-change>
        <table:cell-content-change table:id="ct238">
          <table:cell-address table:column="5" table:row="12" table:table="1"/>
          <office:change-info>
            <dc:creator> </dc:creator>
            <dc:date>2021-07-13T14:49:26.406798081</dc:date>
          </office:change-info>
          <table:previous table:id="ct187">
            <table:change-track-table-cell office:value-type="string">
              <text:p>144.69 M allocations: 3.482 GiB, 18.46% gc time, 0.11% compilation time)</text:p>
            </table:change-track-table-cell>
          </table:previous>
        </table:cell-content-change>
        <table:cell-content-change table:id="ct239">
          <table:cell-address table:column="5" table:row="13" table:table="1"/>
          <office:change-info>
            <dc:creator> </dc:creator>
            <dc:date>2021-07-13T14:49:26.406802267</dc:date>
          </office:change-info>
          <table:previous table:id="ct188">
            <table:change-track-table-cell office:value-type="string">
              <text:p>136.29 M allocations: 22.882 GiB, 27.72% gc time)</text:p>
            </table:change-track-table-cell>
          </table:previous>
        </table:cell-content-change>
        <table:cell-content-change table:id="ct240">
          <table:cell-address table:column="5" table:row="14" table:table="1"/>
          <office:change-info>
            <dc:creator> </dc:creator>
            <dc:date>2021-07-13T14:49:26.406806106</dc:date>
          </office:change-info>
          <table:previous table:id="ct189">
            <table:change-track-table-cell office:value-type="string">
              <text:p>824.58 M allocations: 26.224 GiB, 26.13% gc time, 0.21% compilation time)</text:p>
            </table:change-track-table-cell>
          </table:previous>
        </table:cell-content-change>
        <table:cell-content-change table:id="ct241">
          <table:cell-address table:column="5" table:row="15" table:table="1"/>
          <office:change-info>
            <dc:creator> </dc:creator>
            <dc:date>2021-07-13T14:49:26.406809439</dc:date>
          </office:change-info>
          <table:previous table:id="ct190">
            <table:change-track-table-cell office:value-type="string">
              <text:p>113.77 M allocations: 2.646 GiB, 16.72% gc time, 0.07% compilation time)</text:p>
            </table:change-track-table-cell>
          </table:previous>
        </table:cell-content-change>
        <table:cell-content-change table:id="ct242">
          <table:cell-address table:column="5" table:row="16" table:table="1"/>
          <office:change-info>
            <dc:creator> </dc:creator>
            <dc:date>2021-07-13T14:49:26.406813920</dc:date>
          </office:change-info>
          <table:previous table:id="ct191">
            <table:change-track-table-cell office:value-type="string">
              <text:p>1.58 G allocations: 51.090 GiB, 29.50% gc time, 0.06% compilation time)</text:p>
            </table:change-track-table-cell>
          </table:previous>
        </table:cell-content-change>
        <table:cell-content-change table:id="ct243">
          <table:cell-address table:column="5" table:row="17" table:table="1"/>
          <office:change-info>
            <dc:creator> </dc:creator>
            <dc:date>2021-07-13T14:49:26.406817914</dc:date>
          </office:change-info>
          <table:previous table:id="ct192">
            <table:change-track-table-cell office:value-type="string">
              <text:p>195.25 M allocations: 4.641 GiB, 15.74% gc time)</text:p>
            </table:change-track-table-cell>
          </table:previous>
        </table:cell-content-change>
        <table:cell-content-change table:id="ct244">
          <table:cell-address table:column="5" table:row="18" table:table="1"/>
          <office:change-info>
            <dc:creator> </dc:creator>
            <dc:date>2021-07-13T14:49:26.406821638</dc:date>
          </office:change-info>
          <table:previous table:id="ct193">
            <table:change-track-table-cell office:value-type="string">
              <text:p>1.82 G allocations: 58.704 GiB, 25.69% gc time, 0.02% compilation time)</text:p>
            </table:change-track-table-cell>
          </table:previous>
        </table:cell-content-change>
        <table:cell-content-change table:id="ct245">
          <table:cell-address table:column="5" table:row="19" table:table="1"/>
          <office:change-info>
            <dc:creator> </dc:creator>
            <dc:date>2021-07-13T14:49:26.406825388</dc:date>
          </office:change-info>
          <table:previous table:id="ct194">
            <table:change-track-table-cell office:value-type="string">
              <text:p>264.71 M allocations: 6.188 GiB, 14.48% gc time)</text:p>
            </table:change-track-table-cell>
          </table:previous>
        </table:cell-content-change>
        <table:cell-content-change table:id="ct246">
          <table:cell-address table:column="5" table:row="20" table:table="1"/>
          <office:change-info>
            <dc:creator> </dc:creator>
            <dc:date>2021-07-13T14:49:26.406829331</dc:date>
          </office:change-info>
          <table:previous table:id="ct195">
            <table:change-track-table-cell office:value-type="string">
              <text:p>2.44 G allocations: 76.379 GiB, 24.70% gc time, 0.01% compilation time)</text:p>
            </table:change-track-table-cell>
          </table:previous>
        </table:cell-content-change>
        <table:cell-content-change table:id="ct247">
          <table:cell-address table:column="5" table:row="21" table:table="1"/>
          <office:change-info>
            <dc:creator> </dc:creator>
            <dc:date>2021-07-13T14:49:26.406833266</dc:date>
          </office:change-info>
          <table:previous table:id="ct196">
            <table:change-track-table-cell office:value-type="string">
              <text:p>348.91 M allocations: 8.327 GiB, 16.55% gc time, 0.05% compilation time)</text:p>
            </table:change-track-table-cell>
          </table:previous>
        </table:cell-content-change>
        <table:cell-content-change table:id="ct248">
          <table:cell-address table:column="5" table:row="22" table:table="1"/>
          <office:change-info>
            <dc:creator> </dc:creator>
            <dc:date>2021-07-13T14:49:26.406837149</dc:date>
          </office:change-info>
          <table:previous table:id="ct197">
            <table:change-track-table-cell office:value-type="string">
              <text:p>1.13 G allocations: 32.220 GiB, 19.98% gc time, 0.02% compilation time)</text:p>
            </table:change-track-table-cell>
          </table:previous>
        </table:cell-content-change>
        <table:cell-content-change table:id="ct249">
          <table:cell-address table:column="5" table:row="23" table:table="1"/>
          <office:change-info>
            <dc:creator> </dc:creator>
            <dc:date>2021-07-13T14:49:26.406840986</dc:date>
          </office:change-info>
          <table:previous table:id="ct198">
            <table:change-track-table-cell office:value-type="string">
              <text:p>323.86 M allocations: 7.647 GiB, 20.57% gc time)</text:p>
            </table:change-track-table-cell>
          </table:previous>
        </table:cell-content-change>
        <table:movement table:id="ct250">
          <table:source-range-address table:start-column="1" table:start-row="2" table:start-table="1" table:end-column="1" table:end-row="23" table:end-table="1"/>
          <table:target-range-address table:start-column="4" table:start-row="2" table:start-table="1" table:end-column="4" table:end-row="23" table:end-table="1"/>
          <office:change-info>
            <dc:creator> </dc:creator>
            <dc:date>2021-07-13T14:49:16.886299995</dc:date>
          </office:change-info>
          <table:dependencies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</table:dependencies>
        </table:movement>
        <table:cell-content-change table:id="ct251">
          <table:cell-address table:column="5" table:row="2" table:table="1"/>
          <office:change-info>
            <dc:creator> </dc:creator>
            <dc:date>2021-07-13T14:49:43.939654038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3" table:table="1"/>
          <office:change-info>
            <dc:creator> </dc:creator>
            <dc:date>2021-07-13T14:49:43.939664895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4" table:table="1"/>
          <office:change-info>
            <dc:creator> </dc:creator>
            <dc:date>2021-07-13T14:49:43.939670307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5" table:table="1"/>
          <office:change-info>
            <dc:creator> </dc:creator>
            <dc:date>2021-07-13T14:49:43.939675119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" table:table="1"/>
          <office:change-info>
            <dc:creator> </dc:creator>
            <dc:date>2021-07-13T14:49:43.939680474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" table:table="1"/>
          <office:change-info>
            <dc:creator> </dc:creator>
            <dc:date>2021-07-13T14:49:43.93968485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8" table:table="1"/>
          <office:change-info>
            <dc:creator> </dc:creator>
            <dc:date>2021-07-13T14:49:43.939689815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9" table:table="1"/>
          <office:change-info>
            <dc:creator> </dc:creator>
            <dc:date>2021-07-13T14:49:43.939694483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10" table:table="1"/>
          <office:change-info>
            <dc:creator> </dc:creator>
            <dc:date>2021-07-13T14:49:43.939698872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11" table:table="1"/>
          <office:change-info>
            <dc:creator> </dc:creator>
            <dc:date>2021-07-13T14:49:43.93970379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12" table:table="1"/>
          <office:change-info>
            <dc:creator> </dc:creator>
            <dc:date>2021-07-13T14:49:43.939708231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" table:table="1"/>
          <office:change-info>
            <dc:creator> </dc:creator>
            <dc:date>2021-07-13T14:49:43.939713062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14" table:table="1"/>
          <office:change-info>
            <dc:creator> </dc:creator>
            <dc:date>2021-07-13T14:49:43.939717764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15" table:table="1"/>
          <office:change-info>
            <dc:creator> </dc:creator>
            <dc:date>2021-07-13T14:49:43.939722525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16" table:table="1"/>
          <office:change-info>
            <dc:creator> </dc:creator>
            <dc:date>2021-07-13T14:49:43.939727754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17" table:table="1"/>
          <office:change-info>
            <dc:creator> </dc:creator>
            <dc:date>2021-07-13T14:49:43.939732688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18" table:table="1"/>
          <office:change-info>
            <dc:creator> </dc:creator>
            <dc:date>2021-07-13T14:49:43.9397378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9" table:table="1"/>
          <office:change-info>
            <dc:creator> </dc:creator>
            <dc:date>2021-07-13T14:49:43.939743418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20" table:table="1"/>
          <office:change-info>
            <dc:creator> </dc:creator>
            <dc:date>2021-07-13T14:49:43.939748042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21" table:table="1"/>
          <office:change-info>
            <dc:creator> </dc:creator>
            <dc:date>2021-07-13T14:49:43.939752737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22" table:table="1"/>
          <office:change-info>
            <dc:creator> </dc:creator>
            <dc:date>2021-07-13T14:49:43.93975839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23" table:table="1"/>
          <office:change-info>
            <dc:creator> </dc:creator>
            <dc:date>2021-07-13T14:49:43.939763305</dc:date>
          </office:change-info>
          <table:previous>
            <table:change-track-table-cell/>
          </table:previous>
        </table:cell-content-change>
        <table:cell-content-change table:id="ct273">
          <table:cell-address table:column="6" table:row="2" table:table="1"/>
          <office:change-info>
            <dc:creator> </dc:creator>
            <dc:date>2021-07-13T14:49:43.939768001</dc:date>
          </office:change-info>
          <table:previous>
            <table:change-track-table-cell/>
          </table:previous>
        </table:cell-content-change>
        <table:cell-content-change table:id="ct274">
          <table:cell-address table:column="6" table:row="3" table:table="1"/>
          <office:change-info>
            <dc:creator> </dc:creator>
            <dc:date>2021-07-13T14:49:43.939773089</dc:date>
          </office:change-info>
          <table:previous>
            <table:change-track-table-cell/>
          </table:previous>
        </table:cell-content-change>
        <table:cell-content-change table:id="ct275">
          <table:cell-address table:column="6" table:row="4" table:table="1"/>
          <office:change-info>
            <dc:creator> </dc:creator>
            <dc:date>2021-07-13T14:49:43.939778162</dc:date>
          </office:change-info>
          <table:previous>
            <table:change-track-table-cell/>
          </table:previous>
        </table:cell-content-change>
        <table:cell-content-change table:id="ct276">
          <table:cell-address table:column="6" table:row="5" table:table="1"/>
          <office:change-info>
            <dc:creator> </dc:creator>
            <dc:date>2021-07-13T14:49:43.939783133</dc:date>
          </office:change-info>
          <table:previous>
            <table:change-track-table-cell/>
          </table:previous>
        </table:cell-content-change>
        <table:cell-content-change table:id="ct277">
          <table:cell-address table:column="6" table:row="6" table:table="1"/>
          <office:change-info>
            <dc:creator> </dc:creator>
            <dc:date>2021-07-13T14:49:43.939788080</dc:date>
          </office:change-info>
          <table:previous>
            <table:change-track-table-cell/>
          </table:previous>
        </table:cell-content-change>
        <table:cell-content-change table:id="ct278">
          <table:cell-address table:column="6" table:row="7" table:table="1"/>
          <office:change-info>
            <dc:creator> </dc:creator>
            <dc:date>2021-07-13T14:49:43.939793776</dc:date>
          </office:change-info>
          <table:previous>
            <table:change-track-table-cell/>
          </table:previous>
        </table:cell-content-change>
        <table:cell-content-change table:id="ct279">
          <table:cell-address table:column="6" table:row="8" table:table="1"/>
          <office:change-info>
            <dc:creator> </dc:creator>
            <dc:date>2021-07-13T14:49:43.939799611</dc:date>
          </office:change-info>
          <table:previous>
            <table:change-track-table-cell/>
          </table:previous>
        </table:cell-content-change>
        <table:cell-content-change table:id="ct280">
          <table:cell-address table:column="6" table:row="9" table:table="1"/>
          <office:change-info>
            <dc:creator> </dc:creator>
            <dc:date>2021-07-13T14:49:43.93980552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0" table:table="1"/>
          <office:change-info>
            <dc:creator> </dc:creator>
            <dc:date>2021-07-13T14:49:43.939810650</dc:date>
          </office:change-info>
          <table:previous>
            <table:change-track-table-cell/>
          </table:previous>
        </table:cell-content-change>
        <table:cell-content-change table:id="ct282">
          <table:cell-address table:column="6" table:row="11" table:table="1"/>
          <office:change-info>
            <dc:creator> </dc:creator>
            <dc:date>2021-07-13T14:49:43.939815893</dc:date>
          </office:change-info>
          <table:previous>
            <table:change-track-table-cell/>
          </table:previous>
        </table:cell-content-change>
        <table:cell-content-change table:id="ct283">
          <table:cell-address table:column="6" table:row="12" table:table="1"/>
          <office:change-info>
            <dc:creator> </dc:creator>
            <dc:date>2021-07-13T14:49:43.939821071</dc:date>
          </office:change-info>
          <table:previous>
            <table:change-track-table-cell/>
          </table:previous>
        </table:cell-content-change>
        <table:cell-content-change table:id="ct284">
          <table:cell-address table:column="6" table:row="13" table:table="1"/>
          <office:change-info>
            <dc:creator> </dc:creator>
            <dc:date>2021-07-13T14:49:43.939826031</dc:date>
          </office:change-info>
          <table:previous>
            <table:change-track-table-cell/>
          </table:previous>
        </table:cell-content-change>
        <table:cell-content-change table:id="ct285">
          <table:cell-address table:column="6" table:row="14" table:table="1"/>
          <office:change-info>
            <dc:creator> </dc:creator>
            <dc:date>2021-07-13T14:49:43.939831268</dc:date>
          </office:change-info>
          <table:previous>
            <table:change-track-table-cell/>
          </table:previous>
        </table:cell-content-change>
        <table:cell-content-change table:id="ct286">
          <table:cell-address table:column="6" table:row="15" table:table="1"/>
          <office:change-info>
            <dc:creator> </dc:creator>
            <dc:date>2021-07-13T14:49:43.939836686</dc:date>
          </office:change-info>
          <table:previous>
            <table:change-track-table-cell/>
          </table:previous>
        </table:cell-content-change>
        <table:cell-content-change table:id="ct287">
          <table:cell-address table:column="6" table:row="16" table:table="1"/>
          <office:change-info>
            <dc:creator> </dc:creator>
            <dc:date>2021-07-13T14:49:43.939841721</dc:date>
          </office:change-info>
          <table:previous>
            <table:change-track-table-cell/>
          </table:previous>
        </table:cell-content-change>
        <table:cell-content-change table:id="ct288">
          <table:cell-address table:column="6" table:row="17" table:table="1"/>
          <office:change-info>
            <dc:creator> </dc:creator>
            <dc:date>2021-07-13T14:49:43.939846686</dc:date>
          </office:change-info>
          <table:previous>
            <table:change-track-table-cell/>
          </table:previous>
        </table:cell-content-change>
        <table:cell-content-change table:id="ct289">
          <table:cell-address table:column="6" table:row="18" table:table="1"/>
          <office:change-info>
            <dc:creator> </dc:creator>
            <dc:date>2021-07-13T14:49:43.939852403</dc:date>
          </office:change-info>
          <table:previous>
            <table:change-track-table-cell/>
          </table:previous>
        </table:cell-content-change>
        <table:cell-content-change table:id="ct290">
          <table:cell-address table:column="6" table:row="19" table:table="1"/>
          <office:change-info>
            <dc:creator> </dc:creator>
            <dc:date>2021-07-13T14:49:43.939857841</dc:date>
          </office:change-info>
          <table:previous>
            <table:change-track-table-cell/>
          </table:previous>
        </table:cell-content-change>
        <table:cell-content-change table:id="ct291">
          <table:cell-address table:column="6" table:row="20" table:table="1"/>
          <office:change-info>
            <dc:creator> </dc:creator>
            <dc:date>2021-07-13T14:49:43.939862985</dc:date>
          </office:change-info>
          <table:previous>
            <table:change-track-table-cell/>
          </table:previous>
        </table:cell-content-change>
        <table:cell-content-change table:id="ct292">
          <table:cell-address table:column="6" table:row="21" table:table="1"/>
          <office:change-info>
            <dc:creator> </dc:creator>
            <dc:date>2021-07-13T14:49:43.939868313</dc:date>
          </office:change-info>
          <table:previous>
            <table:change-track-table-cell/>
          </table:previous>
        </table:cell-content-change>
        <table:cell-content-change table:id="ct293">
          <table:cell-address table:column="6" table:row="22" table:table="1"/>
          <office:change-info>
            <dc:creator> </dc:creator>
            <dc:date>2021-07-13T14:49:43.939873405</dc:date>
          </office:change-info>
          <table:previous>
            <table:change-track-table-cell/>
          </table:previous>
        </table:cell-content-change>
        <table:cell-content-change table:id="ct294">
          <table:cell-address table:column="6" table:row="23" table:table="1"/>
          <office:change-info>
            <dc:creator> </dc:creator>
            <dc:date>2021-07-13T14:49:43.939878382</dc:date>
          </office:change-info>
          <table:previous>
            <table:change-track-table-cell/>
          </table:previous>
        </table:cell-content-change>
        <table:cell-content-change table:id="ct295">
          <table:cell-address table:column="7" table:row="2" table:table="1"/>
          <office:change-info>
            <dc:creator> </dc:creator>
            <dc:date>2021-07-13T14:49:43.939884236</dc:date>
          </office:change-info>
          <table:previous>
            <table:change-track-table-cell/>
          </table:previous>
        </table:cell-content-change>
        <table:cell-content-change table:id="ct296">
          <table:cell-address table:column="7" table:row="3" table:table="1"/>
          <office:change-info>
            <dc:creator> </dc:creator>
            <dc:date>2021-07-13T14:49:43.939889694</dc:date>
          </office:change-info>
          <table:previous>
            <table:change-track-table-cell/>
          </table:previous>
        </table:cell-content-change>
        <table:cell-content-change table:id="ct297">
          <table:cell-address table:column="7" table:row="4" table:table="1"/>
          <office:change-info>
            <dc:creator> </dc:creator>
            <dc:date>2021-07-13T14:49:43.939894893</dc:date>
          </office:change-info>
          <table:previous>
            <table:change-track-table-cell/>
          </table:previous>
        </table:cell-content-change>
        <table:cell-content-change table:id="ct298">
          <table:cell-address table:column="7" table:row="5" table:table="1"/>
          <office:change-info>
            <dc:creator> </dc:creator>
            <dc:date>2021-07-13T14:49:43.939900364</dc:date>
          </office:change-info>
          <table:previous>
            <table:change-track-table-cell/>
          </table:previous>
        </table:cell-content-change>
        <table:cell-content-change table:id="ct299">
          <table:cell-address table:column="7" table:row="6" table:table="1"/>
          <office:change-info>
            <dc:creator> </dc:creator>
            <dc:date>2021-07-13T14:49:43.939906003</dc:date>
          </office:change-info>
          <table:previous>
            <table:change-track-table-cell/>
          </table:previous>
        </table:cell-content-change>
        <table:cell-content-change table:id="ct300">
          <table:cell-address table:column="7" table:row="7" table:table="1"/>
          <office:change-info>
            <dc:creator> </dc:creator>
            <dc:date>2021-07-13T14:49:43.939911380</dc:date>
          </office:change-info>
          <table:previous>
            <table:change-track-table-cell/>
          </table:previous>
        </table:cell-content-change>
        <table:cell-content-change table:id="ct301">
          <table:cell-address table:column="7" table:row="8" table:table="1"/>
          <office:change-info>
            <dc:creator> </dc:creator>
            <dc:date>2021-07-13T14:49:43.939917386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9" table:table="1"/>
          <office:change-info>
            <dc:creator> </dc:creator>
            <dc:date>2021-07-13T14:49:43.939922879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0" table:table="1"/>
          <office:change-info>
            <dc:creator> </dc:creator>
            <dc:date>2021-07-13T14:49:43.939928386</dc:date>
          </office:change-info>
          <table:previous>
            <table:change-track-table-cell/>
          </table:previous>
        </table:cell-content-change>
        <table:cell-content-change table:id="ct304">
          <table:cell-address table:column="7" table:row="11" table:table="1"/>
          <office:change-info>
            <dc:creator> </dc:creator>
            <dc:date>2021-07-13T14:49:43.939934591</dc:date>
          </office:change-info>
          <table:previous>
            <table:change-track-table-cell/>
          </table:previous>
        </table:cell-content-change>
        <table:cell-content-change table:id="ct305">
          <table:cell-address table:column="7" table:row="12" table:table="1"/>
          <office:change-info>
            <dc:creator> </dc:creator>
            <dc:date>2021-07-13T14:49:43.939939815</dc:date>
          </office:change-info>
          <table:previous>
            <table:change-track-table-cell/>
          </table:previous>
        </table:cell-content-change>
        <table:cell-content-change table:id="ct306">
          <table:cell-address table:column="7" table:row="13" table:table="1"/>
          <office:change-info>
            <dc:creator> </dc:creator>
            <dc:date>2021-07-13T14:49:43.939945020</dc:date>
          </office:change-info>
          <table:previous>
            <table:change-track-table-cell/>
          </table:previous>
        </table:cell-content-change>
        <table:cell-content-change table:id="ct307">
          <table:cell-address table:column="7" table:row="14" table:table="1"/>
          <office:change-info>
            <dc:creator> </dc:creator>
            <dc:date>2021-07-13T14:49:43.939950522</dc:date>
          </office:change-info>
          <table:previous>
            <table:change-track-table-cell/>
          </table:previous>
        </table:cell-content-change>
        <table:cell-content-change table:id="ct308">
          <table:cell-address table:column="7" table:row="15" table:table="1"/>
          <office:change-info>
            <dc:creator> </dc:creator>
            <dc:date>2021-07-13T14:49:43.939956446</dc:date>
          </office:change-info>
          <table:previous>
            <table:change-track-table-cell/>
          </table:previous>
        </table:cell-content-change>
        <table:cell-content-change table:id="ct309">
          <table:cell-address table:column="7" table:row="16" table:table="1"/>
          <office:change-info>
            <dc:creator> </dc:creator>
            <dc:date>2021-07-13T14:49:43.939962017</dc:date>
          </office:change-info>
          <table:previous>
            <table:change-track-table-cell/>
          </table:previous>
        </table:cell-content-change>
        <table:cell-content-change table:id="ct310">
          <table:cell-address table:column="7" table:row="17" table:table="1"/>
          <office:change-info>
            <dc:creator> </dc:creator>
            <dc:date>2021-07-13T14:49:43.939967506</dc:date>
          </office:change-info>
          <table:previous>
            <table:change-track-table-cell/>
          </table:previous>
        </table:cell-content-change>
        <table:cell-content-change table:id="ct311">
          <table:cell-address table:column="7" table:row="18" table:table="1"/>
          <office:change-info>
            <dc:creator> </dc:creator>
            <dc:date>2021-07-13T14:49:43.939973471</dc:date>
          </office:change-info>
          <table:previous>
            <table:change-track-table-cell/>
          </table:previous>
        </table:cell-content-change>
        <table:cell-content-change table:id="ct312">
          <table:cell-address table:column="7" table:row="19" table:table="1"/>
          <office:change-info>
            <dc:creator> </dc:creator>
            <dc:date>2021-07-13T14:49:43.939980034</dc:date>
          </office:change-info>
          <table:previous>
            <table:change-track-table-cell/>
          </table:previous>
        </table:cell-content-change>
        <table:cell-content-change table:id="ct313">
          <table:cell-address table:column="7" table:row="20" table:table="1"/>
          <office:change-info>
            <dc:creator> </dc:creator>
            <dc:date>2021-07-13T14:49:43.939986000</dc:date>
          </office:change-info>
          <table:previous>
            <table:change-track-table-cell/>
          </table:previous>
        </table:cell-content-change>
        <table:cell-content-change table:id="ct314">
          <table:cell-address table:column="7" table:row="21" table:table="1"/>
          <office:change-info>
            <dc:creator> </dc:creator>
            <dc:date>2021-07-13T14:49:43.939991646</dc:date>
          </office:change-info>
          <table:previous>
            <table:change-track-table-cell/>
          </table:previous>
        </table:cell-content-change>
        <table:cell-content-change table:id="ct315">
          <table:cell-address table:column="7" table:row="22" table:table="1"/>
          <office:change-info>
            <dc:creator> </dc:creator>
            <dc:date>2021-07-13T14:49:43.939997706</dc:date>
          </office:change-info>
          <table:previous>
            <table:change-track-table-cell/>
          </table:previous>
        </table:cell-content-change>
        <table:cell-content-change table:id="ct316">
          <table:cell-address table:column="7" table:row="23" table:table="1"/>
          <office:change-info>
            <dc:creator> </dc:creator>
            <dc:date>2021-07-13T14:49:43.940004571</dc:date>
          </office:change-info>
          <table:previous>
            <table:change-track-table-cell/>
          </table:previous>
        </table:cell-content-change>
        <table:movement table:id="ct317">
          <table:source-range-address table:start-column="4" table:start-row="24" table:start-table="1" table:end-column="4" table:end-row="89" table:end-table="1"/>
          <table:target-range-address table:start-column="5" table:start-row="2" table:start-table="1" table:end-column="5" table:end-row="67" table:end-table="1"/>
          <office:change-info>
            <dc:creator> </dc:creator>
            <dc:date>2021-07-13T14:49:45.714328214</dc:date>
          </office:change-info>
          <table:dependencies>
            <table:dependency table:id="ct418"/>
            <table:dependency table:id="ct417"/>
            <table:dependency table:id="ct392"/>
            <table:dependency table:id="ct391"/>
            <table:dependency table:id="ct318"/>
          </table:dependencies>
          <table:deletions>
            <table:cell-content-deletion table:id="ct249">
              <table:change-track-table-cell/>
            </table:cell-content-deletion>
            <table:cell-content-deletion table:id="ct248">
              <table:change-track-table-cell/>
            </table:cell-content-deletion>
            <table:cell-content-deletion table:id="ct247">
              <table:change-track-table-cell/>
            </table:cell-content-deletion>
            <table:cell-content-deletion table:id="ct246">
              <table:change-track-table-cell/>
            </table:cell-content-deletion>
            <table:cell-content-deletion table:id="ct245">
              <table:change-track-table-cell/>
            </table:cell-content-deletion>
            <table:cell-content-deletion table:id="ct244">
              <table:change-track-table-cell/>
            </table:cell-content-deletion>
            <table:cell-content-deletion table:id="ct243">
              <table:change-track-table-cell/>
            </table:cell-content-deletion>
            <table:cell-content-deletion table:id="ct242">
              <table:change-track-table-cell/>
            </table:cell-content-deletion>
            <table:cell-content-deletion table:id="ct241">
              <table:change-track-table-cell/>
            </table:cell-content-deletion>
            <table:cell-content-deletion table:id="ct240">
              <table:change-track-table-cell/>
            </table:cell-content-deletion>
            <table:cell-content-deletion table:id="ct239">
              <table:change-track-table-cell/>
            </table:cell-content-deletion>
            <table:cell-content-deletion table:id="ct238">
              <table:change-track-table-cell/>
            </table:cell-content-deletion>
            <table:cell-content-deletion table:id="ct237">
              <table:change-track-table-cell/>
            </table:cell-content-deletion>
            <table:cell-content-deletion table:id="ct236">
              <table:change-track-table-cell/>
            </table:cell-content-deletion>
            <table:cell-content-deletion table:id="ct235">
              <table:change-track-table-cell/>
            </table:cell-content-deletion>
            <table:cell-content-deletion table:id="ct234">
              <table:change-track-table-cell/>
            </table:cell-content-deletion>
            <table:cell-content-deletion table:id="ct233">
              <table:change-track-table-cell/>
            </table:cell-content-deletion>
            <table:cell-content-deletion table:id="ct232">
              <table:change-track-table-cell/>
            </table:cell-content-deletion>
            <table:cell-content-deletion table:id="ct231">
              <table:change-track-table-cell/>
            </table:cell-content-deletion>
            <table:cell-content-deletion table:id="ct230">
              <table:change-track-table-cell/>
            </table:cell-content-deletion>
            <table:cell-content-deletion table:id="ct229">
              <table:change-track-table-cell/>
            </table:cell-content-deletion>
            <table:cell-content-deletion table:id="ct228">
              <table:change-track-table-cell/>
            </table:cell-content-deletion>
          </table:deletions>
        </table:movement>
        <table:movement table:id="ct318">
          <table:source-range-address table:start-column="5" table:start-row="24" table:start-table="1" table:end-column="5" table:end-row="67" table:end-table="1"/>
          <table:target-range-address table:start-column="6" table:start-row="2" table:start-table="1" table:end-column="6" table:end-row="45" table:end-table="1"/>
          <office:change-info>
            <dc:creator> </dc:creator>
            <dc:date>2021-07-13T14:49:49.080930020</dc:date>
          </office:change-info>
          <table:dependencies>
            <table:dependency table:id="ct420"/>
            <table:dependency table:id="ct419"/>
            <table:dependency table:id="ct394"/>
            <table:dependency table:id="ct393"/>
            <table:dependency table:id="ct319"/>
          </table:dependencies>
        </table:movement>
        <table:movement table:id="ct319">
          <table:source-range-address table:start-column="6" table:start-row="24" table:start-table="1" table:end-column="6" table:end-row="45" table:end-table="1"/>
          <table:target-range-address table:start-column="7" table:start-row="2" table:start-table="1" table:end-column="7" table:end-row="23" table:end-table="1"/>
          <office:change-info>
            <dc:creator> </dc:creator>
            <dc:date>2021-07-13T14:49:51.992641130</dc:date>
          </office:change-info>
          <table:dependencies>
            <table:dependency table:id="ct422"/>
            <table:dependency table:id="ct421"/>
            <table:dependency table:id="ct396"/>
            <table:dependency table:id="ct395"/>
          </table:dependencies>
        </table:movement>
        <table:cell-content-change table:id="ct320">
          <table:cell-address table:column="0" table:row="4" table:table="1"/>
          <office:change-info>
            <dc:creator> </dc:creator>
            <dc:date>2021-07-13T14:51:03.354337069</dc:date>
          </office:change-info>
          <table:previous>
            <table:change-track-table-cell/>
          </table:previous>
        </table:cell-content-change>
        <table:cell-content-change table:id="ct321">
          <table:cell-address table:column="0" table:row="4" table:table="1"/>
          <office:change-info>
            <dc:creator> </dc:creator>
            <dc:date>2021-07-13T14:51:03.354400207</dc:date>
          </office:change-info>
          <table:previous>
            <table:change-track-table-cell/>
          </table:previous>
        </table:cell-content-change>
        <table:cell-content-change table:id="ct322">
          <table:cell-address table:column="0" table:row="5" table:table="1"/>
          <office:change-info>
            <dc:creator> </dc:creator>
            <dc:date>2021-07-13T14:51:03.354415308</dc:date>
          </office:change-info>
          <table:previous>
            <table:change-track-table-cell/>
          </table:previous>
        </table:cell-content-change>
        <table:cell-content-change table:id="ct323">
          <table:cell-address table:column="0" table:row="6" table:table="1"/>
          <office:change-info>
            <dc:creator> </dc:creator>
            <dc:date>2021-07-13T14:51:03.354425573</dc:date>
          </office:change-info>
          <table:previous>
            <table:change-track-table-cell/>
          </table:previous>
        </table:cell-content-change>
        <table:cell-content-change table:id="ct324">
          <table:cell-address table:column="0" table:row="7" table:table="1"/>
          <office:change-info>
            <dc:creator> </dc:creator>
            <dc:date>2021-07-13T14:51:03.354435634</dc:date>
          </office:change-info>
          <table:previous>
            <table:change-track-table-cell/>
          </table:previous>
        </table:cell-content-change>
        <table:cell-content-change table:id="ct325">
          <table:cell-address table:column="0" table:row="8" table:table="1"/>
          <office:change-info>
            <dc:creator> </dc:creator>
            <dc:date>2021-07-13T14:51:03.354445539</dc:date>
          </office:change-info>
          <table:previous>
            <table:change-track-table-cell/>
          </table:previous>
        </table:cell-content-change>
        <table:cell-content-change table:id="ct326">
          <table:cell-address table:column="0" table:row="9" table:table="1"/>
          <office:change-info>
            <dc:creator> </dc:creator>
            <dc:date>2021-07-13T14:51:03.354455047</dc:date>
          </office:change-info>
          <table:previous>
            <table:change-track-table-cell/>
          </table:previous>
        </table:cell-content-change>
        <table:cell-content-change table:id="ct327">
          <table:cell-address table:column="0" table:row="10" table:table="1"/>
          <office:change-info>
            <dc:creator> </dc:creator>
            <dc:date>2021-07-13T14:51:03.354464802</dc:date>
          </office:change-info>
          <table:previous>
            <table:change-track-table-cell/>
          </table:previous>
        </table:cell-content-change>
        <table:cell-content-change table:id="ct328">
          <table:cell-address table:column="0" table:row="11" table:table="1"/>
          <office:change-info>
            <dc:creator> </dc:creator>
            <dc:date>2021-07-13T14:51:03.354474449</dc:date>
          </office:change-info>
          <table:previous>
            <table:change-track-table-cell/>
          </table:previous>
        </table:cell-content-change>
        <table:cell-content-change table:id="ct329">
          <table:cell-address table:column="0" table:row="12" table:table="1"/>
          <office:change-info>
            <dc:creator> </dc:creator>
            <dc:date>2021-07-13T14:51:03.354484206</dc:date>
          </office:change-info>
          <table:previous>
            <table:change-track-table-cell/>
          </table:previous>
        </table:cell-content-change>
        <table:cell-content-change table:id="ct330">
          <table:cell-address table:column="0" table:row="16" table:table="1"/>
          <office:change-info>
            <dc:creator> </dc:creator>
            <dc:date>2021-07-13T14:51:03.354494051</dc:date>
          </office:change-info>
          <table:previous>
            <table:change-track-table-cell/>
          </table:previous>
        </table:cell-content-change>
        <table:cell-content-change table:id="ct331">
          <table:cell-address table:column="0" table:row="17" table:table="1"/>
          <office:change-info>
            <dc:creator> </dc:creator>
            <dc:date>2021-07-13T14:51:03.354503815</dc:date>
          </office:change-info>
          <table:previous>
            <table:change-track-table-cell/>
          </table:previous>
        </table:cell-content-change>
        <table:cell-content-change table:id="ct332">
          <table:cell-address table:column="0" table:row="18" table:table="1"/>
          <office:change-info>
            <dc:creator> </dc:creator>
            <dc:date>2021-07-13T14:51:03.354513460</dc:date>
          </office:change-info>
          <table:previous>
            <table:change-track-table-cell/>
          </table:previous>
        </table:cell-content-change>
        <table:cell-content-change table:id="ct333">
          <table:cell-address table:column="0" table:row="16" table:table="1"/>
          <office:change-info>
            <dc:creator> </dc:creator>
            <dc:date>2021-07-13T14:51:03.354523323</dc:date>
          </office:change-info>
          <table:previous>
            <table:change-track-table-cell/>
          </table:previous>
        </table:cell-content-change>
        <table:cell-content-change table:id="ct334">
          <table:cell-address table:column="0" table:row="17" table:table="1"/>
          <office:change-info>
            <dc:creator> </dc:creator>
            <dc:date>2021-07-13T14:51:03.354533159</dc:date>
          </office:change-info>
          <table:previous>
            <table:change-track-table-cell/>
          </table:previous>
        </table:cell-content-change>
        <table:cell-content-change table:id="ct335">
          <table:cell-address table:column="0" table:row="18" table:table="1"/>
          <office:change-info>
            <dc:creator> </dc:creator>
            <dc:date>2021-07-13T14:51:03.354542843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19" table:table="1"/>
          <office:change-info>
            <dc:creator> </dc:creator>
            <dc:date>2021-07-13T14:51:03.354553844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20" table:table="1"/>
          <office:change-info>
            <dc:creator> </dc:creator>
            <dc:date>2021-07-13T14:51:03.354565670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4" table:table="1"/>
          <office:change-info>
            <dc:creator> </dc:creator>
            <dc:date>2021-07-13T14:51:03.354578220</dc:date>
          </office:change-info>
          <table:previous>
            <table:change-track-table-cell/>
          </table:previous>
        </table:cell-content-change>
        <table:cell-content-change table:id="ct339">
          <table:cell-address table:column="1" table:row="4" table:table="1"/>
          <office:change-info>
            <dc:creator> </dc:creator>
            <dc:date>2021-07-13T14:51:03.354589045</dc:date>
          </office:change-info>
          <table:previous>
            <table:change-track-table-cell/>
          </table:previous>
        </table:cell-content-change>
        <table:cell-content-change table:id="ct340">
          <table:cell-address table:column="1" table:row="5" table:table="1"/>
          <office:change-info>
            <dc:creator> </dc:creator>
            <dc:date>2021-07-13T14:51:03.354598644</dc:date>
          </office:change-info>
          <table:previous>
            <table:change-track-table-cell/>
          </table:previous>
        </table:cell-content-change>
        <table:cell-content-change table:id="ct341">
          <table:cell-address table:column="1" table:row="6" table:table="1"/>
          <office:change-info>
            <dc:creator> </dc:creator>
            <dc:date>2021-07-13T14:51:03.354607257</dc:date>
          </office:change-info>
          <table:previous>
            <table:change-track-table-cell/>
          </table:previous>
        </table:cell-content-change>
        <table:cell-content-change table:id="ct342">
          <table:cell-address table:column="1" table:row="7" table:table="1"/>
          <office:change-info>
            <dc:creator> </dc:creator>
            <dc:date>2021-07-13T14:51:03.354615611</dc:date>
          </office:change-info>
          <table:previous>
            <table:change-track-table-cell/>
          </table:previous>
        </table:cell-content-change>
        <table:cell-content-change table:id="ct343">
          <table:cell-address table:column="1" table:row="8" table:table="1"/>
          <office:change-info>
            <dc:creator> </dc:creator>
            <dc:date>2021-07-13T14:51:03.354624605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9" table:table="1"/>
          <office:change-info>
            <dc:creator> </dc:creator>
            <dc:date>2021-07-13T14:51:03.354633281</dc:date>
          </office:change-info>
          <table:previous>
            <table:change-track-table-cell/>
          </table:previous>
        </table:cell-content-change>
        <table:cell-content-change table:id="ct345">
          <table:cell-address table:column="1" table:row="10" table:table="1"/>
          <office:change-info>
            <dc:creator> </dc:creator>
            <dc:date>2021-07-13T14:51:03.354641791</dc:date>
          </office:change-info>
          <table:previous>
            <table:change-track-table-cell/>
          </table:previous>
        </table:cell-content-change>
        <table:cell-content-change table:id="ct346">
          <table:cell-address table:column="1" table:row="11" table:table="1"/>
          <office:change-info>
            <dc:creator> </dc:creator>
            <dc:date>2021-07-13T14:51:03.354649815</dc:date>
          </office:change-info>
          <table:previous>
            <table:change-track-table-cell/>
          </table:previous>
        </table:cell-content-change>
        <table:cell-content-change table:id="ct347">
          <table:cell-address table:column="1" table:row="12" table:table="1"/>
          <office:change-info>
            <dc:creator> </dc:creator>
            <dc:date>2021-07-13T14:51:03.354658016</dc:date>
          </office:change-info>
          <table:previous>
            <table:change-track-table-cell/>
          </table:previous>
        </table:cell-content-change>
        <table:cell-content-change table:id="ct348">
          <table:cell-address table:column="1" table:row="16" table:table="1"/>
          <office:change-info>
            <dc:creator> </dc:creator>
            <dc:date>2021-07-13T14:51:03.354667279</dc:date>
          </office:change-info>
          <table:previous>
            <table:change-track-table-cell/>
          </table:previous>
        </table:cell-content-change>
        <table:cell-content-change table:id="ct349">
          <table:cell-address table:column="1" table:row="17" table:table="1"/>
          <office:change-info>
            <dc:creator> </dc:creator>
            <dc:date>2021-07-13T14:51:03.354676783</dc:date>
          </office:change-info>
          <table:previous>
            <table:change-track-table-cell/>
          </table:previous>
        </table:cell-content-change>
        <table:cell-content-change table:id="ct350">
          <table:cell-address table:column="1" table:row="18" table:table="1"/>
          <office:change-info>
            <dc:creator> </dc:creator>
            <dc:date>2021-07-13T14:51:03.354686880</dc:date>
          </office:change-info>
          <table:previous>
            <table:change-track-table-cell/>
          </table:previous>
        </table:cell-content-change>
        <table:cell-content-change table:id="ct351">
          <table:cell-address table:column="1" table:row="16" table:table="1"/>
          <office:change-info>
            <dc:creator> </dc:creator>
            <dc:date>2021-07-13T14:51:03.354695737</dc:date>
          </office:change-info>
          <table:previous>
            <table:change-track-table-cell/>
          </table:previous>
        </table:cell-content-change>
        <table:cell-content-change table:id="ct352">
          <table:cell-address table:column="1" table:row="17" table:table="1"/>
          <office:change-info>
            <dc:creator> </dc:creator>
            <dc:date>2021-07-13T14:51:03.354704442</dc:date>
          </office:change-info>
          <table:previous>
            <table:change-track-table-cell/>
          </table:previous>
        </table:cell-content-change>
        <table:cell-content-change table:id="ct353">
          <table:cell-address table:column="1" table:row="18" table:table="1"/>
          <office:change-info>
            <dc:creator> </dc:creator>
            <dc:date>2021-07-13T14:51:03.3547130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" table:row="19" table:table="1"/>
          <office:change-info>
            <dc:creator> </dc:creator>
            <dc:date>2021-07-13T14:51:03.354722097</dc:date>
          </office:change-info>
          <table:previous>
            <table:change-track-table-cell/>
          </table:previous>
        </table:cell-content-change>
        <table:cell-content-change table:id="ct355">
          <table:cell-address table:column="1" table:row="20" table:table="1"/>
          <office:change-info>
            <dc:creator> </dc:creator>
            <dc:date>2021-07-13T14:51:03.354731107</dc:date>
          </office:change-info>
          <table:previous>
            <table:change-track-table-cell/>
          </table:previous>
        </table:cell-content-change>
        <table:movement table:id="ct356">
          <table:source-range-address table:start-column="0" table:start-row="13" table:start-table="1" table:end-column="1" table:end-row="20" table:end-table="1"/>
          <table:target-range-address table:start-column="0" table:start-row="16" table:start-table="1" table:end-column="1" table:end-row="23" table:end-table="1"/>
          <office:change-info>
            <dc:creator> </dc:creator>
            <dc:date>2021-07-13T14:51:15.260895730</dc:date>
          </office:change-info>
          <table:dependencies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379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</table:dependencies>
          <table:deletions>
            <table:cell-content-deletion table:id="ct355">
              <table:change-track-table-cell office:value-type="string">
                <text:p>stump_with_memoization,1,1,40,(20,45,30),false,Any[],TestOp_80</text:p>
              </table:change-track-table-cell>
            </table:cell-content-deletion>
            <table:cell-content-deletion table:id="ct354">
              <table:change-track-table-cell office:value-type="string">
                <text:p>stump_with_memoization,1,1,40,(20,45,30),false,Any[],TestOp_80</text:p>
              </table:change-track-table-cell>
            </table:cell-content-deletion>
            <table:cell-content-deletion table:id="ct353">
              <table:change-track-table-cell office:value-type="string">
                <text:p>stump_with_memoization,1,1,40,(20,45,30),false,Any[],TestOp_80</text:p>
              </table:change-track-table-cell>
            </table:cell-content-deletion>
            <table:cell-content-deletion table:id="ct352">
              <table:change-track-table-cell office:value-type="string">
                <text:p>stump_with_memoization,1,1,40,(20,45,30),false,Any[],TestOp_80</text:p>
              </table:change-track-table-cell>
            </table:cell-content-deletion>
            <table:cell-content-deletion table:id="ct351">
              <table:change-track-table-cell office:value-type="string">
                <text:p>stump_with_memoization,1,1,40,(20,45,30),false,Any[],TestOp_80</text:p>
              </table:change-track-table-cell>
            </table:cell-content-deletion>
            <table:cell-content-deletion table:id="ct337">
              <table:change-track-table-cell office:value-type="float" office:value="4"/>
            </table:cell-content-deletion>
            <table:cell-content-deletion table:id="ct336">
              <table:change-track-table-cell office:value-type="float" office:value="4"/>
            </table:cell-content-deletion>
            <table:cell-content-deletion table:id="ct335">
              <table:change-track-table-cell office:value-type="float" office:value="3"/>
            </table:cell-content-deletion>
            <table:cell-content-deletion table:id="ct334">
              <table:change-track-table-cell office:value-type="float" office:value="3"/>
            </table:cell-content-deletion>
            <table:cell-content-deletion table:id="ct333">
              <table:change-track-table-cell office:value-type="float" office:value="2"/>
            </table:cell-content-deletion>
          </table:deletions>
        </table:movement>
        <table:movement table:id="ct357">
          <table:source-range-address table:start-column="0" table:start-row="3" table:start-table="1" table:end-column="1" table:end-row="12" table:end-table="1"/>
          <table:target-range-address table:start-column="0" table:start-row="4" table:start-table="1" table:end-column="1" table:end-row="13" table:end-table="1"/>
          <office:change-info>
            <dc:creator> </dc:creator>
            <dc:date>2021-07-13T14:51:20.428827482</dc:date>
          </office:change-info>
          <table:dependencies>
            <table:dependency table:id="ct358"/>
          </table:dependencies>
          <table:deletions>
            <table:cell-content-deletion table:id="ct347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6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5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4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3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2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1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0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39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29">
              <table:change-track-table-cell office:value-type="float" office:value="5"/>
            </table:cell-content-deletion>
            <table:cell-content-deletion table:id="ct328">
              <table:change-track-table-cell office:value-type="float" office:value="5"/>
            </table:cell-content-deletion>
            <table:cell-content-deletion table:id="ct327">
              <table:change-track-table-cell office:value-type="float" office:value="4"/>
            </table:cell-content-deletion>
            <table:cell-content-deletion table:id="ct326">
              <table:change-track-table-cell office:value-type="float" office:value="4"/>
            </table:cell-content-deletion>
            <table:cell-content-deletion table:id="ct325">
              <table:change-track-table-cell office:value-type="float" office:value="3"/>
            </table:cell-content-deletion>
            <table:cell-content-deletion table:id="ct324">
              <table:change-track-table-cell office:value-type="float" office:value="3"/>
            </table:cell-content-deletion>
            <table:cell-content-deletion table:id="ct323">
              <table:change-track-table-cell office:value-type="float" office:value="2"/>
            </table:cell-content-deletion>
            <table:cell-content-deletion table:id="ct322">
              <table:change-track-table-cell office:value-type="float" office:value="2"/>
            </table:cell-content-deletion>
            <table:cell-content-deletion table:id="ct321">
              <table:change-track-table-cell office:value-type="float" office:value="1"/>
            </table:cell-content-deletion>
          </table:deletions>
        </table:movement>
        <table:movement table:id="ct358">
          <table:source-range-address table:start-column="0" table:start-row="4" table:start-table="1" table:end-column="1" table:end-row="13" table:end-table="1"/>
          <table:target-range-address table:start-column="0" table:start-row="3" table:start-table="1" table:end-column="1" table:end-row="12" table:end-table="1"/>
          <office:change-info>
            <dc:creator> </dc:creator>
            <dc:date>2021-07-13T14:53:01.426905285</dc:date>
          </office:change-info>
          <table:dependencies>
            <table:dependency table:id="ct379"/>
          </table:dependencies>
          <table:deletions>
            <table:cell-content-deletion table:id="ct347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6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5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4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3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2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1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40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39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38"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 table:id="ct329">
              <table:change-track-table-cell office:value-type="float" office:value="5"/>
            </table:cell-content-deletion>
            <table:cell-content-deletion table:id="ct328">
              <table:change-track-table-cell office:value-type="float" office:value="5"/>
            </table:cell-content-deletion>
            <table:cell-content-deletion table:id="ct327">
              <table:change-track-table-cell office:value-type="float" office:value="4"/>
            </table:cell-content-deletion>
            <table:cell-content-deletion table:id="ct326">
              <table:change-track-table-cell office:value-type="float" office:value="4"/>
            </table:cell-content-deletion>
            <table:cell-content-deletion table:id="ct325">
              <table:change-track-table-cell office:value-type="float" office:value="3"/>
            </table:cell-content-deletion>
            <table:cell-content-deletion table:id="ct324">
              <table:change-track-table-cell office:value-type="float" office:value="3"/>
            </table:cell-content-deletion>
            <table:cell-content-deletion table:id="ct323">
              <table:change-track-table-cell office:value-type="float" office:value="2"/>
            </table:cell-content-deletion>
            <table:cell-content-deletion table:id="ct322">
              <table:change-track-table-cell office:value-type="float" office:value="2"/>
            </table:cell-content-deletion>
            <table:cell-content-deletion table:id="ct321">
              <table:change-track-table-cell office:value-type="float" office:value="1"/>
            </table:cell-content-deletion>
            <table:cell-content-deletion table:id="ct320">
              <table:change-track-table-cell office:value-type="float" office:value="1"/>
            </table:cell-content-deletion>
            <table:cell-content-deletion>
              <table:cell-address table:column="0" table:row="5" table:table="1"/>
              <table:change-track-table-cell office:value-type="float" office:value="1"/>
            </table:cell-content-deletion>
            <table:cell-content-deletion>
              <table:cell-address table:column="0" table:row="6" table:table="1"/>
              <table:change-track-table-cell office:value-type="float" office:value="2"/>
            </table:cell-content-deletion>
            <table:cell-content-deletion>
              <table:cell-address table:column="0" table:row="7" table:table="1"/>
              <table:change-track-table-cell office:value-type="float" office:value="2"/>
            </table:cell-content-deletion>
            <table:cell-content-deletion>
              <table:cell-address table:column="0" table:row="8" table:table="1"/>
              <table:change-track-table-cell office:value-type="float" office:value="3"/>
            </table:cell-content-deletion>
            <table:cell-content-deletion>
              <table:cell-address table:column="0" table:row="9" table:table="1"/>
              <table:change-track-table-cell office:value-type="float" office:value="3"/>
            </table:cell-content-deletion>
            <table:cell-content-deletion>
              <table:cell-address table:column="0" table:row="10" table:table="1"/>
              <table:change-track-table-cell office:value-type="float" office:value="4"/>
            </table:cell-content-deletion>
            <table:cell-content-deletion>
              <table:cell-address table:column="0" table:row="11" table:table="1"/>
              <table:change-track-table-cell office:value-type="float" office:value="4"/>
            </table:cell-content-deletion>
            <table:cell-content-deletion>
              <table:cell-address table:column="0" table:row="12" table:table="1"/>
              <table:change-track-table-cell office:value-type="float" office:value="5"/>
            </table:cell-content-deletion>
            <table:cell-content-deletion>
              <table:cell-address table:column="1" table:row="5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6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7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8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9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10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11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  <table:cell-content-deletion>
              <table:cell-address table:column="1" table:row="12" table:table="1"/>
              <table:change-track-table-cell office:value-type="string">
                <text:p>stump_with_memoization,1,1,20,(20,45,30),false,Any[],TestOp_80</text:p>
              </table:change-track-table-cell>
            </table:cell-content-deletion>
          </table:deletions>
        </table:movement>
        <table:cell-content-change table:id="ct359">
          <table:cell-address table:column="0" table:row="14" table:table="1"/>
          <office:change-info>
            <dc:creator> </dc:creator>
            <dc:date>2021-07-13T14:53:09.455676974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15" table:table="1"/>
          <office:change-info>
            <dc:creator> </dc:creator>
            <dc:date>2021-07-13T14:53:09.455743546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16" table:table="1"/>
          <office:change-info>
            <dc:creator> </dc:creator>
            <dc:date>2021-07-13T14:53:09.455767988</dc:date>
          </office:change-info>
          <table:previous table:id="ct330">
            <table:change-track-table-cell office:value-type="float" office:value="1"/>
          </table:previous>
        </table:cell-content-change>
        <table:cell-content-change table:id="ct362">
          <table:cell-address table:column="0" table:row="17" table:table="1"/>
          <office:change-info>
            <dc:creator> </dc:creator>
            <dc:date>2021-07-13T14:53:09.455778529</dc:date>
          </office:change-info>
          <table:previous table:id="ct331">
            <table:change-track-table-cell office:value-type="float" office:value="1"/>
          </table:previous>
        </table:cell-content-change>
        <table:cell-content-change table:id="ct363">
          <table:cell-address table:column="0" table:row="18" table:table="1"/>
          <office:change-info>
            <dc:creator> </dc:creator>
            <dc:date>2021-07-13T14:53:09.455787069</dc:date>
          </office:change-info>
          <table:previous table:id="ct332">
            <table:change-track-table-cell office:value-type="float" office:value="2"/>
          </table:previous>
        </table:cell-content-change>
        <table:cell-content-change table:id="ct364">
          <table:cell-address table:column="0" table:row="19" table:table="1"/>
          <office:change-info>
            <dc:creator> </dc:creator>
            <dc:date>2021-07-13T14:53:09.455797065</dc:date>
          </office:change-info>
          <table:previous>
            <table:change-track-table-cell office:value-type="float" office:value="2"/>
          </table:previous>
        </table:cell-content-change>
        <table:cell-content-change table:id="ct365">
          <table:cell-address table:column="0" table:row="20" table:table="1"/>
          <office:change-info>
            <dc:creator> </dc:creator>
            <dc:date>2021-07-13T14:53:09.455818255</dc:date>
          </office:change-info>
          <table:previous>
            <table:change-track-table-cell office:value-type="float" office:value="3"/>
          </table:previous>
        </table:cell-content-change>
        <table:cell-content-change table:id="ct366">
          <table:cell-address table:column="0" table:row="21" table:table="1"/>
          <office:change-info>
            <dc:creator> </dc:creator>
            <dc:date>2021-07-13T14:53:09.455838971</dc:date>
          </office:change-info>
          <table:previous>
            <table:change-track-table-cell office:value-type="float" office:value="3"/>
          </table:previous>
        </table:cell-content-change>
        <table:cell-content-change table:id="ct367">
          <table:cell-address table:column="0" table:row="22" table:table="1"/>
          <office:change-info>
            <dc:creator> </dc:creator>
            <dc:date>2021-07-13T14:53:09.455859714</dc:date>
          </office:change-info>
          <table:previous>
            <table:change-track-table-cell office:value-type="float" office:value="4"/>
          </table:previous>
        </table:cell-content-change>
        <table:cell-content-change table:id="ct368">
          <table:cell-address table:column="0" table:row="23" table:table="1"/>
          <office:change-info>
            <dc:creator> </dc:creator>
            <dc:date>2021-07-13T14:53:09.455880886</dc:date>
          </office:change-info>
          <table:previous>
            <table:change-track-table-cell office:value-type="float" office:value="4"/>
          </table:previous>
        </table:cell-content-change>
        <table:cell-content-change table:id="ct369">
          <table:cell-address table:column="1" table:row="14" table:table="1"/>
          <office:change-info>
            <dc:creator> </dc:creator>
            <dc:date>2021-07-13T14:53:09.455899798</dc:date>
          </office:change-info>
          <table:previous>
            <table:change-track-table-cell/>
          </table:previous>
        </table:cell-content-change>
        <table:cell-content-change table:id="ct370">
          <table:cell-address table:column="1" table:row="15" table:table="1"/>
          <office:change-info>
            <dc:creator> </dc:creator>
            <dc:date>2021-07-13T14:53:09.455917532</dc:date>
          </office:change-info>
          <table:previous>
            <table:change-track-table-cell/>
          </table:previous>
        </table:cell-content-change>
        <table:cell-content-change table:id="ct371">
          <table:cell-address table:column="1" table:row="16" table:table="1"/>
          <office:change-info>
            <dc:creator> </dc:creator>
            <dc:date>2021-07-13T14:53:09.455935481</dc:date>
          </office:change-info>
          <table:previous table:id="ct348"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2">
          <table:cell-address table:column="1" table:row="17" table:table="1"/>
          <office:change-info>
            <dc:creator> </dc:creator>
            <dc:date>2021-07-13T14:53:09.455941736</dc:date>
          </office:change-info>
          <table:previous table:id="ct349"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3">
          <table:cell-address table:column="1" table:row="18" table:table="1"/>
          <office:change-info>
            <dc:creator> </dc:creator>
            <dc:date>2021-07-13T14:53:09.455949088</dc:date>
          </office:change-info>
          <table:previous table:id="ct350"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4">
          <table:cell-address table:column="1" table:row="19" table:table="1"/>
          <office:change-info>
            <dc:creator> </dc:creator>
            <dc:date>2021-07-13T14:53:09.455955308</dc:date>
          </office:change-info>
          <table:previous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5">
          <table:cell-address table:column="1" table:row="20" table:table="1"/>
          <office:change-info>
            <dc:creator> </dc:creator>
            <dc:date>2021-07-13T14:53:09.455973375</dc:date>
          </office:change-info>
          <table:previous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6">
          <table:cell-address table:column="1" table:row="21" table:table="1"/>
          <office:change-info>
            <dc:creator> </dc:creator>
            <dc:date>2021-07-13T14:53:09.455991145</dc:date>
          </office:change-info>
          <table:previous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7">
          <table:cell-address table:column="1" table:row="22" table:table="1"/>
          <office:change-info>
            <dc:creator> </dc:creator>
            <dc:date>2021-07-13T14:53:09.456011683</dc:date>
          </office:change-info>
          <table:previous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8">
          <table:cell-address table:column="1" table:row="23" table:table="1"/>
          <office:change-info>
            <dc:creator> </dc:creator>
            <dc:date>2021-07-13T14:53:09.456034416</dc:date>
          </office:change-info>
          <table:previous>
            <table:change-track-table-cell office:value-type="string">
              <text:p>stump_with_memoization,1,1,40,(20,45,30),false,Any[],TestOp_80</text:p>
            </table:change-track-table-cell>
          </table:previous>
        </table:cell-content-change>
        <table:cell-content-change table:id="ct379">
          <table:cell-address table:column="0" table:row="13" table:table="1"/>
          <office:change-info>
            <dc:creator> </dc:creator>
            <dc:date>2021-07-13T14:53:13.645192664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2" table:table="1"/>
          <office:change-info>
            <dc:creator> </dc:creator>
            <dc:date>2021-07-13T14:53:16.324332741</dc:date>
          </office:change-info>
          <table:previous>
            <table:change-track-table-cell/>
          </table:previous>
        </table:cell-content-change>
        <table:cell-content-change table:id="ct381">
          <table:cell-address table:column="7" table:row="24" table:table="1"/>
          <office:change-info>
            <dc:creator> </dc:creator>
            <dc:date>2021-07-13T14:53:51.057809150</dc:date>
          </office:change-info>
          <table:previous>
            <table:change-track-table-cell/>
          </table:previous>
        </table:cell-content-change>
        <table:cell-content-change table:id="ct382">
          <table:cell-address table:column="7" table:row="24" table:table="1"/>
          <office:change-info>
            <dc:creator> </dc:creator>
            <dc:date>2021-07-13T14:53:59.274274487</dc:date>
          </office:change-info>
          <table:previous table:id="ct381">
            <table:change-track-table-cell table:cell-address="'2'.H25" table:formula="of:=sumh3:[.H13]" office:value-type="float" office:value="0"/>
          </table:previous>
        </table:cell-content-change>
        <table:cell-content-change table:id="ct383">
          <table:cell-address table:column="7" table:row="25" table:table="1"/>
          <office:change-info>
            <dc:creator> </dc:creator>
            <dc:date>2021-07-13T14:54:06.759056666</dc:date>
          </office:change-info>
          <table:previous>
            <table:change-track-table-cell/>
          </table:previous>
        </table:cell-content-change>
        <table:cell-content-change table:id="ct384">
          <table:cell-address table:column="7" table:row="25" table:table="1"/>
          <office:change-info>
            <dc:creator> </dc:creator>
            <dc:date>2021-07-13T14:54:11.107027154</dc:date>
          </office:change-info>
          <table:previous table:id="ct383">
            <table:change-track-table-cell table:cell-address="'2'.H26" table:formula="of:=SUM([.H4:.H14])" office:value-type="float" office:value="465.261913"/>
          </table:previous>
        </table:cell-content-change>
        <table:cell-content-change table:id="ct385">
          <table:cell-address table:column="1" table:row="24" table:table="1"/>
          <office:change-info>
            <dc:creator> </dc:creator>
            <dc:date>2021-07-13T14:54:16.301824279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25" table:table="1"/>
          <office:change-info>
            <dc:creator> </dc:creator>
            <dc:date>2021-07-13T14:54:16.301864267</dc:date>
          </office:change-info>
          <table:previous>
            <table:change-track-table-cell/>
          </table:previous>
        </table:cell-content-change>
        <table:cell-content-change table:id="ct387">
          <table:cell-address table:column="2" table:row="24" table:table="1"/>
          <office:change-info>
            <dc:creator> </dc:creator>
            <dc:date>2021-07-13T14:54:16.301874600</dc:date>
          </office:change-info>
          <table:previous>
            <table:change-track-table-cell/>
          </table:previous>
        </table:cell-content-change>
        <table:cell-content-change table:id="ct388">
          <table:cell-address table:column="2" table:row="25" table:table="1"/>
          <office:change-info>
            <dc:creator> </dc:creator>
            <dc:date>2021-07-13T14:54:16.301883388</dc:date>
          </office:change-info>
          <table:previous>
            <table:change-track-table-cell/>
          </table:previous>
        </table:cell-content-change>
        <table:cell-content-change table:id="ct389">
          <table:cell-address table:column="3" table:row="24" table:table="1"/>
          <office:change-info>
            <dc:creator> </dc:creator>
            <dc:date>2021-07-13T14:54:16.301891868</dc:date>
          </office:change-info>
          <table:previous>
            <table:change-track-table-cell/>
          </table:previous>
        </table:cell-content-change>
        <table:cell-content-change table:id="ct390">
          <table:cell-address table:column="3" table:row="25" table:table="1"/>
          <office:change-info>
            <dc:creator> </dc:creator>
            <dc:date>2021-07-13T14:54:16.301899975</dc:date>
          </office:change-info>
          <table:previous>
            <table:change-track-table-cell/>
          </table:previous>
        </table:cell-content-change>
        <table:cell-content-change table:id="ct391">
          <table:cell-address table:column="4" table:row="24" table:table="1"/>
          <office:change-info>
            <dc:creator> </dc:creator>
            <dc:date>2021-07-13T14:54:16.301908600</dc:date>
          </office:change-info>
          <table:previous>
            <table:change-track-table-cell/>
          </table:previous>
        </table:cell-content-change>
        <table:cell-content-change table:id="ct392">
          <table:cell-address table:column="4" table:row="25" table:table="1"/>
          <office:change-info>
            <dc:creator> </dc:creator>
            <dc:date>2021-07-13T14:54:16.301916791</dc:date>
          </office:change-info>
          <table:previous>
            <table:change-track-table-cell/>
          </table:previous>
        </table:cell-content-change>
        <table:cell-content-change table:id="ct393">
          <table:cell-address table:column="5" table:row="24" table:table="1"/>
          <office:change-info>
            <dc:creator> </dc:creator>
            <dc:date>2021-07-13T14:54:16.301924902</dc:date>
          </office:change-info>
          <table:previous>
            <table:change-track-table-cell/>
          </table:previous>
        </table:cell-content-change>
        <table:cell-content-change table:id="ct394">
          <table:cell-address table:column="5" table:row="25" table:table="1"/>
          <office:change-info>
            <dc:creator> </dc:creator>
            <dc:date>2021-07-13T14:54:16.301933159</dc:date>
          </office:change-info>
          <table:previous>
            <table:change-track-table-cell/>
          </table:previous>
        </table:cell-content-change>
        <table:cell-content-change table:id="ct395">
          <table:cell-address table:column="6" table:row="24" table:table="1"/>
          <office:change-info>
            <dc:creator> </dc:creator>
            <dc:date>2021-07-13T14:54:16.301941388</dc:date>
          </office:change-info>
          <table:previous>
            <table:change-track-table-cell/>
          </table:previous>
        </table:cell-content-change>
        <table:cell-content-change table:id="ct396">
          <table:cell-address table:column="6" table:row="25" table:table="1"/>
          <office:change-info>
            <dc:creator> </dc:creator>
            <dc:date>2021-07-13T14:54:16.301949852</dc:date>
          </office:change-info>
          <table:previous>
            <table:change-track-table-cell/>
          </table:previous>
        </table:cell-content-change>
        <table:cell-content-change table:id="ct397">
          <table:cell-address table:column="1" table:row="25" table:table="1"/>
          <office:change-info>
            <dc:creator> </dc:creator>
            <dc:date>2021-07-13T14:54:20.535765472</dc:date>
          </office:change-info>
          <table:previous table:id="ct386">
            <table:change-track-table-cell table:cell-address="'2'.B26" table:formula="of:=SUM([.B14:.B24])" office:value-type="float" office:value="0"/>
          </table:previous>
        </table:cell-content-change>
        <table:cell-content-change table:id="ct398">
          <table:cell-address table:column="1" table:row="24" table:table="1"/>
          <office:change-info>
            <dc:creator> </dc:creator>
            <dc:date>2021-07-13T14:54:22.279540148</dc:date>
          </office:change-info>
          <table:previous table:id="ct385">
            <table:change-track-table-cell table:cell-address="'2'.B25" table:formula="of:=SUM([.B3:.B13])" office:value-type="float" office:value="0"/>
          </table:previous>
        </table:cell-content-change>
        <table:cell-content-change table:id="ct399">
          <table:cell-address table:column="7" table:row="26" table:table="1"/>
          <office:change-info>
            <dc:creator> </dc:creator>
            <dc:date>2021-07-13T14:54:38.312186319</dc:date>
          </office:change-info>
          <table:previous>
            <table:change-track-table-cell/>
          </table:previous>
        </table:cell-content-change>
        <table:cell-content-change table:id="ct400">
          <table:cell-address table:column="7" table:row="26" table:table="1"/>
          <office:change-info>
            <dc:creator> </dc:creator>
            <dc:date>2021-07-13T14:54:42.715155482</dc:date>
          </office:change-info>
          <table:previous table:id="ct399">
            <table:change-track-table-cell table:cell-address="'2'.H27" table:formula="of:=[.H25]" office:value-type="float" office:value="459.632407"/>
          </table:previous>
        </table:cell-content-change>
        <table:cell-content-change table:id="ct401">
          <table:cell-address table:column="1" table:row="14" table:table="1"/>
          <office:change-info>
            <dc:creator> </dc:creator>
            <dc:date>2021-07-13T14:55:08.639468900</dc:date>
          </office:change-info>
          <table:previous table:id="ct369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2">
          <table:cell-address table:column="1" table:row="15" table:table="1"/>
          <office:change-info>
            <dc:creator> </dc:creator>
            <dc:date>2021-07-13T14:55:08.639481393</dc:date>
          </office:change-info>
          <table:previous table:id="ct370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3">
          <table:cell-address table:column="1" table:row="16" table:table="1"/>
          <office:change-info>
            <dc:creator> </dc:creator>
            <dc:date>2021-07-13T14:55:08.639484766</dc:date>
          </office:change-info>
          <table:previous table:id="ct371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4">
          <table:cell-address table:column="1" table:row="17" table:table="1"/>
          <office:change-info>
            <dc:creator> </dc:creator>
            <dc:date>2021-07-13T14:55:08.639487439</dc:date>
          </office:change-info>
          <table:previous table:id="ct372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5">
          <table:cell-address table:column="1" table:row="18" table:table="1"/>
          <office:change-info>
            <dc:creator> </dc:creator>
            <dc:date>2021-07-13T14:55:08.639490915</dc:date>
          </office:change-info>
          <table:previous table:id="ct373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6">
          <table:cell-address table:column="1" table:row="19" table:table="1"/>
          <office:change-info>
            <dc:creator> </dc:creator>
            <dc:date>2021-07-13T14:55:08.639493561</dc:date>
          </office:change-info>
          <table:previous table:id="ct374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7">
          <table:cell-address table:column="1" table:row="20" table:table="1"/>
          <office:change-info>
            <dc:creator> </dc:creator>
            <dc:date>2021-07-13T14:55:08.639496730</dc:date>
          </office:change-info>
          <table:previous table:id="ct375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8">
          <table:cell-address table:column="1" table:row="21" table:table="1"/>
          <office:change-info>
            <dc:creator> </dc:creator>
            <dc:date>2021-07-13T14:55:08.639499494</dc:date>
          </office:change-info>
          <table:previous table:id="ct376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09">
          <table:cell-address table:column="1" table:row="22" table:table="1"/>
          <office:change-info>
            <dc:creator> </dc:creator>
            <dc:date>2021-07-13T14:55:08.639502141</dc:date>
          </office:change-info>
          <table:previous table:id="ct377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10">
          <table:cell-address table:column="1" table:row="23" table:table="1"/>
          <office:change-info>
            <dc:creator> </dc:creator>
            <dc:date>2021-07-13T14:55:08.639504815</dc:date>
          </office:change-info>
          <table:previous table:id="ct378">
            <table:change-track-table-cell office:value-type="string">
              <text:p>stump_with_memoization,1,1,20,(20,45,30),false,Any[],TestOp_80</text:p>
            </table:change-track-table-cell>
          </table:previous>
        </table:cell-content-change>
        <table:cell-content-change table:id="ct411">
          <table:cell-address table:column="7" table:row="27" table:table="1"/>
          <office:change-info>
            <dc:creator> </dc:creator>
            <dc:date>2021-07-13T14:55:16.007621329</dc:date>
          </office:change-info>
          <table:previous>
            <table:change-track-table-cell/>
          </table:previous>
        </table:cell-content-change>
        <table:cell-content-change table:id="ct412">
          <table:cell-address table:column="7" table:row="27" table:table="1"/>
          <office:change-info>
            <dc:creator> </dc:creator>
            <dc:date>2021-07-13T14:55:18.794123498</dc:date>
          </office:change-info>
          <table:previous table:id="ct411">
            <table:change-track-table-cell table:cell-address="'2'.H28" table:formula="of:=[.H26]/20" office:value-type="float" office:value="50.2081989"/>
          </table:previous>
        </table:cell-content-change>
        <table:cell-content-change table:id="ct413">
          <table:cell-address table:column="2" table:row="26" table:table="1"/>
          <office:change-info>
            <dc:creator> </dc:creator>
            <dc:date>2021-07-13T14:55:21.419787227</dc:date>
          </office:change-info>
          <table:previous>
            <table:change-track-table-cell/>
          </table:previous>
        </table:cell-content-change>
        <table:cell-content-change table:id="ct414">
          <table:cell-address table:column="2" table:row="27" table:table="1"/>
          <office:change-info>
            <dc:creator> </dc:creator>
            <dc:date>2021-07-13T14:55:21.419835683</dc:date>
          </office:change-info>
          <table:previous>
            <table:change-track-table-cell/>
          </table:previous>
        </table:cell-content-change>
        <table:cell-content-change table:id="ct415">
          <table:cell-address table:column="3" table:row="26" table:table="1"/>
          <office:change-info>
            <dc:creator> </dc:creator>
            <dc:date>2021-07-13T14:55:21.419847305</dc:date>
          </office:change-info>
          <table:previous>
            <table:change-track-table-cell/>
          </table:previous>
        </table:cell-content-change>
        <table:cell-content-change table:id="ct416">
          <table:cell-address table:column="3" table:row="27" table:table="1"/>
          <office:change-info>
            <dc:creator> </dc:creator>
            <dc:date>2021-07-13T14:55:21.419857125</dc:date>
          </office:change-info>
          <table:previous>
            <table:change-track-table-cell/>
          </table:previous>
        </table:cell-content-change>
        <table:cell-content-change table:id="ct417">
          <table:cell-address table:column="4" table:row="26" table:table="1"/>
          <office:change-info>
            <dc:creator> </dc:creator>
            <dc:date>2021-07-13T14:55:21.419866185</dc:date>
          </office:change-info>
          <table:previous>
            <table:change-track-table-cell/>
          </table:previous>
        </table:cell-content-change>
        <table:cell-content-change table:id="ct418">
          <table:cell-address table:column="4" table:row="27" table:table="1"/>
          <office:change-info>
            <dc:creator> </dc:creator>
            <dc:date>2021-07-13T14:55:21.419875508</dc:date>
          </office:change-info>
          <table:previous>
            <table:change-track-table-cell/>
          </table:previous>
        </table:cell-content-change>
        <table:cell-content-change table:id="ct419">
          <table:cell-address table:column="5" table:row="26" table:table="1"/>
          <office:change-info>
            <dc:creator> </dc:creator>
            <dc:date>2021-07-13T14:55:21.419885099</dc:date>
          </office:change-info>
          <table:previous>
            <table:change-track-table-cell/>
          </table:previous>
        </table:cell-content-change>
        <table:cell-content-change table:id="ct420">
          <table:cell-address table:column="5" table:row="27" table:table="1"/>
          <office:change-info>
            <dc:creator> </dc:creator>
            <dc:date>2021-07-13T14:55:21.419894595</dc:date>
          </office:change-info>
          <table:previous>
            <table:change-track-table-cell/>
          </table:previous>
        </table:cell-content-change>
        <table:cell-content-change table:id="ct421">
          <table:cell-address table:column="6" table:row="26" table:table="1"/>
          <office:change-info>
            <dc:creator> </dc:creator>
            <dc:date>2021-07-13T14:55:21.419904020</dc:date>
          </office:change-info>
          <table:previous>
            <table:change-track-table-cell/>
          </table:previous>
        </table:cell-content-change>
        <table:cell-content-change table:id="ct422">
          <table:cell-address table:column="6" table:row="27" table:table="1"/>
          <office:change-info>
            <dc:creator> </dc:creator>
            <dc:date>2021-07-13T14:55:21.419913167</dc:date>
          </office:change-info>
          <table:previous>
            <table:change-track-table-cell/>
          </table:previous>
        </table:cell-content-change>
        <table:cell-content-change table:id="ct423">
          <table:cell-address table:column="1" table:row="24" table:table="1"/>
          <office:change-info>
            <dc:creator> </dc:creator>
            <dc:date>2021-07-13T14:55:25.461260743</dc:date>
          </office:change-info>
          <table:previous table:id="ct398">
            <table:change-track-table-cell/>
          </table:previous>
        </table:cell-content-change>
        <table:cell-content-change table:id="ct424">
          <table:cell-address table:column="1" table:row="25" table:table="1"/>
          <office:change-info>
            <dc:creator> </dc:creator>
            <dc:date>2021-07-13T14:55:26.613502645</dc:date>
          </office:change-info>
          <table:previous table:id="ct397">
            <table:change-track-table-cell/>
          </table:previous>
        </table:cell-content-change>
        <table:cell-content-change table:id="ct425">
          <table:cell-address table:column="1" table:row="25" table:table="1"/>
          <office:change-info>
            <dc:creator> </dc:creator>
            <dc:date>2021-07-13T14:55:31.390196540</dc:date>
          </office:change-info>
          <table:previous table:id="ct424">
            <table:change-track-table-cell office:value-type="string">
              <text:p>TOT</text:p>
            </table:change-track-table-cell>
          </table:previous>
        </table:cell-content-change>
        <table:cell-content-change table:id="ct426">
          <table:cell-address table:column="1" table:row="24" table:table="1"/>
          <office:change-info>
            <dc:creator> </dc:creator>
            <dc:date>2021-07-13T14:55:34.021570668</dc:date>
          </office:change-info>
          <table:previous table:id="ct423">
            <table:change-track-table-cell office:value-type="string">
              <text:p>TOT</text:p>
            </table:change-track-table-cell>
          </table:previous>
        </table:cell-content-change>
        <table:cell-content-change table:id="ct427">
          <table:cell-address table:column="1" table:row="26" table:table="1"/>
          <office:change-info>
            <dc:creator> </dc:creator>
            <dc:date>2021-07-13T14:55:43.037212358</dc:date>
          </office:change-info>
          <table:previous>
            <table:change-track-table-cell/>
          </table:previous>
        </table:cell-content-change>
        <table:cell-content-change table:id="ct428">
          <table:cell-address table:column="1" table:row="27" table:table="1"/>
          <office:change-info>
            <dc:creator> </dc:creator>
            <dc:date>2021-07-13T14:55:44.308303546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30t</text:p>
          </table:table-cell>
          <table:table-cell table:number-columns-repeated="2"/>
          <table:table-cell office:value-type="string" calcext:value-type="string">
            <text:p>20t</text:p>
          </table:table-cell>
          <table:table-cell table:number-columns-repeated="2"/>
          <table:table-cell office:value-type="string" calcext:value-type="string">
            <text:p>16t</text:p>
          </table:table-cell>
          <table:table-cell table:number-columns-repeated="2"/>
          <table:table-cell office:value-type="string" calcext:value-type="string">
            <text:p>12t</text:p>
          </table:table-cell>
          <table:table-cell table:number-columns-repeated="2"/>
          <table:table-cell office:value-type="string" calcext:value-type="string">
            <text:p>8t</text:p>
          </table:table-cell>
          <table:table-cell table:number-columns-repeated="2"/>
          <table:table-cell office:value-type="string" calcext:value-type="string">
            <text:p>4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llocation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location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location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location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location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locations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float" office:value="16105" calcext:value-type="float">
            <text:p>16105</text:p>
          </table:table-cell>
          <table:table-cell office:value-type="float" office:value="100761369" calcext:value-type="float">
            <text:p>100761369</text:p>
          </table:table-cell>
          <table:table-cell office:value-type="float" office:value="3240" calcext:value-type="float">
            <text:p>3240</text:p>
          </table:table-cell>
          <table:table-cell office:value-type="float" office:value="10650" calcext:value-type="float">
            <text:p>10650</text:p>
          </table:table-cell>
          <table:table-cell office:value-type="float" office:value="100761272" calcext:value-type="float">
            <text:p>100761272</text:p>
          </table:table-cell>
          <table:table-cell office:value-type="float" office:value="3240" calcext:value-type="float">
            <text:p>3240</text:p>
          </table:table-cell>
          <table:table-cell office:value-type="float" office:value="8285" calcext:value-type="float">
            <text:p>8285</text:p>
          </table:table-cell>
          <table:table-cell office:value-type="float" office:value="100761226" calcext:value-type="float">
            <text:p>100761226</text:p>
          </table:table-cell>
          <table:table-cell office:value-type="float" office:value="3240" calcext:value-type="float">
            <text:p>3240</text:p>
          </table:table-cell>
          <table:table-cell office:value-type="float" office:value="7090" calcext:value-type="float">
            <text:p>7090</text:p>
          </table:table-cell>
          <table:table-cell office:value-type="float" office:value="100761186" calcext:value-type="float">
            <text:p>100761186</text:p>
          </table:table-cell>
          <table:table-cell office:value-type="float" office:value="3240" calcext:value-type="float">
            <text:p>3240</text:p>
          </table:table-cell>
          <table:table-cell office:value-type="float" office:value="5095" calcext:value-type="float">
            <text:p>5095</text:p>
          </table:table-cell>
          <table:table-cell office:value-type="float" office:value="100761147" calcext:value-type="float">
            <text:p>100761147</text:p>
          </table:table-cell>
          <table:table-cell office:value-type="float" office:value="3240" calcext:value-type="float">
            <text:p>3240</text:p>
          </table:table-cell>
          <table:table-cell office:value-type="float" office:value="4269" calcext:value-type="float">
            <text:p>4269</text:p>
          </table:table-cell>
          <table:table-cell office:value-type="float" office:value="100761105" calcext:value-type="float">
            <text:p>10076110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1;TestOp_80,1,2,false,stump,Any[],1,(10,45,30)</text:p>
          </table:table-cell>
          <table:table-cell/>
          <table:table-cell office:value-type="float" office:value="468.894" calcext:value-type="float">
            <text:p>468.894</text:p>
          </table:table-cell>
          <table:table-cell office:value-type="float" office:value="6287440" calcext:value-type="float">
            <text:p>6287440</text:p>
          </table:table-cell>
          <table:table-cell office:value-type="float" office:value="170.61" calcext:value-type="float">
            <text:p>170.61</text:p>
          </table:table-cell>
          <table:table-cell office:value-type="float" office:value="479.237" calcext:value-type="float">
            <text:p>479.237</text:p>
          </table:table-cell>
          <table:table-cell office:value-type="float" office:value="6286853" calcext:value-type="float">
            <text:p>6286853</text:p>
          </table:table-cell>
          <table:table-cell office:value-type="float" office:value="170.56" calcext:value-type="float">
            <text:p>170.56</text:p>
          </table:table-cell>
          <table:table-cell office:value-type="float" office:value="464.24" calcext:value-type="float">
            <text:p>464.24</text:p>
          </table:table-cell>
          <table:table-cell office:value-type="float" office:value="6286671" calcext:value-type="float">
            <text:p>6286671</text:p>
          </table:table-cell>
          <table:table-cell office:value-type="float" office:value="170.54" calcext:value-type="float">
            <text:p>170.54</text:p>
          </table:table-cell>
          <table:table-cell office:value-type="float" office:value="494.908" calcext:value-type="float">
            <text:p>494.908</text:p>
          </table:table-cell>
          <table:table-cell office:value-type="float" office:value="6286451" calcext:value-type="float">
            <text:p>6286451</text:p>
          </table:table-cell>
          <table:table-cell office:value-type="float" office:value="170.52" calcext:value-type="float">
            <text:p>170.52</text:p>
          </table:table-cell>
          <table:table-cell office:value-type="float" office:value="496.763" calcext:value-type="float">
            <text:p>496.763</text:p>
          </table:table-cell>
          <table:table-cell office:value-type="float" office:value="6286227" calcext:value-type="float">
            <text:p>6286227</text:p>
          </table:table-cell>
          <table:table-cell office:value-type="float" office:value="170.5" calcext:value-type="float">
            <text:p>170.5</text:p>
          </table:table-cell>
          <table:table-cell office:value-type="float" office:value="484.249" calcext:value-type="float">
            <text:p>484.249</text:p>
          </table:table-cell>
          <table:table-cell office:value-type="float" office:value="6285970" calcext:value-type="float">
            <text:p>6285970</text:p>
          </table:table-cell>
          <table:table-cell office:value-type="float" office:value="170.48" calcext:value-type="float">
            <text:p>170.48</text:p>
          </table:table-cell>
        </table:table-row>
        <table:table-row table:style-name="ro1">
          <table:table-cell office:value-type="string" calcext:value-type="string">
            <text:p>1;TestOp_80,1,2,false,stump,Any[],1,(10,45,30)</text:p>
          </table:table-cell>
          <table:table-cell/>
          <table:table-cell office:value-type="float" office:value="273.863" calcext:value-type="float">
            <text:p>273.863</text:p>
          </table:table-cell>
          <table:table-cell office:value-type="float" office:value="2980576" calcext:value-type="float">
            <text:p>2980576</text:p>
          </table:table-cell>
          <table:table-cell office:value-type="float" office:value="79.9" calcext:value-type="float">
            <text:p>79.9</text:p>
          </table:table-cell>
          <table:table-cell office:value-type="float" office:value="279.258" calcext:value-type="float">
            <text:p>279.258</text:p>
          </table:table-cell>
          <table:table-cell office:value-type="float" office:value="2980276" calcext:value-type="float">
            <text:p>2980276</text:p>
          </table:table-cell>
          <table:table-cell office:value-type="float" office:value="79.88" calcext:value-type="float">
            <text:p>79.88</text:p>
          </table:table-cell>
          <table:table-cell office:value-type="float" office:value="279.83" calcext:value-type="float">
            <text:p>279.83</text:p>
          </table:table-cell>
          <table:table-cell office:value-type="float" office:value="2980155" calcext:value-type="float">
            <text:p>2980155</text:p>
          </table:table-cell>
          <table:table-cell office:value-type="float" office:value="79.87" calcext:value-type="float">
            <text:p>79.87</text:p>
          </table:table-cell>
          <table:table-cell office:value-type="float" office:value="275.753" calcext:value-type="float">
            <text:p>275.753</text:p>
          </table:table-cell>
          <table:table-cell office:value-type="float" office:value="2980036" calcext:value-type="float">
            <text:p>2980036</text:p>
          </table:table-cell>
          <table:table-cell office:value-type="float" office:value="79.86" calcext:value-type="float">
            <text:p>79.86</text:p>
          </table:table-cell>
          <table:table-cell office:value-type="float" office:value="279.668" calcext:value-type="float">
            <text:p>279.668</text:p>
          </table:table-cell>
          <table:table-cell office:value-type="float" office:value="2979915" calcext:value-type="float">
            <text:p>2979915</text:p>
          </table:table-cell>
          <table:table-cell office:value-type="float" office:value="79.85" calcext:value-type="float">
            <text:p>79.85</text:p>
          </table:table-cell>
          <table:table-cell office:value-type="float" office:value="271.451" calcext:value-type="float">
            <text:p>271.451</text:p>
          </table:table-cell>
          <table:table-cell office:value-type="float" office:value="2979795" calcext:value-type="float">
            <text:p>2979795</text:p>
          </table:table-cell>
          <table:table-cell office:value-type="float" office:value="79.84" calcext:value-type="float">
            <text:p>79.84</text:p>
          </table:table-cell>
        </table:table-row>
        <table:table-row table:style-name="ro1">
          <table:table-cell office:value-type="string" calcext:value-type="string">
            <text:p>2;TestOp_80,1,2,false,stump,Any[],1,(10,45,30)</text:p>
          </table:table-cell>
          <table:table-cell/>
          <table:table-cell office:value-type="float" office:value="824.355" calcext:value-type="float">
            <text:p>824.355</text:p>
          </table:table-cell>
          <table:table-cell office:value-type="float" office:value="8808354" calcext:value-type="float">
            <text:p>8808354</text:p>
          </table:table-cell>
          <table:table-cell office:value-type="float" office:value="239.12" calcext:value-type="float">
            <text:p>239.12</text:p>
          </table:table-cell>
          <table:table-cell office:value-type="float" office:value="805.293" calcext:value-type="float">
            <text:p>805.293</text:p>
          </table:table-cell>
          <table:table-cell office:value-type="float" office:value="8807137" calcext:value-type="float">
            <text:p>8807137</text:p>
          </table:table-cell>
          <table:table-cell office:value-type="float" office:value="239.05" calcext:value-type="float">
            <text:p>239.05</text:p>
          </table:table-cell>
          <table:table-cell office:value-type="float" office:value="813.761" calcext:value-type="float">
            <text:p>813.761</text:p>
          </table:table-cell>
          <table:table-cell office:value-type="float" office:value="8807517" calcext:value-type="float">
            <text:p>8807517</text:p>
          </table:table-cell>
          <table:table-cell office:value-type="float" office:value="239.05" calcext:value-type="float">
            <text:p>239.05</text:p>
          </table:table-cell>
          <table:table-cell office:value-type="float" office:value="790.585" calcext:value-type="float">
            <text:p>790.585</text:p>
          </table:table-cell>
          <table:table-cell office:value-type="float" office:value="8807277" calcext:value-type="float">
            <text:p>8807277</text:p>
          </table:table-cell>
          <table:table-cell office:value-type="float" office:value="239.03" calcext:value-type="float">
            <text:p>239.03</text:p>
          </table:table-cell>
          <table:table-cell office:value-type="float" office:value="802.613" calcext:value-type="float">
            <text:p>802.613</text:p>
          </table:table-cell>
          <table:table-cell office:value-type="float" office:value="8807036" calcext:value-type="float">
            <text:p>8807036</text:p>
          </table:table-cell>
          <table:table-cell office:value-type="float" office:value="239.01" calcext:value-type="float">
            <text:p>239.01</text:p>
          </table:table-cell>
          <table:table-cell office:value-type="float" office:value="771.029" calcext:value-type="float">
            <text:p>771.029</text:p>
          </table:table-cell>
          <table:table-cell office:value-type="float" office:value="8806175" calcext:value-type="float">
            <text:p>8806175</text:p>
          </table:table-cell>
          <table:table-cell office:value-type="float" office:value="238.96" calcext:value-type="float">
            <text:p>238.96</text:p>
          </table:table-cell>
        </table:table-row>
        <table:table-row table:style-name="ro1">
          <table:table-cell office:value-type="string" calcext:value-type="string">
            <text:p>2;TestOp_80,1,2,false,stump,Any[],1,(10,45,30)</text:p>
          </table:table-cell>
          <table:table-cell/>
          <table:table-cell office:value-type="float" office:value="760.745" calcext:value-type="float">
            <text:p>760.745</text:p>
          </table:table-cell>
          <table:table-cell office:value-type="float" office:value="7778476" calcext:value-type="float">
            <text:p>7778476</text:p>
          </table:table-cell>
          <table:table-cell office:value-type="float" office:value="207.45" calcext:value-type="float">
            <text:p>207.45</text:p>
          </table:table-cell>
          <table:table-cell office:value-type="float" office:value="762.339" calcext:value-type="float">
            <text:p>762.339</text:p>
          </table:table-cell>
          <table:table-cell office:value-type="float" office:value="7777464" calcext:value-type="float">
            <text:p>7777464</text:p>
          </table:table-cell>
          <table:table-cell office:value-type="float" office:value="207.39" calcext:value-type="float">
            <text:p>207.39</text:p>
          </table:table-cell>
          <table:table-cell office:value-type="float" office:value="745.472" calcext:value-type="float">
            <text:p>745.472</text:p>
          </table:table-cell>
          <table:table-cell office:value-type="float" office:value="7777776" calcext:value-type="float">
            <text:p>7777776</text:p>
          </table:table-cell>
          <table:table-cell office:value-type="float" office:value="207.39" calcext:value-type="float">
            <text:p>207.39</text:p>
          </table:table-cell>
          <table:table-cell office:value-type="float" office:value="729.786" calcext:value-type="float">
            <text:p>729.786</text:p>
          </table:table-cell>
          <table:table-cell office:value-type="float" office:value="7777576" calcext:value-type="float">
            <text:p>7777576</text:p>
          </table:table-cell>
          <table:table-cell office:value-type="float" office:value="207.37" calcext:value-type="float">
            <text:p>207.37</text:p>
          </table:table-cell>
          <table:table-cell office:value-type="float" office:value="732.839" calcext:value-type="float">
            <text:p>732.839</text:p>
          </table:table-cell>
          <table:table-cell office:value-type="float" office:value="7777375" calcext:value-type="float">
            <text:p>7777375</text:p>
          </table:table-cell>
          <table:table-cell office:value-type="float" office:value="207.36" calcext:value-type="float">
            <text:p>207.36</text:p>
          </table:table-cell>
          <table:table-cell office:value-type="float" office:value="759.04" calcext:value-type="float">
            <text:p>759.04</text:p>
          </table:table-cell>
          <table:table-cell office:value-type="float" office:value="7776663" calcext:value-type="float">
            <text:p>7776663</text:p>
          </table:table-cell>
          <table:table-cell office:value-type="float" office:value="207.32" calcext:value-type="float">
            <text:p>207.32</text:p>
          </table:table-cell>
        </table:table-row>
        <table:table-row table:style-name="ro1">
          <table:table-cell office:value-type="string" calcext:value-type="string">
            <text:p>3;TestOp_80,1,2,false,stump,Any[],1,(10,45,30)</text:p>
          </table:table-cell>
          <table:table-cell/>
          <table:table-cell office:value-type="float" office:value="695.978" calcext:value-type="float">
            <text:p>695.978</text:p>
          </table:table-cell>
          <table:table-cell office:value-type="float" office:value="8806039" calcext:value-type="float">
            <text:p>8806039</text:p>
          </table:table-cell>
          <table:table-cell office:value-type="float" office:value="237.33" calcext:value-type="float">
            <text:p>237.33</text:p>
          </table:table-cell>
          <table:table-cell office:value-type="float" office:value="680.929" calcext:value-type="float">
            <text:p>680.929</text:p>
          </table:table-cell>
          <table:table-cell office:value-type="float" office:value="8805160" calcext:value-type="float">
            <text:p>8805160</text:p>
          </table:table-cell>
          <table:table-cell office:value-type="float" office:value="237.27" calcext:value-type="float">
            <text:p>237.27</text:p>
          </table:table-cell>
          <table:table-cell office:value-type="float" office:value="690.145" calcext:value-type="float">
            <text:p>690.145</text:p>
          </table:table-cell>
          <table:table-cell office:value-type="float" office:value="8805269" calcext:value-type="float">
            <text:p>8805269</text:p>
          </table:table-cell>
          <table:table-cell office:value-type="float" office:value="237.26" calcext:value-type="float">
            <text:p>237.26</text:p>
          </table:table-cell>
          <table:table-cell office:value-type="float" office:value="657.674" calcext:value-type="float">
            <text:p>657.674</text:p>
          </table:table-cell>
          <table:table-cell office:value-type="float" office:value="8805050" calcext:value-type="float">
            <text:p>8805050</text:p>
          </table:table-cell>
          <table:table-cell office:value-type="float" office:value="237.24" calcext:value-type="float">
            <text:p>237.24</text:p>
          </table:table-cell>
          <table:table-cell office:value-type="float" office:value="669.961" calcext:value-type="float">
            <text:p>669.961</text:p>
          </table:table-cell>
          <table:table-cell office:value-type="float" office:value="8804830" calcext:value-type="float">
            <text:p>8804830</text:p>
          </table:table-cell>
          <table:table-cell office:value-type="float" office:value="237.22" calcext:value-type="float">
            <text:p>237.22</text:p>
          </table:table-cell>
          <table:table-cell office:value-type="float" office:value="733.998" calcext:value-type="float">
            <text:p>733.998</text:p>
          </table:table-cell>
          <table:table-cell office:value-type="float" office:value="8804277" calcext:value-type="float">
            <text:p>8804277</text:p>
          </table:table-cell>
          <table:table-cell office:value-type="float" office:value="237.19" calcext:value-type="float">
            <text:p>237.19</text:p>
          </table:table-cell>
        </table:table-row>
        <table:table-row table:style-name="ro1">
          <table:table-cell office:value-type="string" calcext:value-type="string">
            <text:p>3;TestOp_80,1,2,false,stump,Any[],1,(10,45,30)</text:p>
          </table:table-cell>
          <table:table-cell/>
          <table:table-cell office:value-type="float" office:value="635.666" calcext:value-type="float">
            <text:p>635.666</text:p>
          </table:table-cell>
          <table:table-cell office:value-type="float" office:value="7505525" calcext:value-type="float">
            <text:p>7505525</text:p>
          </table:table-cell>
          <table:table-cell office:value-type="float" office:value="198.39" calcext:value-type="float">
            <text:p>198.39</text:p>
          </table:table-cell>
          <table:table-cell office:value-type="float" office:value="631.051" calcext:value-type="float">
            <text:p>631.051</text:p>
          </table:table-cell>
          <table:table-cell office:value-type="float" office:value="7504742" calcext:value-type="float">
            <text:p>7504742</text:p>
          </table:table-cell>
          <table:table-cell office:value-type="float" office:value="198.33" calcext:value-type="float">
            <text:p>198.33</text:p>
          </table:table-cell>
          <table:table-cell office:value-type="float" office:value="638.03" calcext:value-type="float">
            <text:p>638.03</text:p>
          </table:table-cell>
          <table:table-cell office:value-type="float" office:value="7504824" calcext:value-type="float">
            <text:p>7504824</text:p>
          </table:table-cell>
          <table:table-cell office:value-type="float" office:value="198.33" calcext:value-type="float">
            <text:p>198.33</text:p>
          </table:table-cell>
          <table:table-cell office:value-type="float" office:value="624.343" calcext:value-type="float">
            <text:p>624.343</text:p>
          </table:table-cell>
          <table:table-cell office:value-type="float" office:value="7504625" calcext:value-type="float">
            <text:p>7504625</text:p>
          </table:table-cell>
          <table:table-cell office:value-type="float" office:value="198.31" calcext:value-type="float">
            <text:p>198.31</text:p>
          </table:table-cell>
          <table:table-cell office:value-type="float" office:value="626.402" calcext:value-type="float">
            <text:p>626.402</text:p>
          </table:table-cell>
          <table:table-cell office:value-type="float" office:value="7504426" calcext:value-type="float">
            <text:p>7504426</text:p>
          </table:table-cell>
          <table:table-cell office:value-type="float" office:value="198.29" calcext:value-type="float">
            <text:p>198.29</text:p>
          </table:table-cell>
          <table:table-cell office:value-type="float" office:value="620.536" calcext:value-type="float">
            <text:p>620.536</text:p>
          </table:table-cell>
          <table:table-cell office:value-type="float" office:value="7503940" calcext:value-type="float">
            <text:p>7503940</text:p>
          </table:table-cell>
          <table:table-cell office:value-type="float" office:value="198.26" calcext:value-type="float">
            <text:p>198.26</text:p>
          </table:table-cell>
        </table:table-row>
        <table:table-row table:style-name="ro1">
          <table:table-cell office:value-type="string" calcext:value-type="string">
            <text:p>4;TestOp_80,1,2,false,stump,Any[],1,(10,45,30)</text:p>
          </table:table-cell>
          <table:table-cell/>
          <table:table-cell office:value-type="float" office:value="404.043" calcext:value-type="float">
            <text:p>404.043</text:p>
          </table:table-cell>
          <table:table-cell office:value-type="float" office:value="5171135" calcext:value-type="float">
            <text:p>5171135</text:p>
          </table:table-cell>
          <table:table-cell office:value-type="float" office:value="142.89" calcext:value-type="float">
            <text:p>142.89</text:p>
          </table:table-cell>
          <table:table-cell office:value-type="float" office:value="384.71" calcext:value-type="float">
            <text:p>384.71</text:p>
          </table:table-cell>
          <table:table-cell office:value-type="float" office:value="5170620" calcext:value-type="float">
            <text:p>5170620</text:p>
          </table:table-cell>
          <table:table-cell office:value-type="float" office:value="142.85" calcext:value-type="float">
            <text:p>142.85</text:p>
          </table:table-cell>
          <table:table-cell office:value-type="float" office:value="392.749" calcext:value-type="float">
            <text:p>392.749</text:p>
          </table:table-cell>
          <table:table-cell office:value-type="float" office:value="5170577" calcext:value-type="float">
            <text:p>5170577</text:p>
          </table:table-cell>
          <table:table-cell office:value-type="float" office:value="142.84" calcext:value-type="float">
            <text:p>142.84</text:p>
          </table:table-cell>
          <table:table-cell office:value-type="float" office:value="399.804" calcext:value-type="float">
            <text:p>399.804</text:p>
          </table:table-cell>
          <table:table-cell office:value-type="float" office:value="5170418" calcext:value-type="float">
            <text:p>5170418</text:p>
          </table:table-cell>
          <table:table-cell office:value-type="float" office:value="142.83" calcext:value-type="float">
            <text:p>142.83</text:p>
          </table:table-cell>
          <table:table-cell office:value-type="float" office:value="388.813" calcext:value-type="float">
            <text:p>388.813</text:p>
          </table:table-cell>
          <table:table-cell office:value-type="float" office:value="5170255" calcext:value-type="float">
            <text:p>5170255</text:p>
          </table:table-cell>
          <table:table-cell office:value-type="float" office:value="142.81" calcext:value-type="float">
            <text:p>142.81</text:p>
          </table:table-cell>
          <table:table-cell office:value-type="float" office:value="433.458" calcext:value-type="float">
            <text:p>433.458</text:p>
          </table:table-cell>
          <table:table-cell office:value-type="float" office:value="5169977" calcext:value-type="float">
            <text:p>5169977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4;TestOp_80,1,2,false,stump,Any[],1,(10,45,30)</text:p>
          </table:table-cell>
          <table:table-cell/>
          <table:table-cell office:value-type="float" office:value="164.991" calcext:value-type="float">
            <text:p>164.991</text:p>
          </table:table-cell>
          <table:table-cell office:value-type="float" office:value="1743667" calcext:value-type="float">
            <text:p>1743667</text:p>
          </table:table-cell>
          <table:table-cell office:value-type="float" office:value="52.73" calcext:value-type="float">
            <text:p>52.73</text:p>
          </table:table-cell>
          <table:table-cell office:value-type="float" office:value="156.478" calcext:value-type="float">
            <text:p>156.478</text:p>
          </table:table-cell>
          <table:table-cell office:value-type="float" office:value="1743249" calcext:value-type="float">
            <text:p>1743249</text:p>
          </table:table-cell>
          <table:table-cell office:value-type="float" office:value="52.7" calcext:value-type="float">
            <text:p>52.7</text:p>
          </table:table-cell>
          <table:table-cell office:value-type="float" office:value="150.617" calcext:value-type="float">
            <text:p>150.617</text:p>
          </table:table-cell>
          <table:table-cell office:value-type="float" office:value="1743177" calcext:value-type="float">
            <text:p>1743177</text:p>
          </table:table-cell>
          <table:table-cell office:value-type="float" office:value="52.69" calcext:value-type="float">
            <text:p>52.69</text:p>
          </table:table-cell>
          <table:table-cell office:value-type="float" office:value="153.328" calcext:value-type="float">
            <text:p>153.328</text:p>
          </table:table-cell>
          <table:table-cell office:value-type="float" office:value="1743037" calcext:value-type="float">
            <text:p>1743037</text:p>
          </table:table-cell>
          <table:table-cell office:value-type="float" office:value="52.67" calcext:value-type="float">
            <text:p>52.67</text:p>
          </table:table-cell>
          <table:table-cell office:value-type="float" office:value="147.248" calcext:value-type="float">
            <text:p>147.248</text:p>
          </table:table-cell>
          <table:table-cell office:value-type="float" office:value="1742897" calcext:value-type="float">
            <text:p>1742897</text:p>
          </table:table-cell>
          <table:table-cell office:value-type="float" office:value="52.66" calcext:value-type="float">
            <text:p>52.66</text:p>
          </table:table-cell>
          <table:table-cell office:value-type="float" office:value="152.889" calcext:value-type="float">
            <text:p>152.889</text:p>
          </table:table-cell>
          <table:table-cell office:value-type="float" office:value="1742689" calcext:value-type="float">
            <text:p>1742689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string" calcext:value-type="string">
            <text:p>5;TestOp_80,1,2,false,stump,Any[],1,(10,45,30)</text:p>
          </table:table-cell>
          <table:table-cell/>
          <table:table-cell office:value-type="float" office:value="712.009" calcext:value-type="float">
            <text:p>712.009</text:p>
          </table:table-cell>
          <table:table-cell office:value-type="float" office:value="7379577" calcext:value-type="float">
            <text:p>7379577</text:p>
          </table:table-cell>
          <table:table-cell office:value-type="float" office:value="202.16" calcext:value-type="float">
            <text:p>202.16</text:p>
          </table:table-cell>
          <table:table-cell office:value-type="float" office:value="658.069" calcext:value-type="float">
            <text:p>658.069</text:p>
          </table:table-cell>
          <table:table-cell office:value-type="float" office:value="7378475" calcext:value-type="float">
            <text:p>7378475</text:p>
          </table:table-cell>
          <table:table-cell office:value-type="float" office:value="202.09" calcext:value-type="float">
            <text:p>202.09</text:p>
          </table:table-cell>
          <table:table-cell office:value-type="float" office:value="657.92" calcext:value-type="float">
            <text:p>657.92</text:p>
          </table:table-cell>
          <table:table-cell office:value-type="float" office:value="7378738" calcext:value-type="float">
            <text:p>7378738</text:p>
          </table:table-cell>
          <table:table-cell office:value-type="float" office:value="202.09" calcext:value-type="float">
            <text:p>202.09</text:p>
          </table:table-cell>
          <table:table-cell office:value-type="float" office:value="669.765" calcext:value-type="float">
            <text:p>669.765</text:p>
          </table:table-cell>
          <table:table-cell office:value-type="float" office:value="7378500" calcext:value-type="float">
            <text:p>7378500</text:p>
          </table:table-cell>
          <table:table-cell office:value-type="float" office:value="202.07" calcext:value-type="float">
            <text:p>202.07</text:p>
          </table:table-cell>
          <table:table-cell office:value-type="float" office:value="658.067" calcext:value-type="float">
            <text:p>658.067</text:p>
          </table:table-cell>
          <table:table-cell office:value-type="float" office:value="7378259" calcext:value-type="float">
            <text:p>7378259</text:p>
          </table:table-cell>
          <table:table-cell office:value-type="float" office:value="202.05" calcext:value-type="float">
            <text:p>202.05</text:p>
          </table:table-cell>
          <table:table-cell office:value-type="float" office:value="682.389" calcext:value-type="float">
            <text:p>682.389</text:p>
          </table:table-cell>
          <table:table-cell office:value-type="float" office:value="7377511" calcext:value-type="float">
            <text:p>7377511</text:p>
          </table:table-cell>
          <table:table-cell office:value-type="float" office:value="202.01" calcext:value-type="float">
            <text:p>202.01</text:p>
          </table:table-cell>
        </table:table-row>
        <table:table-row table:style-name="ro1">
          <table:table-cell office:value-type="string" calcext:value-type="string">
            <text:p>5;TestOp_80,1,2,false,stump,Any[],1,(10,45,30)</text:p>
          </table:table-cell>
          <table:table-cell/>
          <table:table-cell office:value-type="float" office:value="563.432" calcext:value-type="float">
            <text:p>563.432</text:p>
          </table:table-cell>
          <table:table-cell office:value-type="float" office:value="5242290" calcext:value-type="float">
            <text:p>5242290</text:p>
          </table:table-cell>
          <table:table-cell office:value-type="float" office:value="140.97" calcext:value-type="float">
            <text:p>140.97</text:p>
          </table:table-cell>
          <table:table-cell office:value-type="float" office:value="538.224" calcext:value-type="float">
            <text:p>538.224</text:p>
          </table:table-cell>
          <table:table-cell office:value-type="float" office:value="5241526" calcext:value-type="float">
            <text:p>5241526</text:p>
          </table:table-cell>
          <table:table-cell office:value-type="float" office:value="140.92" calcext:value-type="float">
            <text:p>140.92</text:p>
          </table:table-cell>
          <table:table-cell office:value-type="float" office:value="533.034" calcext:value-type="float">
            <text:p>533.034</text:p>
          </table:table-cell>
          <table:table-cell office:value-type="float" office:value="5241730" calcext:value-type="float">
            <text:p>5241730</text:p>
          </table:table-cell>
          <table:table-cell office:value-type="float" office:value="140.92" calcext:value-type="float">
            <text:p>140.92</text:p>
          </table:table-cell>
          <table:table-cell office:value-type="float" office:value="521.837" calcext:value-type="float">
            <text:p>521.837</text:p>
          </table:table-cell>
          <table:table-cell office:value-type="float" office:value="5241569" calcext:value-type="float">
            <text:p>5241569</text:p>
          </table:table-cell>
          <table:table-cell office:value-type="float" office:value="140.91" calcext:value-type="float">
            <text:p>140.91</text:p>
          </table:table-cell>
          <table:table-cell office:value-type="float" office:value="527.292" calcext:value-type="float">
            <text:p>527.292</text:p>
          </table:table-cell>
          <table:table-cell office:value-type="float" office:value="5241409" calcext:value-type="float">
            <text:p>524140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38.408" calcext:value-type="float">
            <text:p>538.408</text:p>
          </table:table-cell>
          <table:table-cell office:value-type="float" office:value="5240884" calcext:value-type="float">
            <text:p>5240884</text:p>
          </table:table-cell>
          <table:table-cell office:value-type="float" office:value="140.86" calcext:value-type="float">
            <text:p>140.8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float" office:value="16.906" calcext:value-type="float">
            <text:p>16.906</text:p>
          </table:table-cell>
          <table:table-cell office:value-type="float" office:value="2179527" calcext:value-type="float">
            <text:p>2179527</text:p>
          </table:table-cell>
          <table:table-cell office:value-type="float" office:value="105.3" calcext:value-type="float">
            <text:p>105.3</text:p>
          </table:table-cell>
          <table:table-cell office:value-type="float" office:value="16.752" calcext:value-type="float">
            <text:p>16.752</text:p>
          </table:table-cell>
          <table:table-cell office:value-type="float" office:value="2179425" calcext:value-type="float">
            <text:p>2179425</text:p>
          </table:table-cell>
          <table:table-cell office:value-type="float" office:value="105.29" calcext:value-type="float">
            <text:p>105.29</text:p>
          </table:table-cell>
          <table:table-cell office:value-type="float" office:value="16.968" calcext:value-type="float">
            <text:p>16.968</text:p>
          </table:table-cell>
          <table:table-cell office:value-type="float" office:value="2179384" calcext:value-type="float">
            <text:p>2179384</text:p>
          </table:table-cell>
          <table:table-cell office:value-type="float" office:value="105.29" calcext:value-type="float">
            <text:p>105.29</text:p>
          </table:table-cell>
          <table:table-cell office:value-type="float" office:value="17.402" calcext:value-type="float">
            <text:p>17.402</text:p>
          </table:table-cell>
          <table:table-cell office:value-type="float" office:value="2179344" calcext:value-type="float">
            <text:p>2179344</text:p>
          </table:table-cell>
          <table:table-cell office:value-type="float" office:value="105.29" calcext:value-type="float">
            <text:p>105.29</text:p>
          </table:table-cell>
          <table:table-cell office:value-type="float" office:value="22.007" calcext:value-type="float">
            <text:p>22.007</text:p>
          </table:table-cell>
          <table:table-cell office:value-type="float" office:value="2179304" calcext:value-type="float">
            <text:p>2179304</text:p>
          </table:table-cell>
          <table:table-cell office:value-type="float" office:value="105.28" calcext:value-type="float">
            <text:p>105.28</text:p>
          </table:table-cell>
          <table:table-cell office:value-type="float" office:value="29.039" calcext:value-type="float">
            <text:p>29.039</text:p>
          </table:table-cell>
          <table:table-cell office:value-type="float" office:value="2179263" calcext:value-type="float">
            <text:p>2179263</text:p>
          </table:table-cell>
          <table:table-cell office:value-type="float" office:value="105.28" calcext:value-type="float">
            <text:p>105.28</text:p>
          </table:table-cell>
        </table:table-row>
        <table:table-row table:style-name="ro1">
          <table:table-cell office:value-type="string" calcext:value-type="string">
            <text:p>1;TestOp_80,1,2,false,stump_with_memoization,Any[],1,(10,45,30)</text:p>
          </table:table-cell>
          <table:table-cell/>
          <table:table-cell office:value-type="float" office:value="442.781" calcext:value-type="float">
            <text:p>442.781</text:p>
          </table:table-cell>
          <table:table-cell office:value-type="float" office:value="6412949" calcext:value-type="float">
            <text:p>6412949</text:p>
          </table:table-cell>
          <table:table-cell office:value-type="float" office:value="170.14" calcext:value-type="float">
            <text:p>170.14</text:p>
          </table:table-cell>
          <table:table-cell office:value-type="float" office:value="433.049" calcext:value-type="float">
            <text:p>433.049</text:p>
          </table:table-cell>
          <table:table-cell office:value-type="float" office:value="6412364" calcext:value-type="float">
            <text:p>6412364</text:p>
          </table:table-cell>
          <table:table-cell office:value-type="float" office:value="170.09" calcext:value-type="float">
            <text:p>170.09</text:p>
          </table:table-cell>
          <table:table-cell office:value-type="float" office:value="437.051" calcext:value-type="float">
            <text:p>437.051</text:p>
          </table:table-cell>
          <table:table-cell office:value-type="float" office:value="6412180" calcext:value-type="float">
            <text:p>6412180</text:p>
          </table:table-cell>
          <table:table-cell office:value-type="float" office:value="170.07" calcext:value-type="float">
            <text:p>170.07</text:p>
          </table:table-cell>
          <table:table-cell office:value-type="float" office:value="446.033" calcext:value-type="float">
            <text:p>446.033</text:p>
          </table:table-cell>
          <table:table-cell office:value-type="float" office:value="6411961" calcext:value-type="float">
            <text:p>6411961</text:p>
          </table:table-cell>
          <table:table-cell office:value-type="float" office:value="170.05" calcext:value-type="float">
            <text:p>170.05</text:p>
          </table:table-cell>
          <table:table-cell office:value-type="float" office:value="463.526" calcext:value-type="float">
            <text:p>463.526</text:p>
          </table:table-cell>
          <table:table-cell office:value-type="float" office:value="6411738" calcext:value-type="float">
            <text:p>6411738</text:p>
          </table:table-cell>
          <table:table-cell office:value-type="float" office:value="170.04" calcext:value-type="float">
            <text:p>170.04</text:p>
          </table:table-cell>
          <table:table-cell office:value-type="float" office:value="477.377" calcext:value-type="float">
            <text:p>477.377</text:p>
          </table:table-cell>
          <table:table-cell office:value-type="float" office:value="6411480" calcext:value-type="float">
            <text:p>6411480</text:p>
          </table:table-cell>
          <table:table-cell office:value-type="float" office:value="170.02" calcext:value-type="float">
            <text:p>170.02</text:p>
          </table:table-cell>
        </table:table-row>
        <table:table-row table:style-name="ro1">
          <table:table-cell office:value-type="string" calcext:value-type="string">
            <text:p>1;TestOp_80,1,2,false,stump_with_memoization,Any[],1,(10,45,30)</text:p>
          </table:table-cell>
          <table:table-cell/>
          <table:table-cell office:value-type="float" office:value="277.439" calcext:value-type="float">
            <text:p>277.439</text:p>
          </table:table-cell>
          <table:table-cell office:value-type="float" office:value="3022517" calcext:value-type="float">
            <text:p>3022517</text:p>
          </table:table-cell>
          <table:table-cell office:value-type="float" office:value="78.71" calcext:value-type="float">
            <text:p>78.71</text:p>
          </table:table-cell>
          <table:table-cell office:value-type="float" office:value="276.313" calcext:value-type="float">
            <text:p>276.313</text:p>
          </table:table-cell>
          <table:table-cell office:value-type="float" office:value="3022217" calcext:value-type="float">
            <text:p>3022217</text:p>
          </table:table-cell>
          <table:table-cell office:value-type="float" office:value="78.69" calcext:value-type="float">
            <text:p>78.69</text:p>
          </table:table-cell>
          <table:table-cell office:value-type="float" office:value="276.853" calcext:value-type="float">
            <text:p>276.853</text:p>
          </table:table-cell>
          <table:table-cell office:value-type="float" office:value="3022097" calcext:value-type="float">
            <text:p>3022097</text:p>
          </table:table-cell>
          <table:table-cell office:value-type="float" office:value="78.68" calcext:value-type="float">
            <text:p>78.68</text:p>
          </table:table-cell>
          <table:table-cell office:value-type="float" office:value="285.833" calcext:value-type="float">
            <text:p>285.833</text:p>
          </table:table-cell>
          <table:table-cell office:value-type="float" office:value="3021977" calcext:value-type="float">
            <text:p>3021977</text:p>
          </table:table-cell>
          <table:table-cell office:value-type="float" office:value="78.66" calcext:value-type="float">
            <text:p>78.66</text:p>
          </table:table-cell>
          <table:table-cell office:value-type="float" office:value="278.867" calcext:value-type="float">
            <text:p>278.867</text:p>
          </table:table-cell>
          <table:table-cell office:value-type="float" office:value="3021856" calcext:value-type="float">
            <text:p>3021856</text:p>
          </table:table-cell>
          <table:table-cell office:value-type="float" office:value="78.65" calcext:value-type="float">
            <text:p>78.65</text:p>
          </table:table-cell>
          <table:table-cell office:value-type="float" office:value="277.791" calcext:value-type="float">
            <text:p>277.791</text:p>
          </table:table-cell>
          <table:table-cell office:value-type="float" office:value="3021737" calcext:value-type="float">
            <text:p>3021737</text:p>
          </table:table-cell>
          <table:table-cell office:value-type="float" office:value="78.64" calcext:value-type="float">
            <text:p>78.64</text:p>
          </table:table-cell>
        </table:table-row>
        <table:table-row table:style-name="ro1">
          <table:table-cell office:value-type="string" calcext:value-type="string">
            <text:p>2;TestOp_80,1,2,false,stump_with_memoization,Any[],1,(10,45,30)</text:p>
          </table:table-cell>
          <table:table-cell/>
          <table:table-cell office:value-type="float" office:value="885.44" calcext:value-type="float">
            <text:p>885.44</text:p>
          </table:table-cell>
          <table:table-cell office:value-type="float" office:value="9051212" calcext:value-type="float">
            <text:p>9051212</text:p>
          </table:table-cell>
          <table:table-cell office:value-type="float" office:value="239.64" calcext:value-type="float">
            <text:p>239.64</text:p>
          </table:table-cell>
          <table:table-cell office:value-type="float" office:value="860.245" calcext:value-type="float">
            <text:p>860.245</text:p>
          </table:table-cell>
          <table:table-cell office:value-type="float" office:value="9049993" calcext:value-type="float">
            <text:p>9049993</text:p>
          </table:table-cell>
          <table:table-cell office:value-type="float" office:value="239.56" calcext:value-type="float">
            <text:p>239.56</text:p>
          </table:table-cell>
          <table:table-cell office:value-type="float" office:value="872.734" calcext:value-type="float">
            <text:p>872.734</text:p>
          </table:table-cell>
          <table:table-cell office:value-type="float" office:value="9050374" calcext:value-type="float">
            <text:p>9050374</text:p>
          </table:table-cell>
          <table:table-cell office:value-type="float" office:value="239.56" calcext:value-type="float">
            <text:p>239.56</text:p>
          </table:table-cell>
          <table:table-cell office:value-type="float" office:value="853.908" calcext:value-type="float">
            <text:p>853.908</text:p>
          </table:table-cell>
          <table:table-cell office:value-type="float" office:value="9050133" calcext:value-type="float">
            <text:p>9050133</text:p>
          </table:table-cell>
          <table:table-cell office:value-type="float" office:value="239.54" calcext:value-type="float">
            <text:p>239.54</text:p>
          </table:table-cell>
          <table:table-cell office:value-type="float" office:value="849.832" calcext:value-type="float">
            <text:p>849.832</text:p>
          </table:table-cell>
          <table:table-cell office:value-type="float" office:value="9049894" calcext:value-type="float">
            <text:p>9049894</text:p>
          </table:table-cell>
          <table:table-cell office:value-type="float" office:value="239.52" calcext:value-type="float">
            <text:p>239.52</text:p>
          </table:table-cell>
          <table:table-cell office:value-type="float" office:value="790.11" calcext:value-type="float">
            <text:p>790.11</text:p>
          </table:table-cell>
          <table:table-cell office:value-type="float" office:value="9049031" calcext:value-type="float">
            <text:p>9049031</text:p>
          </table:table-cell>
          <table:table-cell office:value-type="float" office:value="239.48" calcext:value-type="float">
            <text:p>239.48</text:p>
          </table:table-cell>
        </table:table-row>
        <table:table-row table:style-name="ro1">
          <table:table-cell office:value-type="string" calcext:value-type="string">
            <text:p>2;TestOp_80,1,2,false,stump_with_memoization,Any[],1,(10,45,30)</text:p>
          </table:table-cell>
          <table:table-cell/>
          <table:table-cell office:value-type="float" office:value="811.721" calcext:value-type="float">
            <text:p>811.721</text:p>
          </table:table-cell>
          <table:table-cell office:value-type="float" office:value="7998320" calcext:value-type="float">
            <text:p>7998320</text:p>
          </table:table-cell>
          <table:table-cell office:value-type="float" office:value="208.2" calcext:value-type="float">
            <text:p>208.2</text:p>
          </table:table-cell>
          <table:table-cell office:value-type="float" office:value="816.439" calcext:value-type="float">
            <text:p>816.439</text:p>
          </table:table-cell>
          <table:table-cell office:value-type="float" office:value="7997307" calcext:value-type="float">
            <text:p>7997307</text:p>
          </table:table-cell>
          <table:table-cell office:value-type="float" office:value="208.14" calcext:value-type="float">
            <text:p>208.14</text:p>
          </table:table-cell>
          <table:table-cell office:value-type="float" office:value="798.72" calcext:value-type="float">
            <text:p>798.72</text:p>
          </table:table-cell>
          <table:table-cell office:value-type="float" office:value="7997619" calcext:value-type="float">
            <text:p>7997619</text:p>
          </table:table-cell>
          <table:table-cell office:value-type="float" office:value="208.14" calcext:value-type="float">
            <text:p>208.14</text:p>
          </table:table-cell>
          <table:table-cell office:value-type="float" office:value="800.66" calcext:value-type="float">
            <text:p>800.66</text:p>
          </table:table-cell>
          <table:table-cell office:value-type="float" office:value="7997419" calcext:value-type="float">
            <text:p>7997419</text:p>
          </table:table-cell>
          <table:table-cell office:value-type="float" office:value="208.12" calcext:value-type="float">
            <text:p>208.12</text:p>
          </table:table-cell>
          <table:table-cell office:value-type="float" office:value="819.106" calcext:value-type="float">
            <text:p>819.106</text:p>
          </table:table-cell>
          <table:table-cell office:value-type="float" office:value="7997218" calcext:value-type="float">
            <text:p>7997218</text:p>
          </table:table-cell>
          <table:table-cell office:value-type="float" office:value="208.11" calcext:value-type="float">
            <text:p>208.11</text:p>
          </table:table-cell>
          <table:table-cell office:value-type="float" office:value="823.031" calcext:value-type="float">
            <text:p>823.031</text:p>
          </table:table-cell>
          <table:table-cell office:value-type="float" office:value="7996506" calcext:value-type="float">
            <text:p>7996506</text:p>
          </table:table-cell>
          <table:table-cell office:value-type="float" office:value="208.07" calcext:value-type="float">
            <text:p>208.07</text:p>
          </table:table-cell>
        </table:table-row>
        <table:table-row table:style-name="ro1">
          <table:table-cell office:value-type="string" calcext:value-type="string">
            <text:p>3;TestOp_80,1,2,false,stump_with_memoization,Any[],1,(10,45,30)</text:p>
          </table:table-cell>
          <table:table-cell/>
          <table:table-cell office:value-type="float" office:value="745.141" calcext:value-type="float">
            <text:p>745.141</text:p>
          </table:table-cell>
          <table:table-cell office:value-type="float" office:value="9043736" calcext:value-type="float">
            <text:p>9043736</text:p>
          </table:table-cell>
          <table:table-cell office:value-type="float" office:value="238.41" calcext:value-type="float">
            <text:p>238.41</text:p>
          </table:table-cell>
          <table:table-cell office:value-type="float" office:value="736.817" calcext:value-type="float">
            <text:p>736.817</text:p>
          </table:table-cell>
          <table:table-cell office:value-type="float" office:value="9042857" calcext:value-type="float">
            <text:p>9042857</text:p>
          </table:table-cell>
          <table:table-cell office:value-type="float" office:value="238.35" calcext:value-type="float">
            <text:p>238.35</text:p>
          </table:table-cell>
          <table:table-cell office:value-type="float" office:value="742.609" calcext:value-type="float">
            <text:p>742.609</text:p>
          </table:table-cell>
          <table:table-cell office:value-type="float" office:value="9042966" calcext:value-type="float">
            <text:p>9042966</text:p>
          </table:table-cell>
          <table:table-cell office:value-type="float" office:value="238.34" calcext:value-type="float">
            <text:p>238.34</text:p>
          </table:table-cell>
          <table:table-cell office:value-type="float" office:value="716.187" calcext:value-type="float">
            <text:p>716.187</text:p>
          </table:table-cell>
          <table:table-cell office:value-type="float" office:value="9042744" calcext:value-type="float">
            <text:p>9042744</text:p>
          </table:table-cell>
          <table:table-cell office:value-type="float" office:value="238.32" calcext:value-type="float">
            <text:p>238.32</text:p>
          </table:table-cell>
          <table:table-cell office:value-type="float" office:value="717.559" calcext:value-type="float">
            <text:p>717.559</text:p>
          </table:table-cell>
          <table:table-cell office:value-type="float" office:value="9042524" calcext:value-type="float">
            <text:p>9042524</text:p>
          </table:table-cell>
          <table:table-cell office:value-type="float" office:value="238.3" calcext:value-type="float">
            <text:p>238.3</text:p>
          </table:table-cell>
          <table:table-cell office:value-type="float" office:value="783.497" calcext:value-type="float">
            <text:p>783.497</text:p>
          </table:table-cell>
          <table:table-cell office:value-type="float" office:value="9041974" calcext:value-type="float">
            <text:p>9041974</text:p>
          </table:table-cell>
          <table:table-cell office:value-type="float" office:value="238.27" calcext:value-type="float">
            <text:p>238.27</text:p>
          </table:table-cell>
        </table:table-row>
        <table:table-row table:style-name="ro1">
          <table:table-cell office:value-type="string" calcext:value-type="string">
            <text:p>3;TestOp_80,1,2,false,stump_with_memoization,Any[],1,(10,45,30)</text:p>
          </table:table-cell>
          <table:table-cell/>
          <table:table-cell office:value-type="float" office:value="705.902" calcext:value-type="float">
            <text:p>705.902</text:p>
          </table:table-cell>
          <table:table-cell office:value-type="float" office:value="7706461" calcext:value-type="float">
            <text:p>7706461</text:p>
          </table:table-cell>
          <table:table-cell office:value-type="float" office:value="199.3" calcext:value-type="float">
            <text:p>199.3</text:p>
          </table:table-cell>
          <table:table-cell office:value-type="float" office:value="691.135" calcext:value-type="float">
            <text:p>691.135</text:p>
          </table:table-cell>
          <table:table-cell office:value-type="float" office:value="7705678" calcext:value-type="float">
            <text:p>7705678</text:p>
          </table:table-cell>
          <table:table-cell office:value-type="float" office:value="199.25" calcext:value-type="float">
            <text:p>199.25</text:p>
          </table:table-cell>
          <table:table-cell office:value-type="float" office:value="688.282" calcext:value-type="float">
            <text:p>688.282</text:p>
          </table:table-cell>
          <table:table-cell office:value-type="float" office:value="7705761" calcext:value-type="float">
            <text:p>7705761</text:p>
          </table:table-cell>
          <table:table-cell office:value-type="float" office:value="199.24" calcext:value-type="float">
            <text:p>199.24</text:p>
          </table:table-cell>
          <table:table-cell office:value-type="float" office:value="661.58" calcext:value-type="float">
            <text:p>661.58</text:p>
          </table:table-cell>
          <table:table-cell office:value-type="float" office:value="7705562" calcext:value-type="float">
            <text:p>7705562</text:p>
          </table:table-cell>
          <table:table-cell office:value-type="float" office:value="199.22" calcext:value-type="float">
            <text:p>199.22</text:p>
          </table:table-cell>
          <table:table-cell office:value-type="float" office:value="689.899" calcext:value-type="float">
            <text:p>689.899</text:p>
          </table:table-cell>
          <table:table-cell office:value-type="float" office:value="7705361" calcext:value-type="float">
            <text:p>7705361</text:p>
          </table:table-cell>
          <table:table-cell office:value-type="float" office:value="199.2" calcext:value-type="float">
            <text:p>199.2</text:p>
          </table:table-cell>
          <table:table-cell office:value-type="float" office:value="676.83" calcext:value-type="float">
            <text:p>676.83</text:p>
          </table:table-cell>
          <table:table-cell office:value-type="float" office:value="7704878" calcext:value-type="float">
            <text:p>7704878</text:p>
          </table:table-cell>
          <table:table-cell office:value-type="float" office:value="199.18" calcext:value-type="float">
            <text:p>199.18</text:p>
          </table:table-cell>
        </table:table-row>
        <table:table-row table:style-name="ro1">
          <table:table-cell office:value-type="string" calcext:value-type="string">
            <text:p>4;TestOp_80,1,2,false,stump_with_memoization,Any[],1,(10,45,30)</text:p>
          </table:table-cell>
          <table:table-cell/>
          <table:table-cell office:value-type="float" office:value="406.409" calcext:value-type="float">
            <text:p>406.409</text:p>
          </table:table-cell>
          <table:table-cell office:value-type="float" office:value="5253598" calcext:value-type="float">
            <text:p>5253598</text:p>
          </table:table-cell>
          <table:table-cell office:value-type="float" office:value="141.22" calcext:value-type="float">
            <text:p>141.22</text:p>
          </table:table-cell>
          <table:table-cell office:value-type="float" office:value="397.997" calcext:value-type="float">
            <text:p>397.997</text:p>
          </table:table-cell>
          <table:table-cell office:value-type="float" office:value="5253082" calcext:value-type="float">
            <text:p>5253082</text:p>
          </table:table-cell>
          <table:table-cell office:value-type="float" office:value="141.18" calcext:value-type="float">
            <text:p>141.18</text:p>
          </table:table-cell>
          <table:table-cell office:value-type="float" office:value="402.28" calcext:value-type="float">
            <text:p>402.28</text:p>
          </table:table-cell>
          <table:table-cell office:value-type="float" office:value="5253039" calcext:value-type="float">
            <text:p>5253039</text:p>
          </table:table-cell>
          <table:table-cell office:value-type="float" office:value="141.17" calcext:value-type="float">
            <text:p>141.17</text:p>
          </table:table-cell>
          <table:table-cell office:value-type="float" office:value="399.926" calcext:value-type="float">
            <text:p>399.926</text:p>
          </table:table-cell>
          <table:table-cell office:value-type="float" office:value="5252879" calcext:value-type="float">
            <text:p>5252879</text:p>
          </table:table-cell>
          <table:table-cell office:value-type="float" office:value="141.16" calcext:value-type="float">
            <text:p>141.16</text:p>
          </table:table-cell>
          <table:table-cell office:value-type="float" office:value="397.826" calcext:value-type="float">
            <text:p>397.826</text:p>
          </table:table-cell>
          <table:table-cell office:value-type="float" office:value="5252715" calcext:value-type="float">
            <text:p>5252715</text:p>
          </table:table-cell>
          <table:table-cell office:value-type="float" office:value="141.14" calcext:value-type="float">
            <text:p>141.14</text:p>
          </table:table-cell>
          <table:table-cell office:value-type="float" office:value="413.32" calcext:value-type="float">
            <text:p>413.32</text:p>
          </table:table-cell>
          <table:table-cell office:value-type="float" office:value="5252439" calcext:value-type="float">
            <text:p>5252439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string" calcext:value-type="string">
            <text:p>4;TestOp_80,1,2,false,stump_with_memoization,Any[],1,(10,45,30)</text:p>
          </table:table-cell>
          <table:table-cell/>
          <table:table-cell office:value-type="float" office:value="164.774" calcext:value-type="float">
            <text:p>164.774</text:p>
          </table:table-cell>
          <table:table-cell office:value-type="float" office:value="1729211" calcext:value-type="float">
            <text:p>1729211</text:p>
          </table:table-cell>
          <table:table-cell office:value-type="float" office:value="49.96" calcext:value-type="float">
            <text:p>49.96</text:p>
          </table:table-cell>
          <table:table-cell office:value-type="float" office:value="148.952" calcext:value-type="float">
            <text:p>148.952</text:p>
          </table:table-cell>
          <table:table-cell office:value-type="float" office:value="1728793" calcext:value-type="float">
            <text:p>1728793</text:p>
          </table:table-cell>
          <table:table-cell office:value-type="float" office:value="49.93" calcext:value-type="float">
            <text:p>49.93</text:p>
          </table:table-cell>
          <table:table-cell office:value-type="float" office:value="155.151" calcext:value-type="float">
            <text:p>155.151</text:p>
          </table:table-cell>
          <table:table-cell office:value-type="float" office:value="1728721" calcext:value-type="float">
            <text:p>1728721</text:p>
          </table:table-cell>
          <table:table-cell office:value-type="float" office:value="49.92" calcext:value-type="float">
            <text:p>49.92</text:p>
          </table:table-cell>
          <table:table-cell office:value-type="float" office:value="148.801" calcext:value-type="float">
            <text:p>148.801</text:p>
          </table:table-cell>
          <table:table-cell office:value-type="float" office:value="1728581" calcext:value-type="float">
            <text:p>1728581</text:p>
          </table:table-cell>
          <table:table-cell office:value-type="float" office:value="49.91" calcext:value-type="float">
            <text:p>49.91</text:p>
          </table:table-cell>
          <table:table-cell office:value-type="float" office:value="152.24" calcext:value-type="float">
            <text:p>152.24</text:p>
          </table:table-cell>
          <table:table-cell office:value-type="float" office:value="1728441" calcext:value-type="float">
            <text:p>1728441</text:p>
          </table:table-cell>
          <table:table-cell office:value-type="float" office:value="49.89" calcext:value-type="float">
            <text:p>49.89</text:p>
          </table:table-cell>
          <table:table-cell office:value-type="float" office:value="153.129" calcext:value-type="float">
            <text:p>153.129</text:p>
          </table:table-cell>
          <table:table-cell office:value-type="float" office:value="1728233" calcext:value-type="float">
            <text:p>1728233</text:p>
          </table:table-cell>
          <table:table-cell office:value-type="float" office:value="49.88" calcext:value-type="float">
            <text:p>49.88</text:p>
          </table:table-cell>
        </table:table-row>
        <table:table-row table:style-name="ro1">
          <table:table-cell office:value-type="string" calcext:value-type="string">
            <text:p>5;TestOp_80,1,2,false,stump_with_memoization,Any[],1,(10,45,30)</text:p>
          </table:table-cell>
          <table:table-cell/>
          <table:table-cell office:value-type="float" office:value="704.364" calcext:value-type="float">
            <text:p>704.364</text:p>
          </table:table-cell>
          <table:table-cell office:value-type="float" office:value="7568928" calcext:value-type="float">
            <text:p>7568928</text:p>
          </table:table-cell>
          <table:table-cell office:value-type="float" office:value="202.14" calcext:value-type="float">
            <text:p>202.14</text:p>
          </table:table-cell>
          <table:table-cell office:value-type="float" office:value="685.05" calcext:value-type="float">
            <text:p>685.05</text:p>
          </table:table-cell>
          <table:table-cell office:value-type="float" office:value="7567822" calcext:value-type="float">
            <text:p>7567822</text:p>
          </table:table-cell>
          <table:table-cell office:value-type="float" office:value="202.06" calcext:value-type="float">
            <text:p>202.06</text:p>
          </table:table-cell>
          <table:table-cell office:value-type="float" office:value="693.45" calcext:value-type="float">
            <text:p>693.45</text:p>
          </table:table-cell>
          <table:table-cell office:value-type="float" office:value="7568088" calcext:value-type="float">
            <text:p>7568088</text:p>
          </table:table-cell>
          <table:table-cell office:value-type="float" office:value="202.06" calcext:value-type="float">
            <text:p>202.06</text:p>
          </table:table-cell>
          <table:table-cell office:value-type="float" office:value="684.606" calcext:value-type="float">
            <text:p>684.606</text:p>
          </table:table-cell>
          <table:table-cell office:value-type="float" office:value="7567845" calcext:value-type="float">
            <text:p>7567845</text:p>
          </table:table-cell>
          <table:table-cell office:value-type="float" office:value="202.04" calcext:value-type="float">
            <text:p>202.04</text:p>
          </table:table-cell>
          <table:table-cell office:value-type="float" office:value="730.033" calcext:value-type="float">
            <text:p>730.033</text:p>
          </table:table-cell>
          <table:table-cell office:value-type="float" office:value="7567607" calcext:value-type="float">
            <text:p>7567607</text:p>
          </table:table-cell>
          <table:table-cell office:value-type="float" office:value="202.02" calcext:value-type="float">
            <text:p>202.02</text:p>
          </table:table-cell>
          <table:table-cell office:value-type="float" office:value="667.346" calcext:value-type="float">
            <text:p>667.346</text:p>
          </table:table-cell>
          <table:table-cell office:value-type="float" office:value="7566860" calcext:value-type="float">
            <text:p>7566860</text:p>
          </table:table-cell>
          <table:table-cell office:value-type="float" office:value="201.98" calcext:value-type="float">
            <text:p>201.98</text:p>
          </table:table-cell>
        </table:table-row>
        <table:table-row table:style-name="ro1">
          <table:table-cell office:value-type="string" calcext:value-type="string">
            <text:p>5;TestOp_80,1,2,false,stump_with_memoization,Any[],1,(10,45,30)</text:p>
          </table:table-cell>
          <table:table-cell/>
          <table:table-cell office:value-type="float" office:value="540.4" calcext:value-type="float">
            <text:p>540.4</text:p>
          </table:table-cell>
          <table:table-cell office:value-type="float" office:value="5361105" calcext:value-type="float">
            <text:p>5361105</text:p>
          </table:table-cell>
          <table:table-cell office:value-type="float" office:value="140.12" calcext:value-type="float">
            <text:p>140.12</text:p>
          </table:table-cell>
          <table:table-cell office:value-type="float" office:value="585.543" calcext:value-type="float">
            <text:p>585.543</text:p>
          </table:table-cell>
          <table:table-cell office:value-type="float" office:value="5360339" calcext:value-type="float">
            <text:p>5360339</text:p>
          </table:table-cell>
          <table:table-cell office:value-type="float" office:value="140.07" calcext:value-type="float">
            <text:p>140.07</text:p>
          </table:table-cell>
          <table:table-cell office:value-type="float" office:value="581.821" calcext:value-type="float">
            <text:p>581.821</text:p>
          </table:table-cell>
          <table:table-cell office:value-type="float" office:value="5360544" calcext:value-type="float">
            <text:p>5360544</text:p>
          </table:table-cell>
          <table:table-cell office:value-type="float" office:value="140.07" calcext:value-type="float">
            <text:p>140.07</text:p>
          </table:table-cell>
          <table:table-cell office:value-type="float" office:value="567.216" calcext:value-type="float">
            <text:p>567.216</text:p>
          </table:table-cell>
          <table:table-cell office:value-type="float" office:value="5360385" calcext:value-type="float">
            <text:p>5360385</text:p>
          </table:table-cell>
          <table:table-cell office:value-type="float" office:value="140.06" calcext:value-type="float">
            <text:p>140.06</text:p>
          </table:table-cell>
          <table:table-cell office:value-type="float" office:value="578.449" calcext:value-type="float">
            <text:p>578.449</text:p>
          </table:table-cell>
          <table:table-cell office:value-type="float" office:value="5360225" calcext:value-type="float">
            <text:p>5360225</text:p>
          </table:table-cell>
          <table:table-cell office:value-type="float" office:value="140.05" calcext:value-type="float">
            <text:p>140.05</text:p>
          </table:table-cell>
          <table:table-cell office:value-type="float" office:value="576.008" calcext:value-type="float">
            <text:p>576.008</text:p>
          </table:table-cell>
          <table:table-cell office:value-type="float" office:value="5359699" calcext:value-type="float">
            <text:p>5359699</text:p>
          </table:table-cell>
          <table:table-cell office:value-type="float" office:value="140.02" calcext:value-type="float">
            <text:p>140.0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float" office:value="223430" calcext:value-type="float">
            <text:p>223430</text:p>
          </table:table-cell>
          <table:table-cell office:value-type="float" office:value="825607004" calcext:value-type="float">
            <text:p>825607004</text:p>
          </table:table-cell>
          <table:table-cell office:value-type="float" office:value="27550" calcext:value-type="float">
            <text:p>27550</text:p>
          </table:table-cell>
          <table:table-cell office:value-type="float" office:value="115840" calcext:value-type="float">
            <text:p>115840</text:p>
          </table:table-cell>
          <table:table-cell office:value-type="float" office:value="825606903" calcext:value-type="float">
            <text:p>825606903</text:p>
          </table:table-cell>
          <table:table-cell office:value-type="float" office:value="27550" calcext:value-type="float">
            <text:p>27550</text:p>
          </table:table-cell>
          <table:table-cell office:value-type="float" office:value="86944" calcext:value-type="float">
            <text:p>86944</text:p>
          </table:table-cell>
          <table:table-cell office:value-type="float" office:value="825606861" calcext:value-type="float">
            <text:p>825606861</text:p>
          </table:table-cell>
          <table:table-cell office:value-type="float" office:value="27550" calcext:value-type="float">
            <text:p>27550</text:p>
          </table:table-cell>
          <table:table-cell office:value-type="float" office:value="67227" calcext:value-type="float">
            <text:p>67227</text:p>
          </table:table-cell>
          <table:table-cell office:value-type="float" office:value="825606818" calcext:value-type="float">
            <text:p>825606818</text:p>
          </table:table-cell>
          <table:table-cell office:value-type="float" office:value="27550" calcext:value-type="float">
            <text:p>27550</text:p>
          </table:table-cell>
          <table:table-cell office:value-type="float" office:value="50911" calcext:value-type="float">
            <text:p>50911</text:p>
          </table:table-cell>
          <table:table-cell office:value-type="float" office:value="825606782" calcext:value-type="float">
            <text:p>825606782</text:p>
          </table:table-cell>
          <table:table-cell office:value-type="float" office:value="27550" calcext:value-type="float">
            <text:p>27550</text:p>
          </table:table-cell>
          <table:table-cell office:value-type="float" office:value="41392" calcext:value-type="float">
            <text:p>41392</text:p>
          </table:table-cell>
          <table:table-cell office:value-type="float" office:value="825606738" calcext:value-type="float">
            <text:p>825606738</text:p>
          </table:table-cell>
          <table:table-cell office:value-type="float" office:value="27550" calcext:value-type="float">
            <text:p>27550</text:p>
          </table:table-cell>
        </table:table-row>
        <table:table-row table:style-name="ro1">
          <table:table-cell office:value-type="string" calcext:value-type="string">
            <text:p>1;TestOp_80,1,2,false,stump,Any[],1,(20,45,30)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27743702" calcext:value-type="float">
            <text:p>27743702</text:p>
          </table:table-cell>
          <table:table-cell office:value-type="float" office:value="767.94" calcext:value-type="float">
            <text:p>767.94</text:p>
          </table:table-cell>
          <table:table-cell office:value-type="float" office:value="2721" calcext:value-type="float">
            <text:p>2721</text:p>
          </table:table-cell>
          <table:table-cell office:value-type="float" office:value="27742226" calcext:value-type="float">
            <text:p>27742226</text:p>
          </table:table-cell>
          <table:table-cell office:value-type="float" office:value="767.84" calcext:value-type="float">
            <text:p>767.84</text:p>
          </table:table-cell>
          <table:table-cell office:value-type="float" office:value="2727" calcext:value-type="float">
            <text:p>2727</text:p>
          </table:table-cell>
          <table:table-cell office:value-type="float" office:value="27742652" calcext:value-type="float">
            <text:p>27742652</text:p>
          </table:table-cell>
          <table:table-cell office:value-type="float" office:value="767.85" calcext:value-type="float">
            <text:p>767.85</text:p>
          </table:table-cell>
          <table:table-cell office:value-type="float" office:value="2769" calcext:value-type="float">
            <text:p>2769</text:p>
          </table:table-cell>
          <table:table-cell office:value-type="float" office:value="27742352" calcext:value-type="float">
            <text:p>27742352</text:p>
          </table:table-cell>
          <table:table-cell office:value-type="float" office:value="767.82" calcext:value-type="float">
            <text:p>767.82</text:p>
          </table:table-cell>
          <table:table-cell office:value-type="float" office:value="2641" calcext:value-type="float">
            <text:p>2641</text:p>
          </table:table-cell>
          <table:table-cell office:value-type="float" office:value="27742055" calcext:value-type="float">
            <text:p>27742055</text:p>
          </table:table-cell>
          <table:table-cell office:value-type="float" office:value="767.79" calcext:value-type="float">
            <text:p>767.79</text:p>
          </table:table-cell>
          <table:table-cell office:value-type="float" office:value="2715" calcext:value-type="float">
            <text:p>2715</text:p>
          </table:table-cell>
          <table:table-cell office:value-type="float" office:value="27741024" calcext:value-type="float">
            <text:p>27741024</text:p>
          </table:table-cell>
          <table:table-cell office:value-type="float" office:value="767.74" calcext:value-type="float">
            <text:p>767.74</text:p>
          </table:table-cell>
        </table:table-row>
        <table:table-row table:style-name="ro1">
          <table:table-cell office:value-type="string" calcext:value-type="string">
            <text:p>1;TestOp_80,1,2,false,stump,Any[],1,(20,45,30)</text:p>
          </table:table-cell>
          <table:table-cell/>
          <table:table-cell office:value-type="float" office:value="2434" calcext:value-type="float">
            <text:p>2434</text:p>
          </table:table-cell>
          <table:table-cell office:value-type="float" office:value="22317570" calcext:value-type="float">
            <text:p>22317570</text:p>
          </table:table-cell>
          <table:table-cell office:value-type="float" office:value="614.92" calcext:value-type="float">
            <text:p>614.92</text:p>
          </table:table-cell>
          <table:table-cell office:value-type="float" office:value="2410" calcext:value-type="float">
            <text:p>2410</text:p>
          </table:table-cell>
          <table:table-cell office:value-type="float" office:value="22316434" calcext:value-type="float">
            <text:p>22316434</text:p>
          </table:table-cell>
          <table:table-cell office:value-type="float" office:value="614.85" calcext:value-type="float">
            <text:p>614.85</text:p>
          </table:table-cell>
          <table:table-cell office:value-type="float" office:value="2382" calcext:value-type="float">
            <text:p>2382</text:p>
          </table:table-cell>
          <table:table-cell office:value-type="float" office:value="22316660" calcext:value-type="float">
            <text:p>22316660</text:p>
          </table:table-cell>
          <table:table-cell office:value-type="float" office:value="614.85" calcext:value-type="float">
            <text:p>614.85</text:p>
          </table:table-cell>
          <table:table-cell office:value-type="float" office:value="2392" calcext:value-type="float">
            <text:p>2392</text:p>
          </table:table-cell>
          <table:table-cell office:value-type="float" office:value="22316398" calcext:value-type="float">
            <text:p>22316398</text:p>
          </table:table-cell>
          <table:table-cell office:value-type="float" office:value="614.82" calcext:value-type="float">
            <text:p>614.82</text:p>
          </table:table-cell>
          <table:table-cell office:value-type="float" office:value="2396" calcext:value-type="float">
            <text:p>2396</text:p>
          </table:table-cell>
          <table:table-cell office:value-type="float" office:value="22316139" calcext:value-type="float">
            <text:p>22316139</text:p>
          </table:table-cell>
          <table:table-cell office:value-type="float" office:value="614.8" calcext:value-type="float">
            <text:p>614.8</text:p>
          </table:table-cell>
          <table:table-cell office:value-type="float" office:value="2436" calcext:value-type="float">
            <text:p>2436</text:p>
          </table:table-cell>
          <table:table-cell office:value-type="float" office:value="22315393" calcext:value-type="float">
            <text:p>22315393</text:p>
          </table:table-cell>
          <table:table-cell office:value-type="float" office:value="614.76" calcext:value-type="float">
            <text:p>614.76</text:p>
          </table:table-cell>
        </table:table-row>
        <table:table-row table:style-name="ro1">
          <table:table-cell office:value-type="string" calcext:value-type="string">
            <text:p>2;TestOp_80,1,2,false,stump,Any[],1,(20,45,30)</text:p>
          </table:table-cell>
          <table:table-cell/>
          <table:table-cell office:value-type="float" office:value="1839" calcext:value-type="float">
            <text:p>1839</text:p>
          </table:table-cell>
          <table:table-cell office:value-type="float" office:value="21081996" calcext:value-type="float">
            <text:p>21081996</text:p>
          </table:table-cell>
          <table:table-cell office:value-type="float" office:value="605.26" calcext:value-type="float">
            <text:p>605.26</text:p>
          </table:table-cell>
          <table:table-cell office:value-type="float" office:value="1793" calcext:value-type="float">
            <text:p>1793</text:p>
          </table:table-cell>
          <table:table-cell office:value-type="float" office:value="21081306" calcext:value-type="float">
            <text:p>21081306</text:p>
          </table:table-cell>
          <table:table-cell office:value-type="float" office:value="605.2" calcext:value-type="float">
            <text:p>605.2</text:p>
          </table:table-cell>
          <table:table-cell office:value-type="float" office:value="1828" calcext:value-type="float">
            <text:p>1828</text:p>
          </table:table-cell>
          <table:table-cell office:value-type="float" office:value="21081227" calcext:value-type="float">
            <text:p>21081227</text:p>
          </table:table-cell>
          <table:table-cell office:value-type="float" office:value="605.19" calcext:value-type="float">
            <text:p>605.19</text:p>
          </table:table-cell>
          <table:table-cell office:value-type="float" office:value="1774" calcext:value-type="float">
            <text:p>1774</text:p>
          </table:table-cell>
          <table:table-cell office:value-type="float" office:value="21081006" calcext:value-type="float">
            <text:p>21081006</text:p>
          </table:table-cell>
          <table:table-cell office:value-type="float" office:value="605.17" calcext:value-type="float">
            <text:p>605.17</text:p>
          </table:table-cell>
          <table:table-cell office:value-type="float" office:value="1761" calcext:value-type="float">
            <text:p>1761</text:p>
          </table:table-cell>
          <table:table-cell office:value-type="float" office:value="21080781" calcext:value-type="float">
            <text:p>21080781</text:p>
          </table:table-cell>
          <table:table-cell office:value-type="float" office:value="605.15" calcext:value-type="float">
            <text:p>605.15</text:p>
          </table:table-cell>
          <table:table-cell office:value-type="float" office:value="1875" calcext:value-type="float">
            <text:p>1875</text:p>
          </table:table-cell>
          <table:table-cell office:value-type="float" office:value="21080419" calcext:value-type="float">
            <text:p>21080419</text:p>
          </table:table-cell>
          <table:table-cell office:value-type="float" office:value="605.13" calcext:value-type="float">
            <text:p>605.13</text:p>
          </table:table-cell>
        </table:table-row>
        <table:table-row table:style-name="ro1">
          <table:table-cell office:value-type="string" calcext:value-type="string">
            <text:p>2;TestOp_80,1,2,false,stump,Any[],1,(20,45,30)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15730336" calcext:value-type="float">
            <text:p>15730336</text:p>
          </table:table-cell>
          <table:table-cell office:value-type="float" office:value="444.46" calcext:value-type="float">
            <text:p>444.46</text:p>
          </table:table-cell>
          <table:table-cell office:value-type="float" office:value="1594" calcext:value-type="float">
            <text:p>1594</text:p>
          </table:table-cell>
          <table:table-cell office:value-type="float" office:value="15729837" calcext:value-type="float">
            <text:p>15729837</text:p>
          </table:table-cell>
          <table:table-cell office:value-type="float" office:value="444.41" calcext:value-type="float">
            <text:p>444.41</text:p>
          </table:table-cell>
          <table:table-cell office:value-type="float" office:value="1621" calcext:value-type="float">
            <text:p>1621</text:p>
          </table:table-cell>
          <table:table-cell office:value-type="float" office:value="15729638" calcext:value-type="float">
            <text:p>15729638</text:p>
          </table:table-cell>
          <table:table-cell office:value-type="float" office:value="444.39" calcext:value-type="float">
            <text:p>444.39</text:p>
          </table:table-cell>
          <table:table-cell office:value-type="float" office:value="1569" calcext:value-type="float">
            <text:p>1569</text:p>
          </table:table-cell>
          <table:table-cell office:value-type="float" office:value="15729440" calcext:value-type="float">
            <text:p>15729440</text:p>
          </table:table-cell>
          <table:table-cell office:value-type="float" office:value="444.38" calcext:value-type="float">
            <text:p>444.38</text:p>
          </table:table-cell>
          <table:table-cell office:value-type="float" office:value="1571" calcext:value-type="float">
            <text:p>1571</text:p>
          </table:table-cell>
          <table:table-cell office:value-type="float" office:value="15729238" calcext:value-type="float">
            <text:p>15729238</text:p>
          </table:table-cell>
          <table:table-cell office:value-type="float" office:value="444.36" calcext:value-type="float">
            <text:p>444.36</text:p>
          </table:table-cell>
          <table:table-cell office:value-type="float" office:value="1558" calcext:value-type="float">
            <text:p>1558</text:p>
          </table:table-cell>
          <table:table-cell office:value-type="float" office:value="15729036" calcext:value-type="float">
            <text:p>15729036</text:p>
          </table:table-cell>
          <table:table-cell office:value-type="float" office:value="444.34" calcext:value-type="float">
            <text:p>444.34</text:p>
          </table:table-cell>
        </table:table-row>
        <table:table-row table:style-name="ro1">
          <table:table-cell office:value-type="string" calcext:value-type="string">
            <text:p>3;TestOp_80,1,2,false,stump,Any[],1,(20,45,30)</text:p>
          </table:table-cell>
          <table:table-cell/>
          <table:table-cell office:value-type="float" office:value="2955" calcext:value-type="float">
            <text:p>2955</text:p>
          </table:table-cell>
          <table:table-cell office:value-type="float" office:value="29327130" calcext:value-type="float">
            <text:p>29327130</text:p>
          </table:table-cell>
          <table:table-cell office:value-type="float" office:value="811.09" calcext:value-type="float">
            <text:p>811.09</text:p>
          </table:table-cell>
          <table:table-cell office:value-type="float" office:value="2778" calcext:value-type="float">
            <text:p>2778</text:p>
          </table:table-cell>
          <table:table-cell office:value-type="float" office:value="29326211" calcext:value-type="float">
            <text:p>29326211</text:p>
          </table:table-cell>
          <table:table-cell office:value-type="float" office:value="811.03" calcext:value-type="float">
            <text:p>811.03</text:p>
          </table:table-cell>
          <table:table-cell office:value-type="float" office:value="2878" calcext:value-type="float">
            <text:p>2878</text:p>
          </table:table-cell>
          <table:table-cell office:value-type="float" office:value="29326290" calcext:value-type="float">
            <text:p>29326290</text:p>
          </table:table-cell>
          <table:table-cell office:value-type="float" office:value="811.02" calcext:value-type="float">
            <text:p>811.02</text:p>
          </table:table-cell>
          <table:table-cell office:value-type="float" office:value="2803" calcext:value-type="float">
            <text:p>2803</text:p>
          </table:table-cell>
          <table:table-cell office:value-type="float" office:value="29326050" calcext:value-type="float">
            <text:p>29326050</text:p>
          </table:table-cell>
          <table:table-cell office:value-type="float" office:value="811" calcext:value-type="float">
            <text:p>811</text:p>
          </table:table-cell>
          <table:table-cell office:value-type="float" office:value="2759" calcext:value-type="float">
            <text:p>2759</text:p>
          </table:table-cell>
          <table:table-cell office:value-type="float" office:value="29325811" calcext:value-type="float">
            <text:p>29325811</text:p>
          </table:table-cell>
          <table:table-cell office:value-type="float" office:value="810.98" calcext:value-type="float">
            <text:p>810.98</text:p>
          </table:table-cell>
          <table:table-cell office:value-type="float" office:value="2672" calcext:value-type="float">
            <text:p>2672</text:p>
          </table:table-cell>
          <table:table-cell office:value-type="float" office:value="29325245" calcext:value-type="float">
            <text:p>29325245</text:p>
          </table:table-cell>
          <table:table-cell office:value-type="float" office:value="810.95" calcext:value-type="float">
            <text:p>810.95</text:p>
          </table:table-cell>
        </table:table-row>
        <table:table-row table:style-name="ro1">
          <table:table-cell office:value-type="string" calcext:value-type="string">
            <text:p>3;TestOp_80,1,2,false,stump,Any[],1,(20,45,30)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13956248" calcext:value-type="float">
            <text:p>13956248</text:p>
          </table:table-cell>
          <table:table-cell office:value-type="float" office:value="371.04" calcext:value-type="float">
            <text:p>371.04</text:p>
          </table:table-cell>
          <table:table-cell office:value-type="float" office:value="1540" calcext:value-type="float">
            <text:p>1540</text:p>
          </table:table-cell>
          <table:table-cell office:value-type="float" office:value="13955798" calcext:value-type="float">
            <text:p>13955798</text:p>
          </table:table-cell>
          <table:table-cell office:value-type="float" office:value="371" calcext:value-type="float">
            <text:p>371</text:p>
          </table:table-cell>
          <table:table-cell office:value-type="float" office:value="1562" calcext:value-type="float">
            <text:p>1562</text:p>
          </table:table-cell>
          <table:table-cell office:value-type="float" office:value="13955618" calcext:value-type="float">
            <text:p>13955618</text:p>
          </table:table-cell>
          <table:table-cell office:value-type="float" office:value="370.98" calcext:value-type="float">
            <text:p>370.98</text:p>
          </table:table-cell>
          <table:table-cell office:value-type="float" office:value="1517" calcext:value-type="float">
            <text:p>1517</text:p>
          </table:table-cell>
          <table:table-cell office:value-type="float" office:value="13955438" calcext:value-type="float">
            <text:p>13955438</text:p>
          </table:table-cell>
          <table:table-cell office:value-type="float" office:value="370.97" calcext:value-type="float">
            <text:p>370.97</text:p>
          </table:table-cell>
          <table:table-cell office:value-type="float" office:value="1524" calcext:value-type="float">
            <text:p>1524</text:p>
          </table:table-cell>
          <table:table-cell office:value-type="float" office:value="13955257" calcext:value-type="float">
            <text:p>13955257</text:p>
          </table:table-cell>
          <table:table-cell office:value-type="float" office:value="370.95" calcext:value-type="float">
            <text:p>370.95</text:p>
          </table:table-cell>
          <table:table-cell office:value-type="float" office:value="1536" calcext:value-type="float">
            <text:p>1536</text:p>
          </table:table-cell>
          <table:table-cell office:value-type="float" office:value="13955077" calcext:value-type="float">
            <text:p>13955077</text:p>
          </table:table-cell>
          <table:table-cell office:value-type="float" office:value="370.94" calcext:value-type="float">
            <text:p>370.94</text:p>
          </table:table-cell>
        </table:table-row>
        <table:table-row table:style-name="ro1">
          <table:table-cell office:value-type="string" calcext:value-type="string">
            <text:p>4;TestOp_80,1,2,false,stump,Any[],1,(20,45,30)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15505016" calcext:value-type="float">
            <text:p>15505016</text:p>
          </table:table-cell>
          <table:table-cell office:value-type="float" office:value="430.85" calcext:value-type="float">
            <text:p>430.85</text:p>
          </table:table-cell>
          <table:table-cell office:value-type="float" office:value="1236" calcext:value-type="float">
            <text:p>1236</text:p>
          </table:table-cell>
          <table:table-cell office:value-type="float" office:value="15504394" calcext:value-type="float">
            <text:p>15504394</text:p>
          </table:table-cell>
          <table:table-cell office:value-type="float" office:value="430.8" calcext:value-type="float">
            <text:p>430.8</text:p>
          </table:table-cell>
          <table:table-cell office:value-type="float" office:value="1274" calcext:value-type="float">
            <text:p>1274</text:p>
          </table:table-cell>
          <table:table-cell office:value-type="float" office:value="15504247" calcext:value-type="float">
            <text:p>15504247</text:p>
          </table:table-cell>
          <table:table-cell office:value-type="float" office:value="430.78" calcext:value-type="float">
            <text:p>430.78</text:p>
          </table:table-cell>
          <table:table-cell office:value-type="float" office:value="1234" calcext:value-type="float">
            <text:p>1234</text:p>
          </table:table-cell>
          <table:table-cell office:value-type="float" office:value="15504027" calcext:value-type="float">
            <text:p>15504027</text:p>
          </table:table-cell>
          <table:table-cell office:value-type="float" office:value="430.76" calcext:value-type="float">
            <text:p>430.76</text:p>
          </table:table-cell>
          <table:table-cell office:value-type="float" office:value="1259" calcext:value-type="float">
            <text:p>1259</text:p>
          </table:table-cell>
          <table:table-cell office:value-type="float" office:value="15503805" calcext:value-type="float">
            <text:p>15503805</text:p>
          </table:table-cell>
          <table:table-cell office:value-type="float" office:value="430.74" calcext:value-type="float">
            <text:p>430.74</text:p>
          </table:table-cell>
          <table:table-cell office:value-type="float" office:value="1224" calcext:value-type="float">
            <text:p>1224</text:p>
          </table:table-cell>
          <table:table-cell office:value-type="float" office:value="15503512" calcext:value-type="float">
            <text:p>15503512</text:p>
          </table:table-cell>
          <table:table-cell office:value-type="float" office:value="430.72" calcext:value-type="float">
            <text:p>430.72</text:p>
          </table:table-cell>
        </table:table-row>
        <table:table-row table:style-name="ro1">
          <table:table-cell office:value-type="string" calcext:value-type="string">
            <text:p>4;TestOp_80,1,2,false,stump,Any[],1,(20,45,30)</text:p>
          </table:table-cell>
          <table:table-cell/>
          <table:table-cell office:value-type="float" office:value="586.89" calcext:value-type="float">
            <text:p>586.89</text:p>
          </table:table-cell>
          <table:table-cell office:value-type="float" office:value="5968120" calcext:value-type="float">
            <text:p>5968120</text:p>
          </table:table-cell>
          <table:table-cell office:value-type="float" office:value="156.03" calcext:value-type="float">
            <text:p>156.03</text:p>
          </table:table-cell>
          <table:table-cell office:value-type="float" office:value="591.63" calcext:value-type="float">
            <text:p>591.63</text:p>
          </table:table-cell>
          <table:table-cell office:value-type="float" office:value="5967921" calcext:value-type="float">
            <text:p>5967921</text:p>
          </table:table-cell>
          <table:table-cell office:value-type="float" office:value="156.01" calcext:value-type="float">
            <text:p>156.01</text:p>
          </table:table-cell>
          <table:table-cell office:value-type="float" office:value="597.914" calcext:value-type="float">
            <text:p>597.914</text:p>
          </table:table-cell>
          <table:table-cell office:value-type="float" office:value="5967841" calcext:value-type="float">
            <text:p>5967841</text:p>
          </table:table-cell>
          <table:table-cell office:value-type="float" office:value="156" calcext:value-type="float">
            <text:p>156</text:p>
          </table:table-cell>
          <table:table-cell office:value-type="float" office:value="579.624" calcext:value-type="float">
            <text:p>579.624</text:p>
          </table:table-cell>
          <table:table-cell office:value-type="float" office:value="5967761" calcext:value-type="float">
            <text:p>5967761</text:p>
          </table:table-cell>
          <table:table-cell office:value-type="float" office:value="156" calcext:value-type="float">
            <text:p>156</text:p>
          </table:table-cell>
          <table:table-cell office:value-type="float" office:value="585.928" calcext:value-type="float">
            <text:p>585.928</text:p>
          </table:table-cell>
          <table:table-cell office:value-type="float" office:value="5967681" calcext:value-type="float">
            <text:p>5967681</text:p>
          </table:table-cell>
          <table:table-cell office:value-type="float" office:value="155.99" calcext:value-type="float">
            <text:p>155.99</text:p>
          </table:table-cell>
          <table:table-cell office:value-type="float" office:value="587.698" calcext:value-type="float">
            <text:p>587.698</text:p>
          </table:table-cell>
          <table:table-cell office:value-type="float" office:value="5967600" calcext:value-type="float">
            <text:p>5967600</text:p>
          </table:table-cell>
          <table:table-cell office:value-type="float" office:value="155.98" calcext:value-type="float">
            <text:p>155.98</text:p>
          </table:table-cell>
        </table:table-row>
        <table:table-row table:style-name="ro1">
          <table:table-cell office:value-type="string" calcext:value-type="string">
            <text:p>5;TestOp_80,1,2,false,stump,Any[],1,(20,45,30)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12512095" calcext:value-type="float">
            <text:p>12512095</text:p>
          </table:table-cell>
          <table:table-cell office:value-type="float" office:value="348.42" calcext:value-type="float">
            <text:p>348.42</text:p>
          </table:table-cell>
          <table:table-cell office:value-type="float" office:value="1085" calcext:value-type="float">
            <text:p>1085</text:p>
          </table:table-cell>
          <table:table-cell office:value-type="float" office:value="12510437" calcext:value-type="float">
            <text:p>12510437</text:p>
          </table:table-cell>
          <table:table-cell office:value-type="float" office:value="348.32" calcext:value-type="float">
            <text:p>348.32</text:p>
          </table:table-cell>
          <table:table-cell office:value-type="float" office:value="1052" calcext:value-type="float">
            <text:p>1052</text:p>
          </table:table-cell>
          <table:table-cell office:value-type="float" office:value="12511254" calcext:value-type="float">
            <text:p>12511254</text:p>
          </table:table-cell>
          <table:table-cell office:value-type="float" office:value="348.34" calcext:value-type="float">
            <text:p>348.34</text:p>
          </table:table-cell>
          <table:table-cell office:value-type="float" office:value="1072" calcext:value-type="float">
            <text:p>1072</text:p>
          </table:table-cell>
          <table:table-cell office:value-type="float" office:value="12511016" calcext:value-type="float">
            <text:p>12511016</text:p>
          </table:table-cell>
          <table:table-cell office:value-type="float" office:value="348.32" calcext:value-type="float">
            <text:p>348.32</text:p>
          </table:table-cell>
          <table:table-cell office:value-type="float" office:value="1072" calcext:value-type="float">
            <text:p>1072</text:p>
          </table:table-cell>
          <table:table-cell office:value-type="float" office:value="12510775" calcext:value-type="float">
            <text:p>12510775</text:p>
          </table:table-cell>
          <table:table-cell office:value-type="float" office:value="348.3" calcext:value-type="float">
            <text:p>348.3</text:p>
          </table:table-cell>
          <table:table-cell office:value-type="float" office:value="973.504" calcext:value-type="float">
            <text:p>973.504</text:p>
          </table:table-cell>
          <table:table-cell office:value-type="float" office:value="12509476" calcext:value-type="float">
            <text:p>12509476</text:p>
          </table:table-cell>
          <table:table-cell office:value-type="float" office:value="348.24" calcext:value-type="float">
            <text:p>348.24</text:p>
          </table:table-cell>
        </table:table-row>
        <table:table-row table:style-name="ro1">
          <table:table-cell office:value-type="string" calcext:value-type="string">
            <text:p>5;TestOp_80,1,2,false,stump,Any[],1,(20,45,30)</text:p>
          </table:table-cell>
          <table:table-cell/>
          <table:table-cell office:value-type="float" office:value="599.353" calcext:value-type="float">
            <text:p>599.353</text:p>
          </table:table-cell>
          <table:table-cell office:value-type="float" office:value="5802385" calcext:value-type="float">
            <text:p>5802385</text:p>
          </table:table-cell>
          <table:table-cell office:value-type="float" office:value="162.7" calcext:value-type="float">
            <text:p>162.7</text:p>
          </table:table-cell>
          <table:table-cell office:value-type="float" office:value="597.163" calcext:value-type="float">
            <text:p>597.163</text:p>
          </table:table-cell>
          <table:table-cell office:value-type="float" office:value="5801486" calcext:value-type="float">
            <text:p>5801486</text:p>
          </table:table-cell>
          <table:table-cell office:value-type="float" office:value="162.66" calcext:value-type="float">
            <text:p>162.66</text:p>
          </table:table-cell>
          <table:table-cell office:value-type="float" office:value="599.058" calcext:value-type="float">
            <text:p>599.058</text:p>
          </table:table-cell>
          <table:table-cell office:value-type="float" office:value="5802035" calcext:value-type="float">
            <text:p>5802035</text:p>
          </table:table-cell>
          <table:table-cell office:value-type="float" office:value="162.67" calcext:value-type="float">
            <text:p>162.67</text:p>
          </table:table-cell>
          <table:table-cell office:value-type="float" office:value="583.565" calcext:value-type="float">
            <text:p>583.565</text:p>
          </table:table-cell>
          <table:table-cell office:value-type="float" office:value="5801935" calcext:value-type="float">
            <text:p>5801935</text:p>
          </table:table-cell>
          <table:table-cell office:value-type="float" office:value="162.66" calcext:value-type="float">
            <text:p>162.66</text:p>
          </table:table-cell>
          <table:table-cell office:value-type="float" office:value="601.159" calcext:value-type="float">
            <text:p>601.159</text:p>
          </table:table-cell>
          <table:table-cell office:value-type="float" office:value="5801834" calcext:value-type="float">
            <text:p>5801834</text:p>
          </table:table-cell>
          <table:table-cell office:value-type="float" office:value="162.65" calcext:value-type="float">
            <text:p>162.65</text:p>
          </table:table-cell>
          <table:table-cell office:value-type="float" office:value="595.679" calcext:value-type="float">
            <text:p>595.679</text:p>
          </table:table-cell>
          <table:table-cell office:value-type="float" office:value="5801085" calcext:value-type="float">
            <text:p>5801085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float" office:value="87.12" calcext:value-type="float">
            <text:p>87.12</text:p>
          </table:table-cell>
          <table:table-cell office:value-type="float" office:value="7432161" calcext:value-type="float">
            <text:p>7432161</text:p>
          </table:table-cell>
          <table:table-cell office:value-type="float" office:value="396.24" calcext:value-type="float">
            <text:p>396.24</text:p>
          </table:table-cell>
          <table:table-cell office:value-type="float" office:value="80.054" calcext:value-type="float">
            <text:p>80.054</text:p>
          </table:table-cell>
          <table:table-cell office:value-type="float" office:value="7432059" calcext:value-type="float">
            <text:p>7432059</text:p>
          </table:table-cell>
          <table:table-cell office:value-type="float" office:value="396.23" calcext:value-type="float">
            <text:p>396.23</text:p>
          </table:table-cell>
          <table:table-cell office:value-type="float" office:value="106.209" calcext:value-type="float">
            <text:p>106.209</text:p>
          </table:table-cell>
          <table:table-cell office:value-type="float" office:value="7432019" calcext:value-type="float">
            <text:p>7432019</text:p>
          </table:table-cell>
          <table:table-cell office:value-type="float" office:value="396.23" calcext:value-type="float">
            <text:p>396.23</text:p>
          </table:table-cell>
          <table:table-cell office:value-type="float" office:value="113.456" calcext:value-type="float">
            <text:p>113.456</text:p>
          </table:table-cell>
          <table:table-cell office:value-type="float" office:value="7431979" calcext:value-type="float">
            <text:p>7431979</text:p>
          </table:table-cell>
          <table:table-cell office:value-type="float" office:value="396.23" calcext:value-type="float">
            <text:p>396.23</text:p>
          </table:table-cell>
          <table:table-cell office:value-type="float" office:value="131.706" calcext:value-type="float">
            <text:p>131.706</text:p>
          </table:table-cell>
          <table:table-cell office:value-type="float" office:value="7431940" calcext:value-type="float">
            <text:p>7431940</text:p>
          </table:table-cell>
          <table:table-cell office:value-type="float" office:value="396.22" calcext:value-type="float">
            <text:p>396.22</text:p>
          </table:table-cell>
          <table:table-cell office:value-type="float" office:value="186.943" calcext:value-type="float">
            <text:p>186.943</text:p>
          </table:table-cell>
          <table:table-cell office:value-type="float" office:value="7431899" calcext:value-type="float">
            <text:p>7431899</text:p>
          </table:table-cell>
          <table:table-cell office:value-type="float" office:value="396.22" calcext:value-type="float">
            <text:p>396.22</text:p>
          </table:table-cell>
        </table:table-row>
        <table:table-row table:style-name="ro1">
          <table:table-cell office:value-type="string" calcext:value-type="string">
            <text:p>1;TestOp_80,1,2,false,stump_with_memoization,Any[],1,(20,45,30)</text:p>
          </table:table-cell>
          <table:table-cell/>
          <table:table-cell office:value-type="float" office:value="2638" calcext:value-type="float">
            <text:p>2638</text:p>
          </table:table-cell>
          <table:table-cell office:value-type="float" office:value="28758493" calcext:value-type="float">
            <text:p>28758493</text:p>
          </table:table-cell>
          <table:table-cell office:value-type="float" office:value="772.78" calcext:value-type="float">
            <text:p>772.78</text:p>
          </table:table-cell>
          <table:table-cell office:value-type="float" office:value="2586" calcext:value-type="float">
            <text:p>2586</text:p>
          </table:table-cell>
          <table:table-cell office:value-type="float" office:value="28757016" calcext:value-type="float">
            <text:p>28757016</text:p>
          </table:table-cell>
          <table:table-cell office:value-type="float" office:value="772.69" calcext:value-type="float">
            <text:p>772.69</text:p>
          </table:table-cell>
          <table:table-cell office:value-type="float" office:value="2595" calcext:value-type="float">
            <text:p>2595</text:p>
          </table:table-cell>
          <table:table-cell office:value-type="float" office:value="28757444" calcext:value-type="float">
            <text:p>28757444</text:p>
          </table:table-cell>
          <table:table-cell office:value-type="float" office:value="772.69" calcext:value-type="float">
            <text:p>772.69</text:p>
          </table:table-cell>
          <table:table-cell office:value-type="float" office:value="2592" calcext:value-type="float">
            <text:p>2592</text:p>
          </table:table-cell>
          <table:table-cell office:value-type="float" office:value="28757145" calcext:value-type="float">
            <text:p>28757145</text:p>
          </table:table-cell>
          <table:table-cell office:value-type="float" office:value="772.66" calcext:value-type="float">
            <text:p>772.66</text:p>
          </table:table-cell>
          <table:table-cell office:value-type="float" office:value="2604" calcext:value-type="float">
            <text:p>2604</text:p>
          </table:table-cell>
          <table:table-cell office:value-type="float" office:value="28756845" calcext:value-type="float">
            <text:p>28756845</text:p>
          </table:table-cell>
          <table:table-cell office:value-type="float" office:value="772.64" calcext:value-type="float">
            <text:p>772.64</text:p>
          </table:table-cell>
          <table:table-cell office:value-type="float" office:value="2606" calcext:value-type="float">
            <text:p>2606</text:p>
          </table:table-cell>
          <table:table-cell office:value-type="float" office:value="28755814" calcext:value-type="float">
            <text:p>28755814</text:p>
          </table:table-cell>
          <table:table-cell office:value-type="float" office:value="772.58" calcext:value-type="float">
            <text:p>772.58</text:p>
          </table:table-cell>
        </table:table-row>
        <table:table-row table:style-name="ro1">
          <table:table-cell office:value-type="string" calcext:value-type="string">
            <text:p>1;TestOp_80,1,2,false,stump_with_memoization,Any[],1,(20,45,30)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23090212" calcext:value-type="float">
            <text:p>23090212</text:p>
          </table:table-cell>
          <table:table-cell office:value-type="float" office:value="618" calcext:value-type="float">
            <text:p>618</text:p>
          </table:table-cell>
          <table:table-cell office:value-type="float" office:value="2561" calcext:value-type="float">
            <text:p>2561</text:p>
          </table:table-cell>
          <table:table-cell office:value-type="float" office:value="23089076" calcext:value-type="float">
            <text:p>23089076</text:p>
          </table:table-cell>
          <table:table-cell office:value-type="float" office:value="617.92" calcext:value-type="float">
            <text:p>617.92</text:p>
          </table:table-cell>
          <table:table-cell office:value-type="float" office:value="2554" calcext:value-type="float">
            <text:p>2554</text:p>
          </table:table-cell>
          <table:table-cell office:value-type="float" office:value="23089303" calcext:value-type="float">
            <text:p>23089303</text:p>
          </table:table-cell>
          <table:table-cell office:value-type="float" office:value="617.92" calcext:value-type="float">
            <text:p>617.92</text:p>
          </table:table-cell>
          <table:table-cell office:value-type="float" office:value="2540" calcext:value-type="float">
            <text:p>2540</text:p>
          </table:table-cell>
          <table:table-cell office:value-type="float" office:value="23089041" calcext:value-type="float">
            <text:p>23089041</text:p>
          </table:table-cell>
          <table:table-cell office:value-type="float" office:value="617.89" calcext:value-type="float">
            <text:p>617.89</text:p>
          </table:table-cell>
          <table:table-cell office:value-type="float" office:value="2474" calcext:value-type="float">
            <text:p>2474</text:p>
          </table:table-cell>
          <table:table-cell office:value-type="float" office:value="23088782" calcext:value-type="float">
            <text:p>23088782</text:p>
          </table:table-cell>
          <table:table-cell office:value-type="float" office:value="617.87" calcext:value-type="float">
            <text:p>617.87</text:p>
          </table:table-cell>
          <table:table-cell office:value-type="float" office:value="2486" calcext:value-type="float">
            <text:p>2486</text:p>
          </table:table-cell>
          <table:table-cell office:value-type="float" office:value="23088035" calcext:value-type="float">
            <text:p>23088035</text:p>
          </table:table-cell>
          <table:table-cell office:value-type="float" office:value="617.83" calcext:value-type="float">
            <text:p>617.83</text:p>
          </table:table-cell>
        </table:table-row>
        <table:table-row table:style-name="ro1">
          <table:table-cell office:value-type="string" calcext:value-type="string">
            <text:p>2;TestOp_80,1,2,false,stump_with_memoization,Any[],1,(20,45,30)</text:p>
          </table:table-cell>
          <table:table-cell/>
          <table:table-cell office:value-type="float" office:value="1829" calcext:value-type="float">
            <text:p>1829</text:p>
          </table:table-cell>
          <table:table-cell office:value-type="float" office:value="21889752" calcext:value-type="float">
            <text:p>21889752</text:p>
          </table:table-cell>
          <table:table-cell office:value-type="float" office:value="608.74" calcext:value-type="float">
            <text:p>608.74</text:p>
          </table:table-cell>
          <table:table-cell office:value-type="float" office:value="1920" calcext:value-type="float">
            <text:p>1920</text:p>
          </table:table-cell>
          <table:table-cell office:value-type="float" office:value="21889062" calcext:value-type="float">
            <text:p>21889062</text:p>
          </table:table-cell>
          <table:table-cell office:value-type="float" office:value="608.68" calcext:value-type="float">
            <text:p>608.68</text:p>
          </table:table-cell>
          <table:table-cell office:value-type="float" office:value="1801" calcext:value-type="float">
            <text:p>1801</text:p>
          </table:table-cell>
          <table:table-cell office:value-type="float" office:value="21888983" calcext:value-type="float">
            <text:p>21888983</text:p>
          </table:table-cell>
          <table:table-cell office:value-type="float" office:value="608.67" calcext:value-type="float">
            <text:p>608.67</text:p>
          </table:table-cell>
          <table:table-cell office:value-type="float" office:value="1923" calcext:value-type="float">
            <text:p>1923</text:p>
          </table:table-cell>
          <table:table-cell office:value-type="float" office:value="21888763" calcext:value-type="float">
            <text:p>21888763</text:p>
          </table:table-cell>
          <table:table-cell office:value-type="float" office:value="608.65" calcext:value-type="float">
            <text:p>608.65</text:p>
          </table:table-cell>
          <table:table-cell office:value-type="float" office:value="1819" calcext:value-type="float">
            <text:p>1819</text:p>
          </table:table-cell>
          <table:table-cell office:value-type="float" office:value="21888538" calcext:value-type="float">
            <text:p>21888538</text:p>
          </table:table-cell>
          <table:table-cell office:value-type="float" office:value="608.63" calcext:value-type="float">
            <text:p>608.63</text:p>
          </table:table-cell>
          <table:table-cell office:value-type="float" office:value="2039" calcext:value-type="float">
            <text:p>2039</text:p>
          </table:table-cell>
          <table:table-cell office:value-type="float" office:value="21888174" calcext:value-type="float">
            <text:p>21888174</text:p>
          </table:table-cell>
          <table:table-cell office:value-type="float" office:value="608.61" calcext:value-type="float">
            <text:p>608.61</text:p>
          </table:table-cell>
        </table:table-row>
        <table:table-row table:style-name="ro1">
          <table:table-cell office:value-type="string" calcext:value-type="string">
            <text:p>2;TestOp_80,1,2,false,stump_with_memoization,Any[],1,(20,45,30)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16360303" calcext:value-type="float">
            <text:p>16360303</text:p>
          </table:table-cell>
          <table:table-cell office:value-type="float" office:value="447.52" calcext:value-type="float">
            <text:p>447.52</text:p>
          </table:table-cell>
          <table:table-cell office:value-type="float" office:value="1717" calcext:value-type="float">
            <text:p>1717</text:p>
          </table:table-cell>
          <table:table-cell office:value-type="float" office:value="16359805" calcext:value-type="float">
            <text:p>16359805</text:p>
          </table:table-cell>
          <table:table-cell office:value-type="float" office:value="447.48" calcext:value-type="float">
            <text:p>447.48</text:p>
          </table:table-cell>
          <table:table-cell office:value-type="float" office:value="1631" calcext:value-type="float">
            <text:p>1631</text:p>
          </table:table-cell>
          <table:table-cell office:value-type="float" office:value="16359605" calcext:value-type="float">
            <text:p>16359605</text:p>
          </table:table-cell>
          <table:table-cell office:value-type="float" office:value="447.46" calcext:value-type="float">
            <text:p>447.46</text:p>
          </table:table-cell>
          <table:table-cell office:value-type="float" office:value="1673" calcext:value-type="float">
            <text:p>1673</text:p>
          </table:table-cell>
          <table:table-cell office:value-type="float" office:value="16359405" calcext:value-type="float">
            <text:p>16359405</text:p>
          </table:table-cell>
          <table:table-cell office:value-type="float" office:value="447.44" calcext:value-type="float">
            <text:p>447.44</text:p>
          </table:table-cell>
          <table:table-cell office:value-type="float" office:value="1692" calcext:value-type="float">
            <text:p>1692</text:p>
          </table:table-cell>
          <table:table-cell office:value-type="float" office:value="16359204" calcext:value-type="float">
            <text:p>16359204</text:p>
          </table:table-cell>
          <table:table-cell office:value-type="float" office:value="447.43" calcext:value-type="float">
            <text:p>447.43</text:p>
          </table:table-cell>
          <table:table-cell office:value-type="float" office:value="1657" calcext:value-type="float">
            <text:p>1657</text:p>
          </table:table-cell>
          <table:table-cell office:value-type="float" office:value="16359004" calcext:value-type="float">
            <text:p>16359004</text:p>
          </table:table-cell>
          <table:table-cell office:value-type="float" office:value="447.41" calcext:value-type="float">
            <text:p>447.41</text:p>
          </table:table-cell>
        </table:table-row>
        <table:table-row table:style-name="ro1">
          <table:table-cell office:value-type="string" calcext:value-type="string">
            <text:p>3;TestOp_80,1,2,false,stump_with_memoization,Any[],1,(20,45,30)</text:p>
          </table:table-cell>
          <table:table-cell/>
          <table:table-cell office:value-type="float" office:value="2862" calcext:value-type="float">
            <text:p>2862</text:p>
          </table:table-cell>
          <table:table-cell office:value-type="float" office:value="30356034" calcext:value-type="float">
            <text:p>30356034</text:p>
          </table:table-cell>
          <table:table-cell office:value-type="float" office:value="817.52" calcext:value-type="float">
            <text:p>817.52</text:p>
          </table:table-cell>
          <table:table-cell office:value-type="float" office:value="2888" calcext:value-type="float">
            <text:p>2888</text:p>
          </table:table-cell>
          <table:table-cell office:value-type="float" office:value="30355113" calcext:value-type="float">
            <text:p>30355113</text:p>
          </table:table-cell>
          <table:table-cell office:value-type="float" office:value="817.45" calcext:value-type="float">
            <text:p>817.45</text:p>
          </table:table-cell>
          <table:table-cell office:value-type="float" office:value="2827" calcext:value-type="float">
            <text:p>2827</text:p>
          </table:table-cell>
          <table:table-cell office:value-type="float" office:value="30355194" calcext:value-type="float">
            <text:p>30355194</text:p>
          </table:table-cell>
          <table:table-cell office:value-type="float" office:value="817.45" calcext:value-type="float">
            <text:p>817.45</text:p>
          </table:table-cell>
          <table:table-cell office:value-type="float" office:value="2839" calcext:value-type="float">
            <text:p>2839</text:p>
          </table:table-cell>
          <table:table-cell office:value-type="float" office:value="30354957" calcext:value-type="float">
            <text:p>30354957</text:p>
          </table:table-cell>
          <table:table-cell office:value-type="float" office:value="817.42" calcext:value-type="float">
            <text:p>817.42</text:p>
          </table:table-cell>
          <table:table-cell office:value-type="float" office:value="2801" calcext:value-type="float">
            <text:p>2801</text:p>
          </table:table-cell>
          <table:table-cell office:value-type="float" office:value="30354716" calcext:value-type="float">
            <text:p>30354716</text:p>
          </table:table-cell>
          <table:table-cell office:value-type="float" office:value="817.4" calcext:value-type="float">
            <text:p>817.4</text:p>
          </table:table-cell>
          <table:table-cell office:value-type="float" office:value="2721" calcext:value-type="float">
            <text:p>2721</text:p>
          </table:table-cell>
          <table:table-cell office:value-type="float" office:value="30354150" calcext:value-type="float">
            <text:p>30354150</text:p>
          </table:table-cell>
          <table:table-cell office:value-type="float" office:value="817.37" calcext:value-type="float">
            <text:p>817.37</text:p>
          </table:table-cell>
        </table:table-row>
        <table:table-row table:style-name="ro1">
          <table:table-cell office:value-type="string" calcext:value-type="string">
            <text:p>3;TestOp_80,1,2,false,stump_with_memoization,Any[],1,(20,45,30)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4303011" calcext:value-type="float">
            <text:p>14303011</text:p>
          </table:table-cell>
          <table:table-cell office:value-type="float" office:value="370.72" calcext:value-type="float">
            <text:p>370.72</text:p>
          </table:table-cell>
          <table:table-cell office:value-type="float" office:value="1592" calcext:value-type="float">
            <text:p>1592</text:p>
          </table:table-cell>
          <table:table-cell office:value-type="float" office:value="14302560" calcext:value-type="float">
            <text:p>14302560</text:p>
          </table:table-cell>
          <table:table-cell office:value-type="float" office:value="370.68" calcext:value-type="float">
            <text:p>370.68</text:p>
          </table:table-cell>
          <table:table-cell office:value-type="float" office:value="1579" calcext:value-type="float">
            <text:p>1579</text:p>
          </table:table-cell>
          <table:table-cell office:value-type="float" office:value="14302382" calcext:value-type="float">
            <text:p>14302382</text:p>
          </table:table-cell>
          <table:table-cell office:value-type="float" office:value="370.67" calcext:value-type="float">
            <text:p>370.67</text:p>
          </table:table-cell>
          <table:table-cell office:value-type="float" office:value="1549" calcext:value-type="float">
            <text:p>1549</text:p>
          </table:table-cell>
          <table:table-cell office:value-type="float" office:value="14302202" calcext:value-type="float">
            <text:p>14302202</text:p>
          </table:table-cell>
          <table:table-cell office:value-type="float" office:value="370.65" calcext:value-type="float">
            <text:p>370.65</text:p>
          </table:table-cell>
          <table:table-cell office:value-type="float" office:value="1543" calcext:value-type="float">
            <text:p>1543</text:p>
          </table:table-cell>
          <table:table-cell office:value-type="float" office:value="14302021" calcext:value-type="float">
            <text:p>14302021</text:p>
          </table:table-cell>
          <table:table-cell office:value-type="float" office:value="370.64" calcext:value-type="float">
            <text:p>370.64</text:p>
          </table:table-cell>
          <table:table-cell office:value-type="float" office:value="1526" calcext:value-type="float">
            <text:p>1526</text:p>
          </table:table-cell>
          <table:table-cell office:value-type="float" office:value="14301840" calcext:value-type="float">
            <text:p>14301840</text:p>
          </table:table-cell>
          <table:table-cell office:value-type="float" office:value="370.62" calcext:value-type="float">
            <text:p>370.62</text:p>
          </table:table-cell>
        </table:table-row>
        <table:table-row table:style-name="ro1">
          <table:table-cell office:value-type="string" calcext:value-type="string">
            <text:p>4;TestOp_80,1,2,false,stump_with_memoization,Any[],1,(20,45,30)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5895787" calcext:value-type="float">
            <text:p>15895787</text:p>
          </table:table-cell>
          <table:table-cell office:value-type="float" office:value="428.65" calcext:value-type="float">
            <text:p>428.65</text:p>
          </table:table-cell>
          <table:table-cell office:value-type="float" office:value="1100" calcext:value-type="float">
            <text:p>1100</text:p>
          </table:table-cell>
          <table:table-cell office:value-type="float" office:value="15895166" calcext:value-type="float">
            <text:p>15895166</text:p>
          </table:table-cell>
          <table:table-cell office:value-type="float" office:value="428.6" calcext:value-type="float">
            <text:p>428.6</text:p>
          </table:table-cell>
          <table:table-cell office:value-type="float" office:value="1226" calcext:value-type="float">
            <text:p>1226</text:p>
          </table:table-cell>
          <table:table-cell office:value-type="float" office:value="15895018" calcext:value-type="float">
            <text:p>15895018</text:p>
          </table:table-cell>
          <table:table-cell office:value-type="float" office:value="428.58" calcext:value-type="float">
            <text:p>428.58</text:p>
          </table:table-cell>
          <table:table-cell office:value-type="float" office:value="1215" calcext:value-type="float">
            <text:p>1215</text:p>
          </table:table-cell>
          <table:table-cell office:value-type="float" office:value="15894799" calcext:value-type="float">
            <text:p>15894799</text:p>
          </table:table-cell>
          <table:table-cell office:value-type="float" office:value="428.57" calcext:value-type="float">
            <text:p>428.57</text:p>
          </table:table-cell>
          <table:table-cell office:value-type="float" office:value="1267" calcext:value-type="float">
            <text:p>1267</text:p>
          </table:table-cell>
          <table:table-cell office:value-type="float" office:value="15894575" calcext:value-type="float">
            <text:p>15894575</text:p>
          </table:table-cell>
          <table:table-cell office:value-type="float" office:value="428.55" calcext:value-type="float">
            <text:p>428.55</text:p>
          </table:table-cell>
          <table:table-cell office:value-type="float" office:value="1346" calcext:value-type="float">
            <text:p>1346</text:p>
          </table:table-cell>
          <table:table-cell office:value-type="float" office:value="15894282" calcext:value-type="float">
            <text:p>15894282</text:p>
          </table:table-cell>
          <table:table-cell office:value-type="float" office:value="428.52" calcext:value-type="float">
            <text:p>428.52</text:p>
          </table:table-cell>
        </table:table-row>
        <table:table-row table:style-name="ro1">
          <table:table-cell office:value-type="string" calcext:value-type="string">
            <text:p>4;TestOp_80,1,2,false,stump_with_memoization,Any[],1,(20,45,30)</text:p>
          </table:table-cell>
          <table:table-cell/>
          <table:table-cell office:value-type="float" office:value="584.661" calcext:value-type="float">
            <text:p>584.661</text:p>
          </table:table-cell>
          <table:table-cell office:value-type="float" office:value="6052232" calcext:value-type="float">
            <text:p>6052232</text:p>
          </table:table-cell>
          <table:table-cell office:value-type="float" office:value="152.99" calcext:value-type="float">
            <text:p>152.99</text:p>
          </table:table-cell>
          <table:table-cell office:value-type="float" office:value="587.156" calcext:value-type="float">
            <text:p>587.156</text:p>
          </table:table-cell>
          <table:table-cell office:value-type="float" office:value="6052032" calcext:value-type="float">
            <text:p>6052032</text:p>
          </table:table-cell>
          <table:table-cell office:value-type="float" office:value="152.97" calcext:value-type="float">
            <text:p>152.97</text:p>
          </table:table-cell>
          <table:table-cell office:value-type="float" office:value="598.602" calcext:value-type="float">
            <text:p>598.602</text:p>
          </table:table-cell>
          <table:table-cell office:value-type="float" office:value="6051953" calcext:value-type="float">
            <text:p>6051953</text:p>
          </table:table-cell>
          <table:table-cell office:value-type="float" office:value="152.96" calcext:value-type="float">
            <text:p>152.96</text:p>
          </table:table-cell>
          <table:table-cell office:value-type="float" office:value="586.786" calcext:value-type="float">
            <text:p>586.786</text:p>
          </table:table-cell>
          <table:table-cell office:value-type="float" office:value="6051872" calcext:value-type="float">
            <text:p>6051872</text:p>
          </table:table-cell>
          <table:table-cell office:value-type="float" office:value="152.96" calcext:value-type="float">
            <text:p>152.96</text:p>
          </table:table-cell>
          <table:table-cell office:value-type="float" office:value="575.748" calcext:value-type="float">
            <text:p>575.748</text:p>
          </table:table-cell>
          <table:table-cell office:value-type="float" office:value="6051792" calcext:value-type="float">
            <text:p>6051792</text:p>
          </table:table-cell>
          <table:table-cell office:value-type="float" office:value="152.95" calcext:value-type="float">
            <text:p>152.95</text:p>
          </table:table-cell>
          <table:table-cell office:value-type="float" office:value="576.529" calcext:value-type="float">
            <text:p>576.529</text:p>
          </table:table-cell>
          <table:table-cell office:value-type="float" office:value="6051712" calcext:value-type="float">
            <text:p>6051712</text:p>
          </table:table-cell>
          <table:table-cell office:value-type="float" office:value="152.94" calcext:value-type="float">
            <text:p>152.94</text:p>
          </table:table-cell>
        </table:table-row>
        <table:table-row table:style-name="ro1">
          <table:table-cell office:value-type="string" calcext:value-type="string">
            <text:p>5;TestOp_80,1,2,false,stump_with_memoization,Any[],1,(20,45,30)</text:p>
          </table:table-cell>
          <table:table-cell/>
          <table:table-cell office:value-type="float" office:value="964.871" calcext:value-type="float">
            <text:p>964.871</text:p>
          </table:table-cell>
          <table:table-cell office:value-type="float" office:value="12806818" calcext:value-type="float">
            <text:p>12806818</text:p>
          </table:table-cell>
          <table:table-cell office:value-type="float" office:value="345.89" calcext:value-type="float">
            <text:p>345.89</text:p>
          </table:table-cell>
          <table:table-cell office:value-type="float" office:value="952.373" calcext:value-type="float">
            <text:p>952.373</text:p>
          </table:table-cell>
          <table:table-cell office:value-type="float" office:value="12805161" calcext:value-type="float">
            <text:p>12805161</text:p>
          </table:table-cell>
          <table:table-cell office:value-type="float" office:value="345.8" calcext:value-type="float">
            <text:p>345.8</text:p>
          </table:table-cell>
          <table:table-cell office:value-type="float" office:value="961.493" calcext:value-type="float">
            <text:p>961.493</text:p>
          </table:table-cell>
          <table:table-cell office:value-type="float" office:value="12805977" calcext:value-type="float">
            <text:p>12805977</text:p>
          </table:table-cell>
          <table:table-cell office:value-type="float" office:value="345.82" calcext:value-type="float">
            <text:p>345.82</text:p>
          </table:table-cell>
          <table:table-cell office:value-type="float" office:value="939.549" calcext:value-type="float">
            <text:p>939.549</text:p>
          </table:table-cell>
          <table:table-cell office:value-type="float" office:value="12805739" calcext:value-type="float">
            <text:p>12805739</text:p>
          </table:table-cell>
          <table:table-cell office:value-type="float" office:value="345.8" calcext:value-type="float">
            <text:p>345.8</text:p>
          </table:table-cell>
          <table:table-cell office:value-type="float" office:value="947.981" calcext:value-type="float">
            <text:p>947.981</text:p>
          </table:table-cell>
          <table:table-cell office:value-type="float" office:value="12805499" calcext:value-type="float">
            <text:p>12805499</text:p>
          </table:table-cell>
          <table:table-cell office:value-type="float" office:value="345.77" calcext:value-type="float">
            <text:p>345.77</text:p>
          </table:table-cell>
          <table:table-cell office:value-type="float" office:value="1052" calcext:value-type="float">
            <text:p>1052</text:p>
          </table:table-cell>
          <table:table-cell office:value-type="float" office:value="12804199" calcext:value-type="float">
            <text:p>12804199</text:p>
          </table:table-cell>
          <table:table-cell office:value-type="float" office:value="345.71" calcext:value-type="float">
            <text:p>345.71</text:p>
          </table:table-cell>
        </table:table-row>
        <table:table-row table:style-name="ro1">
          <table:table-cell office:value-type="string" calcext:value-type="string">
            <text:p>5;TestOp_80,1,2,false,stump_with_memoization,Any[],1,(20,45,30)</text:p>
          </table:table-cell>
          <table:table-cell/>
          <table:table-cell office:value-type="float" office:value="571.634" calcext:value-type="float">
            <text:p>571.634</text:p>
          </table:table-cell>
          <table:table-cell office:value-type="float" office:value="5889024" calcext:value-type="float">
            <text:p>5889024</text:p>
          </table:table-cell>
          <table:table-cell office:value-type="float" office:value="159.16" calcext:value-type="float">
            <text:p>159.16</text:p>
          </table:table-cell>
          <table:table-cell office:value-type="float" office:value="566.401" calcext:value-type="float">
            <text:p>566.401</text:p>
          </table:table-cell>
          <table:table-cell office:value-type="float" office:value="5888125" calcext:value-type="float">
            <text:p>5888125</text:p>
          </table:table-cell>
          <table:table-cell office:value-type="float" office:value="159.11" calcext:value-type="float">
            <text:p>159.11</text:p>
          </table:table-cell>
          <table:table-cell office:value-type="float" office:value="576.98" calcext:value-type="float">
            <text:p>576.98</text:p>
          </table:table-cell>
          <table:table-cell office:value-type="float" office:value="5888674" calcext:value-type="float">
            <text:p>5888674</text:p>
          </table:table-cell>
          <table:table-cell office:value-type="float" office:value="159.13" calcext:value-type="float">
            <text:p>159.13</text:p>
          </table:table-cell>
          <table:table-cell office:value-type="float" office:value="568.62" calcext:value-type="float">
            <text:p>568.62</text:p>
          </table:table-cell>
          <table:table-cell office:value-type="float" office:value="5888576" calcext:value-type="float">
            <text:p>5888576</text:p>
          </table:table-cell>
          <table:table-cell office:value-type="float" office:value="159.12" calcext:value-type="float">
            <text:p>159.12</text:p>
          </table:table-cell>
          <table:table-cell office:value-type="float" office:value="569.707" calcext:value-type="float">
            <text:p>569.707</text:p>
          </table:table-cell>
          <table:table-cell office:value-type="float" office:value="5888474" calcext:value-type="float">
            <text:p>5888474</text:p>
          </table:table-cell>
          <table:table-cell office:value-type="float" office:value="159.11" calcext:value-type="float">
            <text:p>159.11</text:p>
          </table:table-cell>
          <table:table-cell office:value-type="float" office:value="561.066" calcext:value-type="float">
            <text:p>561.066</text:p>
          </table:table-cell>
          <table:table-cell office:value-type="float" office:value="5887725" calcext:value-type="float">
            <text:p>5887725</text:p>
          </table:table-cell>
          <table:table-cell office:value-type="float" office:value="159.07" calcext:value-type="float">
            <text:p>159.0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tump-10points</text:p>
          </table:table-cell>
          <table:table-cell table:style-name="ce2" table:formula="of:=SUM([.C3:.C13])" office:value-type="float" office:value="21608.976" calcext:value-type="float">
            <text:p>21608.976</text:p>
          </table:table-cell>
          <table:table-cell table:style-name="ce2" table:formula="of:=SUM([.D3:.D13])" office:value-type="float" office:value="162464448" calcext:value-type="float">
            <text:p>162464448</text:p>
          </table:table-cell>
          <table:table-cell table:style-name="ce2" table:formula="of:=SUM([.E3:.E13])" office:value-type="float" office:value="4911.55" calcext:value-type="float">
            <text:p>4911.55</text:p>
          </table:table-cell>
          <table:table-cell table:style-name="ce2" table:formula="of:=SUM([.F3:.F13])" office:value-type="float" office:value="16025.588" calcext:value-type="float">
            <text:p>16025.588</text:p>
          </table:table-cell>
          <table:table-cell table:style-name="ce2" table:formula="of:=SUM([.G3:.G13])" office:value-type="float" office:value="162456774" calcext:value-type="float">
            <text:p>162456774</text:p>
          </table:table-cell>
          <table:table-cell table:style-name="ce2" table:formula="of:=SUM([.H3:.H13])" office:value-type="float" office:value="4911.04" calcext:value-type="float">
            <text:p>4911.04</text:p>
          </table:table-cell>
          <table:table-cell table:style-name="ce2" table:formula="of:=SUM([.I3:.I13])" office:value-type="float" office:value="13650.798" calcext:value-type="float">
            <text:p>13650.798</text:p>
          </table:table-cell>
          <table:table-cell table:style-name="ce2" table:formula="of:=SUM([.J3:.J13])" office:value-type="float" office:value="162457660" calcext:value-type="float">
            <text:p>162457660</text:p>
          </table:table-cell>
          <table:table-cell table:style-name="ce2" table:formula="of:=SUM([.K3:.K13])" office:value-type="float" office:value="4910.98" calcext:value-type="float">
            <text:p>4910.98</text:p>
          </table:table-cell>
          <table:table-cell table:style-name="ce2" table:formula="of:=SUM([.L3:.L13])" office:value-type="float" office:value="12407.783" calcext:value-type="float">
            <text:p>12407.783</text:p>
          </table:table-cell>
          <table:table-cell table:style-name="ce2" table:formula="of:=SUM([.M3:.M13])" office:value-type="float" office:value="162455725" calcext:value-type="float">
            <text:p>162455725</text:p>
          </table:table-cell>
          <table:table-cell table:style-name="ce2" table:formula="of:=SUM([.N3:.N13])" office:value-type="float" office:value="4910.81" calcext:value-type="float">
            <text:p>4910.81</text:p>
          </table:table-cell>
          <table:table-cell table:style-name="ce2" table:formula="of:=SUM([.O3:.O13])" office:value-type="float" office:value="10424.666" calcext:value-type="float">
            <text:p>10424.666</text:p>
          </table:table-cell>
          <table:table-cell table:style-name="ce2" table:formula="of:=SUM([.P3:.P13])" office:value-type="float" office:value="162453776" calcext:value-type="float">
            <text:p>162453776</text:p>
          </table:table-cell>
          <table:table-cell table:style-name="ce2" table:formula="of:=SUM([.Q3:.Q13])" office:value-type="float" office:value="4910.64" calcext:value-type="float">
            <text:p>4910.64</text:p>
          </table:table-cell>
          <table:table-cell table:style-name="ce5" table:formula="of:=SUM([.R3:.R13])" office:value-type="float" office:value="9716.447" calcext:value-type="float">
            <text:p>9716.447</text:p>
          </table:table-cell>
          <table:table-cell table:style-name="ce2" table:formula="of:=SUM([.S3:.S13])" office:value-type="float" office:value="162448986" calcext:value-type="float">
            <text:p>162448986</text:p>
          </table:table-cell>
          <table:table-cell table:style-name="ce2" table:formula="of:=SUM([.T3:.T13])" office:value-type="float" office:value="4910.37" calcext:value-type="float">
            <text:p>4910.37</text:p>
          </table:table-cell>
        </table:table-row>
        <table:table-row table:style-name="ro1">
          <table:table-cell/>
          <table:table-cell office:value-type="string" calcext:value-type="string">
            <text:p>memoiz-10points</text:p>
          </table:table-cell>
          <table:table-cell table:style-name="ce2" table:formula="of:=SUM([.C14:.C24])" office:value-type="float" office:value="5701.277" calcext:value-type="float">
            <text:p>5701.277</text:p>
          </table:table-cell>
          <table:table-cell table:style-name="ce2" table:formula="of:=SUM([.D14:.D24])" office:value-type="float" office:value="65327564" calcext:value-type="float">
            <text:p>65327564</text:p>
          </table:table-cell>
          <table:table-cell table:style-name="ce2" table:formula="of:=SUM([.E14:.E24])" office:value-type="float" office:value="1773.14" calcext:value-type="float">
            <text:p>1773.14</text:p>
          </table:table-cell>
          <table:table-cell table:style-name="ce2" table:formula="of:=SUM([.F14:.F24])" office:value-type="float" office:value="5648.292" calcext:value-type="float">
            <text:p>5648.292</text:p>
          </table:table-cell>
          <table:table-cell table:style-name="ce2" table:formula="of:=SUM([.G14:.G24])" office:value-type="float" office:value="65319877" calcext:value-type="float">
            <text:p>65319877</text:p>
          </table:table-cell>
          <table:table-cell table:style-name="ce2" table:formula="of:=SUM([.H14:.H24])" office:value-type="float" office:value="1772.61" calcext:value-type="float">
            <text:p>1772.61</text:p>
          </table:table-cell>
          <table:table-cell table:style-name="ce2" table:formula="of:=SUM([.I14:.I24])" office:value-type="float" office:value="5665.919" calcext:value-type="float">
            <text:p>5665.919</text:p>
          </table:table-cell>
          <table:table-cell table:style-name="ce2" table:formula="of:=SUM([.J14:.J24])" office:value-type="float" office:value="65320773" calcext:value-type="float">
            <text:p>65320773</text:p>
          </table:table-cell>
          <table:table-cell table:style-name="ce2" table:formula="of:=SUM([.K14:.K24])" office:value-type="float" office:value="1772.54" calcext:value-type="float">
            <text:p>1772.54</text:p>
          </table:table-cell>
          <table:table-cell table:style-name="ce5" table:formula="of:=SUM([.L14:.L24])" office:value-type="float" office:value="5582.152" calcext:value-type="float">
            <text:p>5582.152</text:p>
          </table:table-cell>
          <table:table-cell table:style-name="ce2" table:formula="of:=SUM([.M14:.M24])" office:value-type="float" office:value="65318830" calcext:value-type="float">
            <text:p>65318830</text:p>
          </table:table-cell>
          <table:table-cell table:style-name="ce2" table:formula="of:=SUM([.N14:.N24])" office:value-type="float" office:value="1772.37" calcext:value-type="float">
            <text:p>1772.37</text:p>
          </table:table-cell>
          <table:table-cell table:style-name="ce2" table:formula="of:=SUM([.O14:.O24])" office:value-type="float" office:value="5699.344" calcext:value-type="float">
            <text:p>5699.344</text:p>
          </table:table-cell>
          <table:table-cell table:style-name="ce2" table:formula="of:=SUM([.P14:.P24])" office:value-type="float" office:value="65316883" calcext:value-type="float">
            <text:p>65316883</text:p>
          </table:table-cell>
          <table:table-cell table:style-name="ce2" table:formula="of:=SUM([.Q14:.Q24])" office:value-type="float" office:value="1772.2" calcext:value-type="float">
            <text:p>1772.2</text:p>
          </table:table-cell>
          <table:table-cell table:style-name="ce6" table:formula="of:=SUM([.R14:.R24])" office:value-type="float" office:value="5667.478" calcext:value-type="float">
            <text:p>5667.478</text:p>
          </table:table-cell>
          <table:table-cell table:style-name="ce2" table:formula="of:=SUM([.S14:.S24])" office:value-type="float" office:value="65312100" calcext:value-type="float">
            <text:p>65312100</text:p>
          </table:table-cell>
          <table:table-cell table:style-name="ce2" table:formula="of:=SUM([.T14:.T24])" office:value-type="float" office:value="1771.94" calcext:value-type="float">
            <text:p>1771.94</text:p>
          </table:table-cell>
        </table:table-row>
        <table:table-row table:style-name="ro1">
          <table:table-cell/>
          <table:table-cell office:value-type="string" calcext:value-type="string">
            <text:p>stump-20points</text:p>
          </table:table-cell>
          <table:table-cell table:style-name="ce2" table:formula="of:=SUM([.C25:.C35])" office:value-type="float" office:value="240018.243" calcext:value-type="float">
            <text:p>240018.243</text:p>
          </table:table-cell>
          <table:table-cell table:style-name="ce2" table:formula="of:=SUM([.D25:.D35])" office:value-type="float" office:value="995551602" calcext:value-type="float">
            <text:p>995551602</text:p>
          </table:table-cell>
          <table:table-cell table:style-name="ce2" table:formula="of:=SUM([.E25:.E35])" office:value-type="float" office:value="32262.71" calcext:value-type="float">
            <text:p>32262.71</text:p>
          </table:table-cell>
          <table:table-cell table:style-name="ce2" table:formula="of:=SUM([.F25:.F35])" office:value-type="float" office:value="132185.793" calcext:value-type="float">
            <text:p>132185.793</text:p>
          </table:table-cell>
          <table:table-cell table:style-name="ce2" table:formula="of:=SUM([.G25:.G35])" office:value-type="float" office:value="995542953" calcext:value-type="float">
            <text:p>995542953</text:p>
          </table:table-cell>
          <table:table-cell table:style-name="ce2" table:formula="of:=SUM([.H25:.H35])" office:value-type="float" office:value="32262.12" calcext:value-type="float">
            <text:p>32262.12</text:p>
          </table:table-cell>
          <table:table-cell table:style-name="ce2" table:formula="of:=SUM([.I25:.I35])" office:value-type="float" office:value="103464.972" calcext:value-type="float">
            <text:p>103464.972</text:p>
          </table:table-cell>
          <table:table-cell table:style-name="ce2" table:formula="of:=SUM([.J25:.J35])" office:value-type="float" office:value="995544323" calcext:value-type="float">
            <text:p>995544323</text:p>
          </table:table-cell>
          <table:table-cell table:style-name="ce2" table:formula="of:=SUM([.K25:.K35])" office:value-type="float" office:value="32262.07" calcext:value-type="float">
            <text:p>32262.07</text:p>
          </table:table-cell>
          <table:table-cell table:style-name="ce2" table:formula="of:=SUM([.L25:.L35])" office:value-type="float" office:value="83520.189" calcext:value-type="float">
            <text:p>83520.189</text:p>
          </table:table-cell>
          <table:table-cell table:style-name="ce2" table:formula="of:=SUM([.M25:.M35])" office:value-type="float" office:value="995542241" calcext:value-type="float">
            <text:p>995542241</text:p>
          </table:table-cell>
          <table:table-cell table:style-name="ce2" table:formula="of:=SUM([.N25:.N35])" office:value-type="float" office:value="32261.9" calcext:value-type="float">
            <text:p>32261.9</text:p>
          </table:table-cell>
          <table:table-cell table:style-name="ce2" table:formula="of:=SUM([.O25:.O35])" office:value-type="float" office:value="67081.087" calcext:value-type="float">
            <text:p>67081.087</text:p>
          </table:table-cell>
          <table:table-cell table:style-name="ce2" table:formula="of:=SUM([.P25:.P35])" office:value-type="float" office:value="995540158" calcext:value-type="float">
            <text:p>995540158</text:p>
          </table:table-cell>
          <table:table-cell table:style-name="ce2" table:formula="of:=SUM([.Q25:.Q35])" office:value-type="float" office:value="32261.71" calcext:value-type="float">
            <text:p>32261.71</text:p>
          </table:table-cell>
          <table:table-cell table:style-name="ce5" table:formula="of:=SUM([.R25:.R35])" office:value-type="float" office:value="57564.881" calcext:value-type="float">
            <text:p>57564.881</text:p>
          </table:table-cell>
          <table:table-cell table:style-name="ce2" table:formula="of:=SUM([.S25:.S35])" office:value-type="float" office:value="995534605" calcext:value-type="float">
            <text:p>995534605</text:p>
          </table:table-cell>
          <table:table-cell table:style-name="ce2" table:formula="of:=SUM([.T25:.T35])" office:value-type="float" office:value="32261.42" calcext:value-type="float">
            <text:p>32261.42</text:p>
          </table:table-cell>
        </table:table-row>
        <table:table-row table:style-name="ro1">
          <table:table-cell/>
          <table:table-cell office:value-type="string" calcext:value-type="string">
            <text:p>memoiz-20points</text:p>
          </table:table-cell>
          <table:table-cell table:style-name="ce2" table:formula="of:=SUM([.C36:.C46])" office:value-type="float" office:value="16563.286" calcext:value-type="float">
            <text:p>16563.286</text:p>
          </table:table-cell>
          <table:table-cell table:style-name="ce2" table:formula="of:=SUM([.D36:.D46])" office:value-type="float" office:value="182833827" calcext:value-type="float">
            <text:p>182833827</text:p>
          </table:table-cell>
          <table:table-cell table:style-name="ce2" table:formula="of:=SUM([.E36:.E46])" office:value-type="float" office:value="5118.21" calcext:value-type="float">
            <text:p>5118.21</text:p>
          </table:table-cell>
          <table:table-cell table:style-name="ce2" table:formula="of:=SUM([.F36:.F46])" office:value-type="float" office:value="16549.984" calcext:value-type="float">
            <text:p>16549.984</text:p>
          </table:table-cell>
          <table:table-cell table:style-name="ce2" table:formula="of:=SUM([.G36:.G46])" office:value-type="float" office:value="182825175" calcext:value-type="float">
            <text:p>182825175</text:p>
          </table:table-cell>
          <table:table-cell table:style-name="ce2" table:formula="of:=SUM([.H36:.H46])" office:value-type="float" office:value="5117.61" calcext:value-type="float">
            <text:p>5117.61</text:p>
          </table:table-cell>
          <table:table-cell table:style-name="ce2" table:formula="of:=SUM([.I36:.I46])" office:value-type="float" office:value="16456.284" calcext:value-type="float">
            <text:p>16456.284</text:p>
          </table:table-cell>
          <table:table-cell table:style-name="ce2" table:formula="of:=SUM([.J36:.J46])" office:value-type="float" office:value="182826552" calcext:value-type="float">
            <text:p>182826552</text:p>
          </table:table-cell>
          <table:table-cell table:style-name="ce2" table:formula="of:=SUM([.K36:.K46])" office:value-type="float" office:value="5117.58" calcext:value-type="float">
            <text:p>5117.58</text:p>
          </table:table-cell>
          <table:table-cell table:style-name="ce2" table:formula="of:=SUM([.L36:.L46])" office:value-type="float" office:value="16539.411" calcext:value-type="float">
            <text:p>16539.411</text:p>
          </table:table-cell>
          <table:table-cell table:style-name="ce2" table:formula="of:=SUM([.M36:.M46])" office:value-type="float" office:value="182824478" calcext:value-type="float">
            <text:p>182824478</text:p>
          </table:table-cell>
          <table:table-cell table:style-name="ce2" table:formula="of:=SUM([.N36:.N46])" office:value-type="float" office:value="5117.39" calcext:value-type="float">
            <text:p>5117.39</text:p>
          </table:table-cell>
          <table:table-cell table:style-name="ce5" table:formula="of:=SUM([.O36:.O46])" office:value-type="float" office:value="16425.142" calcext:value-type="float">
            <text:p>16425.142</text:p>
          </table:table-cell>
          <table:table-cell table:style-name="ce2" table:formula="of:=SUM([.P36:.P46])" office:value-type="float" office:value="182822386" calcext:value-type="float">
            <text:p>182822386</text:p>
          </table:table-cell>
          <table:table-cell table:style-name="ce2" table:formula="of:=SUM([.Q36:.Q46])" office:value-type="float" office:value="5117.21" calcext:value-type="float">
            <text:p>5117.21</text:p>
          </table:table-cell>
          <table:table-cell table:style-name="ce2" table:formula="of:=SUM([.R36:.R46])" office:value-type="float" office:value="16757.538" calcext:value-type="float">
            <text:p>16757.538</text:p>
          </table:table-cell>
          <table:table-cell table:style-name="ce2" table:formula="of:=SUM([.S36:.S46])" office:value-type="float" office:value="182816834" calcext:value-type="float">
            <text:p>182816834</text:p>
          </table:table-cell>
          <table:table-cell table:style-name="ce2" table:formula="of:=SUM([.T36:.T46])" office:value-type="float" office:value="5116.88" calcext:value-type="float">
            <text:p>5116.88</text:p>
          </table:table-cell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style-name="ce2" table:formula="of:=SUM([.C48:.C51])" office:value-type="float" office:value="283891.782" calcext:value-type="float">
            <text:p>283891.782</text:p>
          </table:table-cell>
          <table:table-cell table:style-name="ce2" table:formula="of:=SUM([.D48:.D51])" office:value-type="float" office:value="1406177441" calcext:value-type="float">
            <text:p>1406177441</text:p>
          </table:table-cell>
          <table:table-cell table:style-name="ce2" table:formula="of:=SUM([.E48:.E51])" office:value-type="float" office:value="44065.61" calcext:value-type="float">
            <text:p>44065.61</text:p>
          </table:table-cell>
          <table:table-cell table:style-name="ce2" table:formula="of:=SUM([.F48:.F51])" office:value-type="float" office:value="170409.657" calcext:value-type="float">
            <text:p>170409.657</text:p>
          </table:table-cell>
          <table:table-cell table:style-name="ce2" table:formula="of:=SUM([.G48:.G51])" office:value-type="float" office:value="1406144779" calcext:value-type="float">
            <text:p>1406144779</text:p>
          </table:table-cell>
          <table:table-cell table:style-name="ce2" table:formula="of:=SUM([.H48:.H51])" office:value-type="float" office:value="44063.38" calcext:value-type="float">
            <text:p>44063.38</text:p>
          </table:table-cell>
          <table:table-cell table:style-name="ce2" table:formula="of:=SUM([.I48:.I51])" office:value-type="float" office:value="139237.973" calcext:value-type="float">
            <text:p>139237.973</text:p>
          </table:table-cell>
          <table:table-cell table:style-name="ce2" table:formula="of:=SUM([.J48:.J51])" office:value-type="float" office:value="1406149308" calcext:value-type="float">
            <text:p>1406149308</text:p>
          </table:table-cell>
          <table:table-cell table:style-name="ce2" table:formula="of:=SUM([.K48:.K51])" office:value-type="float" office:value="44063.17" calcext:value-type="float">
            <text:p>44063.17</text:p>
          </table:table-cell>
          <table:table-cell table:style-name="ce2" table:formula="of:=SUM([.L48:.L51])" office:value-type="float" office:value="118049.535" calcext:value-type="float">
            <text:p>118049.535</text:p>
          </table:table-cell>
          <table:table-cell table:style-name="ce2" table:formula="of:=SUM([.M48:.M51])" office:value-type="float" office:value="1406141274" calcext:value-type="float">
            <text:p>1406141274</text:p>
          </table:table-cell>
          <table:table-cell table:style-name="ce2" table:formula="of:=SUM([.N48:.N51])" office:value-type="float" office:value="44062.47" calcext:value-type="float">
            <text:p>44062.47</text:p>
          </table:table-cell>
          <table:table-cell table:style-name="ce2" table:formula="of:=SUM([.O48:.O51])" office:value-type="float" office:value="99630.239" calcext:value-type="float">
            <text:p>99630.239</text:p>
          </table:table-cell>
          <table:table-cell table:style-name="ce2" table:formula="of:=SUM([.P48:.P51])" office:value-type="float" office:value="1406133203" calcext:value-type="float">
            <text:p>1406133203</text:p>
          </table:table-cell>
          <table:table-cell table:style-name="ce2" table:formula="of:=SUM([.Q48:.Q51])" office:value-type="float" office:value="44061.76" calcext:value-type="float">
            <text:p>44061.76</text:p>
          </table:table-cell>
          <table:table-cell table:style-name="ce2" table:formula="of:=SUM([.R48:.R51])" office:value-type="float" office:value="89706.344" calcext:value-type="float">
            <text:p>89706.344</text:p>
          </table:table-cell>
          <table:table-cell table:style-name="ce2" table:formula="of:=SUM([.S48:.S51])" office:value-type="float" office:value="1406112525" calcext:value-type="float">
            <text:p>1406112525</text:p>
          </table:table-cell>
          <table:table-cell table:style-name="ce2" table:formula="of:=SUM([.T48:.T51])" office:value-type="float" office:value="44060.61" calcext:value-type="float">
            <text:p>44060.61</text:p>
          </table:table-cell>
        </table:table-row>
        <table:table-row table:style-name="ro1">
          <table:table-cell office:value-type="string" calcext:value-type="string">
            <text:p>Memoiz gain</text:p>
          </table:table-cell>
          <table:table-cell office:value-type="string" calcext:value-type="string">
            <text:p>10points</text:p>
          </table:table-cell>
          <table:table-cell table:style-name="ce2" table:formula="of:=[.C48]/[.C49]" office:value-type="float" office:value="3.7901992834237" calcext:value-type="float">
            <text:p>3.7901992834237</text:p>
          </table:table-cell>
          <table:table-cell table:style-name="ce2" table:formula="of:=[.D48]/[.D49]" office:value-type="float" office:value="2.48692034498638" calcext:value-type="float">
            <text:p>2.48692034498638</text:p>
          </table:table-cell>
          <table:table-cell table:style-name="ce2" table:formula="of:=[.E48]/[.E49]" office:value-type="float" office:value="2.76997304217377" calcext:value-type="float">
            <text:p>2.76997304217377</text:p>
          </table:table-cell>
          <table:table-cell table:style-name="ce2" table:formula="of:=[.F48]/[.F49]" office:value-type="float" office:value="2.8372449582989" calcext:value-type="float">
            <text:p>2.8372449582989</text:p>
          </table:table-cell>
          <table:table-cell table:style-name="ce2" table:formula="of:=[.G48]/[.G49]" office:value-type="float" office:value="2.48709552836421" calcext:value-type="float">
            <text:p>2.48709552836421</text:p>
          </table:table-cell>
          <table:table-cell table:style-name="ce2" table:formula="of:=[.H48]/[.H49]" office:value-type="float" office:value="2.77051353653652" calcext:value-type="float">
            <text:p>2.77051353653652</text:p>
          </table:table-cell>
          <table:table-cell table:style-name="ce2" table:formula="of:=[.I48]/[.I49]" office:value-type="float" office:value="2.40928223647391" calcext:value-type="float">
            <text:p>2.40928223647391</text:p>
          </table:table-cell>
          <table:table-cell table:style-name="ce2" table:formula="of:=[.J48]/[.J49]" office:value-type="float" office:value="2.487074976899" calcext:value-type="float">
            <text:p>2.487074976899</text:p>
          </table:table-cell>
          <table:table-cell table:style-name="ce2" table:formula="of:=[.K48]/[.K49]" office:value-type="float" office:value="2.77058909813037" calcext:value-type="float">
            <text:p>2.77058909813037</text:p>
          </table:table-cell>
          <table:table-cell table:style-name="ce2" table:formula="of:=[.L48]/[.L49]" office:value-type="float" office:value="2.22275978869798" calcext:value-type="float">
            <text:p>2.22275978869798</text:p>
          </table:table-cell>
          <table:table-cell table:style-name="ce2" table:formula="of:=[.M48]/[.M49]" office:value-type="float" office:value="2.48711933450125" calcext:value-type="float">
            <text:p>2.48711933450125</text:p>
          </table:table-cell>
          <table:table-cell table:style-name="ce2" table:formula="of:=[.N48]/[.N49]" office:value-type="float" office:value="2.77075892731202" calcext:value-type="float">
            <text:p>2.77075892731202</text:p>
          </table:table-cell>
          <table:table-cell table:style-name="ce2" table:formula="of:=[.O48]/[.O49]" office:value-type="float" office:value="1.82909927879419" calcext:value-type="float">
            <text:p>1.82909927879419</text:p>
          </table:table-cell>
          <table:table-cell table:style-name="ce2" table:formula="of:=[.P48]/[.P49]" office:value-type="float" office:value="2.48716363271652" calcext:value-type="float">
            <text:p>2.48716363271652</text:p>
          </table:table-cell>
          <table:table-cell table:style-name="ce2" table:formula="of:=[.Q48]/[.Q49]" office:value-type="float" office:value="2.77092878907573" calcext:value-type="float">
            <text:p>2.77092878907573</text:p>
          </table:table-cell>
          <table:table-cell table:style-name="ce2" table:formula="of:=[.R48]/[.R49]" office:value-type="float" office:value="1.71442165280571" calcext:value-type="float">
            <text:p>1.71442165280571</text:p>
          </table:table-cell>
          <table:table-cell table:style-name="ce2" table:formula="of:=[.S48]/[.S49]" office:value-type="float" office:value="2.48727243496994" calcext:value-type="float">
            <text:p>2.48727243496994</text:p>
          </table:table-cell>
          <table:table-cell table:style-name="ce2" table:formula="of:=[.T48]/[.T49]" office:value-type="float" office:value="2.77118299716695" calcext:value-type="float">
            <text:p>2.77118299716695</text:p>
          </table:table-cell>
        </table:table-row>
        <table:table-row table:style-name="ro1">
          <table:table-cell/>
          <table:table-cell office:value-type="string" calcext:value-type="string">
            <text:p>20points</text:p>
          </table:table-cell>
          <table:table-cell table:style-name="ce2" table:formula="of:=[.C50]/[.C51]" office:value-type="float" office:value="14.4909798091997" calcext:value-type="float">
            <text:p>14.4909798091997</text:p>
          </table:table-cell>
          <table:table-cell table:style-name="ce2" table:formula="of:=[.D50]/[.D51]" office:value-type="float" office:value="5.44511712266462" calcext:value-type="float">
            <text:p>5.44511712266462</text:p>
          </table:table-cell>
          <table:table-cell table:style-name="ce2" table:formula="of:=[.E50]/[.E51]" office:value-type="float" office:value="6.30351431457482" calcext:value-type="float">
            <text:p>6.30351431457482</text:p>
          </table:table-cell>
          <table:table-cell table:style-name="ce2" table:formula="of:=[.F50]/[.F51]" office:value-type="float" office:value="7.98706470048551" calcext:value-type="float">
            <text:p>7.98706470048551</text:p>
          </table:table-cell>
          <table:table-cell table:style-name="ce2" table:formula="of:=[.G50]/[.G51]" office:value-type="float" office:value="5.44532749934466" calcext:value-type="float">
            <text:p>5.44532749934466</text:p>
          </table:table-cell>
          <table:table-cell table:style-name="ce2" table:formula="of:=[.H50]/[.H51]" office:value-type="float" office:value="6.30413806444805" calcext:value-type="float">
            <text:p>6.30413806444805</text:p>
          </table:table-cell>
          <table:table-cell table:style-name="ce2" table:formula="of:=[.I50]/[.I51]" office:value-type="float" office:value="6.28726217899497" calcext:value-type="float">
            <text:p>6.28726217899497</text:p>
          </table:table-cell>
          <table:table-cell table:style-name="ce2" table:formula="of:=[.J50]/[.J51]" office:value-type="float" office:value="5.44529398005603" calcext:value-type="float">
            <text:p>5.44529398005603</text:p>
          </table:table-cell>
          <table:table-cell table:style-name="ce2" table:formula="of:=[.K50]/[.K51]" office:value-type="float" office:value="6.30416524998144" calcext:value-type="float">
            <text:p>6.30416524998144</text:p>
          </table:table-cell>
          <table:table-cell table:style-name="ce2" table:formula="of:=[.L50]/[.L51]" office:value-type="float" office:value="5.04976803587504" calcext:value-type="float">
            <text:p>5.04976803587504</text:p>
          </table:table-cell>
          <table:table-cell table:style-name="ce2" table:formula="of:=[.M50]/[.M51]" office:value-type="float" office:value="5.44534436466434" calcext:value-type="float">
            <text:p>5.44534436466434</text:p>
          </table:table-cell>
          <table:table-cell table:style-name="ce2" table:formula="of:=[.N50]/[.N51]" office:value-type="float" office:value="6.30436609287156" calcext:value-type="float">
            <text:p>6.30436609287156</text:p>
          </table:table-cell>
          <table:table-cell table:style-name="ce2" table:formula="of:=[.O50]/[.O51]" office:value-type="float" office:value="4.08404913637885" calcext:value-type="float">
            <text:p>4.08404913637885</text:p>
          </table:table-cell>
          <table:table-cell table:style-name="ce2" table:formula="of:=[.P50]/[.P51]" office:value-type="float" office:value="5.44539528107898" calcext:value-type="float">
            <text:p>5.44539528107898</text:p>
          </table:table-cell>
          <table:table-cell table:style-name="ce2" table:formula="of:=[.Q50]/[.Q51]" office:value-type="float" office:value="6.30455072197545" calcext:value-type="float">
            <text:p>6.30455072197545</text:p>
          </table:table-cell>
          <table:table-cell table:style-name="ce2" table:formula="of:=[.R50]/[.R51]" office:value-type="float" office:value="3.43516338736633" calcext:value-type="float">
            <text:p>3.43516338736633</text:p>
          </table:table-cell>
          <table:table-cell table:style-name="ce2" table:formula="of:=[.S50]/[.S51]" office:value-type="float" office:value="5.4455302786832" calcext:value-type="float">
            <text:p>5.4455302786832</text:p>
          </table:table-cell>
          <table:table-cell table:style-name="ce2" table:formula="of:=[.T50]/[.T51]" office:value-type="float" office:value="6.30490064257907" calcext:value-type="float">
            <text:p>6.30490064257907</text:p>
          </table:table-cell>
        </table:table-row>
        <table:table-row table:style-name="ro2">
          <table:table-cell office:value-type="string" calcext:value-type="string">
            <text:p>LA MEMOIZZAZIONE SPACC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 gain</text:p>
          </table:table-cell>
          <table:table-cell office:value-type="string" calcext:value-type="string">
            <text:p>stump-10points</text:p>
          </table:table-cell>
          <table:table-cell table:number-columns-repeated="3"/>
          <table:table-cell table:style-name="ce3" table:formula="of:=[.F48]/[.C48]" office:value-type="float" office:value="0.741617187228122" calcext:value-type="float">
            <text:p>0.741617187228122</text:p>
          </table:table-cell>
          <table:table-cell table:style-name="ce4" table:number-columns-repeated="2"/>
          <table:table-cell table:style-name="ce3" table:formula="of:=[.I48]/[.F48]" office:value-type="float" office:value="0.851812613677576" calcext:value-type="float">
            <text:p>0.851812613677576</text:p>
          </table:table-cell>
          <table:table-cell table:style-name="ce4" table:number-columns-repeated="2"/>
          <table:table-cell table:style-name="ce3" table:formula="of:=[.L48]/[.I48]" office:value-type="float" office:value="0.908941953430122" calcext:value-type="float">
            <text:p>0.908941953430122</text:p>
          </table:table-cell>
          <table:table-cell table:style-name="ce4" table:number-columns-repeated="2"/>
          <table:table-cell table:style-name="ce3" table:formula="of:=[.O48]/[.L48]" office:value-type="float" office:value="0.840171527822497" calcext:value-type="float">
            <text:p>0.840171527822497</text:p>
          </table:table-cell>
          <table:table-cell table:style-name="ce4" table:number-columns-repeated="2"/>
          <table:table-cell table:style-name="ce3" table:formula="of:=[.R48]/[.O48]" office:value-type="float" office:value="0.932063147155026" calcext:value-type="float">
            <text:p>0.932063147155026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memoiz-10points</text:p>
          </table:table-cell>
          <table:table-cell table:number-columns-repeated="3"/>
          <table:table-cell table:style-name="ce3" table:formula="of:=[.F49]/[.C49]" office:value-type="float" office:value="0.99070646804216" calcext:value-type="float">
            <text:p>0.99070646804216</text:p>
          </table:table-cell>
          <table:table-cell table:style-name="ce4" table:number-columns-repeated="2"/>
          <table:table-cell table:style-name="ce3" table:formula="of:=[.I49]/[.F49]" office:value-type="float" office:value="1.0031207664193" calcext:value-type="float">
            <text:p>1.0031207664193</text:p>
          </table:table-cell>
          <table:table-cell table:style-name="ce4" table:number-columns-repeated="2"/>
          <table:table-cell table:style-name="ce3" table:formula="of:=[.L49]/[.I49]" office:value-type="float" office:value="0.985215637569122" calcext:value-type="float">
            <text:p>0.985215637569122</text:p>
          </table:table-cell>
          <table:table-cell table:style-name="ce4" table:number-columns-repeated="2"/>
          <table:table-cell table:style-name="ce3" table:formula="of:=[.O49]/[.L49]" office:value-type="float" office:value="1.02099405390609" calcext:value-type="float">
            <text:p>1.02099405390609</text:p>
          </table:table-cell>
          <table:table-cell table:style-name="ce4" table:number-columns-repeated="2"/>
          <table:table-cell table:style-name="ce3" table:formula="of:=[.R49]/[.O49]" office:value-type="float" office:value="0.994408830209231" calcext:value-type="float">
            <text:p>0.994408830209231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stump-20points</text:p>
          </table:table-cell>
          <table:table-cell table:number-columns-repeated="3"/>
          <table:table-cell table:style-name="ce3" table:formula="of:=[.F50]/[.C50]" office:value-type="float" office:value="0.550732274962949" calcext:value-type="float">
            <text:p>0.550732274962949</text:p>
          </table:table-cell>
          <table:table-cell table:style-name="ce4" table:number-columns-repeated="2"/>
          <table:table-cell table:style-name="ce3" table:formula="of:=[.I50]/[.F50]" office:value-type="float" office:value="0.782723843855141" calcext:value-type="float">
            <text:p>0.782723843855141</text:p>
          </table:table-cell>
          <table:table-cell table:style-name="ce4" table:number-columns-repeated="2"/>
          <table:table-cell table:style-name="ce3" table:formula="of:=[.L50]/[.I50]" office:value-type="float" office:value="0.807231543057877" calcext:value-type="float">
            <text:p>0.807231543057877</text:p>
          </table:table-cell>
          <table:table-cell table:style-name="ce4" table:number-columns-repeated="2"/>
          <table:table-cell table:style-name="ce3" table:formula="of:=[.O50]/[.L50]" office:value-type="float" office:value="0.803172116863864" calcext:value-type="float">
            <text:p>0.803172116863864</text:p>
          </table:table-cell>
          <table:table-cell table:style-name="ce4" table:number-columns-repeated="2"/>
          <table:table-cell table:style-name="ce3" table:formula="of:=[.R50]/[.O50]" office:value-type="float" office:value="0.858138762718618" calcext:value-type="float">
            <text:p>0.858138762718618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memoiz-20points</text:p>
          </table:table-cell>
          <table:table-cell table:number-columns-repeated="3"/>
          <table:table-cell table:style-name="ce3" table:formula="of:=[.F51]/[.C51]" office:value-type="float" office:value="0.999196898489829" calcext:value-type="float">
            <text:p>0.999196898489829</text:p>
          </table:table-cell>
          <table:table-cell table:style-name="ce4" table:number-columns-repeated="2"/>
          <table:table-cell table:style-name="ce3" table:formula="of:=[.I51]/[.F51]" office:value-type="float" office:value="0.994338363106574" calcext:value-type="float">
            <text:p>0.994338363106574</text:p>
          </table:table-cell>
          <table:table-cell table:style-name="ce4" table:number-columns-repeated="2"/>
          <table:table-cell table:style-name="ce3" table:formula="of:=[.L51]/[.I51]" office:value-type="float" office:value="1.00505138341074" calcext:value-type="float">
            <text:p>1.00505138341074</text:p>
          </table:table-cell>
          <table:table-cell table:style-name="ce4" table:number-columns-repeated="2"/>
          <table:table-cell table:style-name="ce3" table:formula="of:=[.O51]/[.L51]" office:value-type="float" office:value="0.993091108262562" calcext:value-type="float">
            <text:p>0.993091108262562</text:p>
          </table:table-cell>
          <table:table-cell table:style-name="ce4" table:number-columns-repeated="2"/>
          <table:table-cell table:style-name="ce3" table:formula="of:=[.R51]/[.O51]" office:value-type="float" office:value="1.02023702443486" calcext:value-type="float">
            <text:p>1.02023702443486</text:p>
          </table:table-cell>
          <table:table-cell table:style-name="ce4" table:number-columns-repeated="2"/>
        </table:table-row>
        <table:table-row table:style-name="ro3">
          <table:table-cell office:value-type="string" calcext:value-type="string">
            <text:p>PIU’ THREAD NON AIUTANO; FORSE È PERCHÉ CI SONO POCHI ATTRIBUTI E LA MEMOIZZAZIONE AVVIENE A QUEL LIVELLO</text:p>
          </table:table-cell>
          <table:table-cell table:number-columns-repeated="19"/>
        </table:table-row>
        <table:table-row table:style-name="ro1" table:number-rows-repeated="10485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2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30t</text:p>
          </table:table-cell>
          <table:table-cell office:value-type="string" calcext:value-type="string">
            <text:p>20t</text:p>
          </table:table-cell>
          <table:table-cell office:value-type="string" calcext:value-type="string">
            <text:p>16t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4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float" office:value="35.840764" calcext:value-type="float">
            <text:p>35.840764</text:p>
          </table:table-cell>
          <table:table-cell office:value-type="float" office:value="29.201044" calcext:value-type="float">
            <text:p>29.201044</text:p>
          </table:table-cell>
          <table:table-cell office:value-type="float" office:value="24.846289" calcext:value-type="float">
            <text:p>24.846289</text:p>
          </table:table-cell>
          <table:table-cell office:value-type="float" office:value="18.708181" calcext:value-type="float">
            <text:p>18.708181</text:p>
          </table:table-cell>
          <table:table-cell office:value-type="float" office:value="13.060401" calcext:value-type="float">
            <text:p>13.060401</text:p>
          </table:table-cell>
          <table:table-cell office:value-type="float" office:value="9.140204" calcext:value-type="float">
            <text:p>9.140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60.021285" calcext:value-type="float">
            <text:p>60.021285</text:p>
          </table:table-cell>
          <table:table-cell office:value-type="float" office:value="55.814994" calcext:value-type="float">
            <text:p>55.814994</text:p>
          </table:table-cell>
          <table:table-cell office:value-type="float" office:value="56.010296" calcext:value-type="float">
            <text:p>56.010296</text:p>
          </table:table-cell>
          <table:table-cell office:value-type="float" office:value="56.855964" calcext:value-type="float">
            <text:p>56.855964</text:p>
          </table:table-cell>
          <table:table-cell office:value-type="float" office:value="55.819196" calcext:value-type="float">
            <text:p>55.819196</text:p>
          </table:table-cell>
          <table:table-cell office:value-type="float" office:value="55.974566" calcext:value-type="float">
            <text:p>55.974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6.924551" calcext:value-type="float">
            <text:p>6.924551</text:p>
          </table:table-cell>
          <table:table-cell office:value-type="float" office:value="6.933617" calcext:value-type="float">
            <text:p>6.933617</text:p>
          </table:table-cell>
          <table:table-cell office:value-type="float" office:value="6.780612" calcext:value-type="float">
            <text:p>6.780612</text:p>
          </table:table-cell>
          <table:table-cell office:value-type="float" office:value="7.131378" calcext:value-type="float">
            <text:p>7.131378</text:p>
          </table:table-cell>
          <table:table-cell office:value-type="float" office:value="6.909506" calcext:value-type="float">
            <text:p>6.909506</text:p>
          </table:table-cell>
          <table:table-cell office:value-type="float" office:value="6.873246" calcext:value-type="float">
            <text:p>6.873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83.094665" calcext:value-type="float">
            <text:p>83.094665</text:p>
          </table:table-cell>
          <table:table-cell office:value-type="float" office:value="81.190371" calcext:value-type="float">
            <text:p>81.190371</text:p>
          </table:table-cell>
          <table:table-cell office:value-type="float" office:value="85.159983" calcext:value-type="float">
            <text:p>85.159983</text:p>
          </table:table-cell>
          <table:table-cell office:value-type="float" office:value="81.159406" calcext:value-type="float">
            <text:p>81.159406</text:p>
          </table:table-cell>
          <table:table-cell office:value-type="float" office:value="81.340767" calcext:value-type="float">
            <text:p>81.340767</text:p>
          </table:table-cell>
          <table:table-cell office:value-type="float" office:value="82.312355" calcext:value-type="float">
            <text:p>82.312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15.389719" calcext:value-type="float">
            <text:p>15.389719</text:p>
          </table:table-cell>
          <table:table-cell office:value-type="float" office:value="14.951994" calcext:value-type="float">
            <text:p>14.951994</text:p>
          </table:table-cell>
          <table:table-cell office:value-type="float" office:value="14.847885" calcext:value-type="float">
            <text:p>14.847885</text:p>
          </table:table-cell>
          <table:table-cell office:value-type="float" office:value="15.076204" calcext:value-type="float">
            <text:p>15.076204</text:p>
          </table:table-cell>
          <table:table-cell office:value-type="float" office:value="14.891455" calcext:value-type="float">
            <text:p>14.891455</text:p>
          </table:table-cell>
          <table:table-cell office:value-type="float" office:value="14.843593" calcext:value-type="float">
            <text:p>14.843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47.035421" calcext:value-type="float">
            <text:p>47.035421</text:p>
          </table:table-cell>
          <table:table-cell office:value-type="float" office:value="46.58913" calcext:value-type="float">
            <text:p>46.58913</text:p>
          </table:table-cell>
          <table:table-cell office:value-type="float" office:value="46.243054" calcext:value-type="float">
            <text:p>46.243054</text:p>
          </table:table-cell>
          <table:table-cell office:value-type="float" office:value="46.694777" calcext:value-type="float">
            <text:p>46.694777</text:p>
          </table:table-cell>
          <table:table-cell office:value-type="float" office:value="46.654428" calcext:value-type="float">
            <text:p>46.654428</text:p>
          </table:table-cell>
          <table:table-cell office:value-type="float" office:value="45.565822" calcext:value-type="float">
            <text:p>45.565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6.11634" calcext:value-type="float">
            <text:p>6.11634</text:p>
          </table:table-cell>
          <table:table-cell office:value-type="float" office:value="6.016437" calcext:value-type="float">
            <text:p>6.016437</text:p>
          </table:table-cell>
          <table:table-cell office:value-type="float" office:value="6.107116" calcext:value-type="float">
            <text:p>6.107116</text:p>
          </table:table-cell>
          <table:table-cell office:value-type="float" office:value="5.899331" calcext:value-type="float">
            <text:p>5.899331</text:p>
          </table:table-cell>
          <table:table-cell office:value-type="float" office:value="6.054716" calcext:value-type="float">
            <text:p>6.054716</text:p>
          </table:table-cell>
          <table:table-cell office:value-type="float" office:value="6.042593" calcext:value-type="float">
            <text:p>6.042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154.508991" calcext:value-type="float">
            <text:p>154.508991</text:p>
          </table:table-cell>
          <table:table-cell office:value-type="float" office:value="148.396135" calcext:value-type="float">
            <text:p>148.396135</text:p>
          </table:table-cell>
          <table:table-cell office:value-type="float" office:value="157.420315" calcext:value-type="float">
            <text:p>157.420315</text:p>
          </table:table-cell>
          <table:table-cell office:value-type="float" office:value="156.607752" calcext:value-type="float">
            <text:p>156.607752</text:p>
          </table:table-cell>
          <table:table-cell office:value-type="float" office:value="153.029772" calcext:value-type="float">
            <text:p>153.029772</text:p>
          </table:table-cell>
          <table:table-cell office:value-type="float" office:value="150.946941" calcext:value-type="float">
            <text:p>150.946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19.153241" calcext:value-type="float">
            <text:p>19.153241</text:p>
          </table:table-cell>
          <table:table-cell office:value-type="float" office:value="19.127207" calcext:value-type="float">
            <text:p>19.127207</text:p>
          </table:table-cell>
          <table:table-cell office:value-type="float" office:value="19.499309" calcext:value-type="float">
            <text:p>19.499309</text:p>
          </table:table-cell>
          <table:table-cell office:value-type="float" office:value="19.024484" calcext:value-type="float">
            <text:p>19.024484</text:p>
          </table:table-cell>
          <table:table-cell office:value-type="float" office:value="19.442187" calcext:value-type="float">
            <text:p>19.442187</text:p>
          </table:table-cell>
          <table:table-cell office:value-type="float" office:value="19.285217" calcext:value-type="float">
            <text:p>19.285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49.603503" calcext:value-type="float">
            <text:p>49.603503</text:p>
          </table:table-cell>
          <table:table-cell office:value-type="float" office:value="48.613233" calcext:value-type="float">
            <text:p>48.613233</text:p>
          </table:table-cell>
          <table:table-cell office:value-type="float" office:value="50.69034" calcext:value-type="float">
            <text:p>50.69034</text:p>
          </table:table-cell>
          <table:table-cell office:value-type="float" office:value="48.918822" calcext:value-type="float">
            <text:p>48.918822</text:p>
          </table:table-cell>
          <table:table-cell office:value-type="float" office:value="49.466437" calcext:value-type="float">
            <text:p>49.466437</text:p>
          </table:table-cell>
          <table:table-cell office:value-type="float" office:value="50.264007" calcext:value-type="float">
            <text:p>50.264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,1,1,20,(20,45,30),false,Any[],TestOp_80</text:p>
          </table:table-cell>
          <table:table-cell office:value-type="float" office:value="19.73068" calcext:value-type="float">
            <text:p>19.73068</text:p>
          </table:table-cell>
          <table:table-cell office:value-type="float" office:value="19.246443" calcext:value-type="float">
            <text:p>19.246443</text:p>
          </table:table-cell>
          <table:table-cell office:value-type="float" office:value="19.35685" calcext:value-type="float">
            <text:p>19.35685</text:p>
          </table:table-cell>
          <table:table-cell office:value-type="float" office:value="18.951154" calcext:value-type="float">
            <text:p>18.951154</text:p>
          </table:table-cell>
          <table:table-cell office:value-type="float" office:value="18.96095" calcext:value-type="float">
            <text:p>18.96095</text:p>
          </table:table-cell>
          <table:table-cell office:value-type="float" office:value="18.383863" calcext:value-type="float">
            <text:p>18.38386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float" office:value="72.198811" calcext:value-type="float">
            <text:p>72.198811</text:p>
          </table:table-cell>
          <table:table-cell office:value-type="float" office:value="93.207267" calcext:value-type="float">
            <text:p>93.207267</text:p>
          </table:table-cell>
          <table:table-cell office:value-type="float" office:value="62.400706" calcext:value-type="float">
            <text:p>62.400706</text:p>
          </table:table-cell>
          <table:table-cell office:value-type="float" office:value="42.656921" calcext:value-type="float">
            <text:p>42.656921</text:p>
          </table:table-cell>
          <table:table-cell office:value-type="float" office:value="24.146235" calcext:value-type="float">
            <text:p>24.146235</text:p>
          </table:table-cell>
          <table:table-cell office:value-type="float" office:value="14.76971" calcext:value-type="float">
            <text:p>14.76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83.370989" calcext:value-type="float">
            <text:p>83.370989</text:p>
          </table:table-cell>
          <table:table-cell office:value-type="float" office:value="83.715694" calcext:value-type="float">
            <text:p>83.715694</text:p>
          </table:table-cell>
          <table:table-cell office:value-type="float" office:value="83.18565" calcext:value-type="float">
            <text:p>83.18565</text:p>
          </table:table-cell>
          <table:table-cell office:value-type="float" office:value="82.947373" calcext:value-type="float">
            <text:p>82.947373</text:p>
          </table:table-cell>
          <table:table-cell office:value-type="float" office:value="82.939082" calcext:value-type="float">
            <text:p>82.939082</text:p>
          </table:table-cell>
          <table:table-cell office:value-type="float" office:value="83.500231" calcext:value-type="float">
            <text:p>83.500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15.176709" calcext:value-type="float">
            <text:p>15.176709</text:p>
          </table:table-cell>
          <table:table-cell office:value-type="float" office:value="15.631649" calcext:value-type="float">
            <text:p>15.631649</text:p>
          </table:table-cell>
          <table:table-cell office:value-type="float" office:value="15.035089" calcext:value-type="float">
            <text:p>15.035089</text:p>
          </table:table-cell>
          <table:table-cell office:value-type="float" office:value="15.020869" calcext:value-type="float">
            <text:p>15.020869</text:p>
          </table:table-cell>
          <table:table-cell office:value-type="float" office:value="15.255062" calcext:value-type="float">
            <text:p>15.255062</text:p>
          </table:table-cell>
          <table:table-cell office:value-type="float" office:value="14.322552" calcext:value-type="float">
            <text:p>14.322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154.538945" calcext:value-type="float">
            <text:p>154.538945</text:p>
          </table:table-cell>
          <table:table-cell office:value-type="float" office:value="163.036382" calcext:value-type="float">
            <text:p>163.036382</text:p>
          </table:table-cell>
          <table:table-cell office:value-type="float" office:value="155.856477" calcext:value-type="float">
            <text:p>155.856477</text:p>
          </table:table-cell>
          <table:table-cell office:value-type="float" office:value="155.606958" calcext:value-type="float">
            <text:p>155.606958</text:p>
          </table:table-cell>
          <table:table-cell office:value-type="float" office:value="155.142859" calcext:value-type="float">
            <text:p>155.142859</text:p>
          </table:table-cell>
          <table:table-cell office:value-type="float" office:value="152.239388" calcext:value-type="float">
            <text:p>152.239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26.843467" calcext:value-type="float">
            <text:p>26.843467</text:p>
          </table:table-cell>
          <table:table-cell office:value-type="float" office:value="25.731255" calcext:value-type="float">
            <text:p>25.731255</text:p>
          </table:table-cell>
          <table:table-cell office:value-type="float" office:value="25.039632" calcext:value-type="float">
            <text:p>25.039632</text:p>
          </table:table-cell>
          <table:table-cell office:value-type="float" office:value="25.07478" calcext:value-type="float">
            <text:p>25.07478</text:p>
          </table:table-cell>
          <table:table-cell office:value-type="float" office:value="25.408452" calcext:value-type="float">
            <text:p>25.408452</text:p>
          </table:table-cell>
          <table:table-cell office:value-type="float" office:value="25.957643" calcext:value-type="float">
            <text:p>25.957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203.241052" calcext:value-type="float">
            <text:p>203.241052</text:p>
          </table:table-cell>
          <table:table-cell office:value-type="float" office:value="193.329018" calcext:value-type="float">
            <text:p>193.329018</text:p>
          </table:table-cell>
          <table:table-cell office:value-type="float" office:value="195.832546" calcext:value-type="float">
            <text:p>195.832546</text:p>
          </table:table-cell>
          <table:table-cell office:value-type="float" office:value="195.918419" calcext:value-type="float">
            <text:p>195.918419</text:p>
          </table:table-cell>
          <table:table-cell office:value-type="float" office:value="189.243025" calcext:value-type="float">
            <text:p>189.243025</text:p>
          </table:table-cell>
          <table:table-cell office:value-type="float" office:value="189.200886" calcext:value-type="float">
            <text:p>189.200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34.263178" calcext:value-type="float">
            <text:p>34.263178</text:p>
          </table:table-cell>
          <table:table-cell office:value-type="float" office:value="34.263225" calcext:value-type="float">
            <text:p>34.263225</text:p>
          </table:table-cell>
          <table:table-cell office:value-type="float" office:value="34.758863" calcext:value-type="float">
            <text:p>34.758863</text:p>
          </table:table-cell>
          <table:table-cell office:value-type="float" office:value="34.002602" calcext:value-type="float">
            <text:p>34.002602</text:p>
          </table:table-cell>
          <table:table-cell office:value-type="float" office:value="33.869468" calcext:value-type="float">
            <text:p>33.869468</text:p>
          </table:table-cell>
          <table:table-cell office:value-type="float" office:value="34.828662" calcext:value-type="float">
            <text:p>34.828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263.63252" calcext:value-type="float">
            <text:p>263.63252</text:p>
          </table:table-cell>
          <table:table-cell office:value-type="float" office:value="277.111798" calcext:value-type="float">
            <text:p>277.111798</text:p>
          </table:table-cell>
          <table:table-cell office:value-type="float" office:value="276.300237" calcext:value-type="float">
            <text:p>276.300237</text:p>
          </table:table-cell>
          <table:table-cell office:value-type="float" office:value="264.455176" calcext:value-type="float">
            <text:p>264.455176</text:p>
          </table:table-cell>
          <table:table-cell office:value-type="float" office:value="261.776997" calcext:value-type="float">
            <text:p>261.776997</text:p>
          </table:table-cell>
          <table:table-cell office:value-type="float" office:value="272.265095" calcext:value-type="float">
            <text:p>272.265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44.156582" calcext:value-type="float">
            <text:p>44.156582</text:p>
          </table:table-cell>
          <table:table-cell office:value-type="float" office:value="45.039624" calcext:value-type="float">
            <text:p>45.039624</text:p>
          </table:table-cell>
          <table:table-cell office:value-type="float" office:value="45.551114" calcext:value-type="float">
            <text:p>45.551114</text:p>
          </table:table-cell>
          <table:table-cell office:value-type="float" office:value="44.096572" calcext:value-type="float">
            <text:p>44.096572</text:p>
          </table:table-cell>
          <table:table-cell office:value-type="float" office:value="44.526095" calcext:value-type="float">
            <text:p>44.526095</text:p>
          </table:table-cell>
          <table:table-cell office:value-type="float" office:value="44.683457" calcext:value-type="float">
            <text:p>44.683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123.516949" calcext:value-type="float">
            <text:p>123.516949</text:p>
          </table:table-cell>
          <table:table-cell office:value-type="float" office:value="123.906895" calcext:value-type="float">
            <text:p>123.906895</text:p>
          </table:table-cell>
          <table:table-cell office:value-type="float" office:value="127.707891" calcext:value-type="float">
            <text:p>127.707891</text:p>
          </table:table-cell>
          <table:table-cell office:value-type="float" office:value="123.606093" calcext:value-type="float">
            <text:p>123.606093</text:p>
          </table:table-cell>
          <table:table-cell office:value-type="float" office:value="123.000106" calcext:value-type="float">
            <text:p>123.000106</text:p>
          </table:table-cell>
          <table:table-cell office:value-type="float" office:value="130.176659" calcext:value-type="float">
            <text:p>130.176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,1,1,40,(20,45,30),false,Any[],TestOp_80</text:p>
          </table:table-cell>
          <table:table-cell office:value-type="float" office:value="43.732587" calcext:value-type="float">
            <text:p>43.732587</text:p>
          </table:table-cell>
          <table:table-cell office:value-type="float" office:value="44.353621" calcext:value-type="float">
            <text:p>44.353621</text:p>
          </table:table-cell>
          <table:table-cell office:value-type="float" office:value="44.945104" calcext:value-type="float">
            <text:p>44.945104</text:p>
          </table:table-cell>
          <table:table-cell office:value-type="float" office:value="43.585236" calcext:value-type="float">
            <text:p>43.585236</text:p>
          </table:table-cell>
          <table:table-cell office:value-type="float" office:value="43.673526" calcext:value-type="float">
            <text:p>43.673526</text:p>
          </table:table-cell>
          <table:table-cell office:value-type="float" office:value="42.219695" calcext:value-type="float">
            <text:p>42.219695</text:p>
          </table:table-cell>
        </table:table-row>
        <table:table-row table:style-name="ro1">
          <table:table-cell/>
          <table:table-cell office:value-type="string" calcext:value-type="string">
            <text:p>TOT,20attrs</text:p>
          </table:table-cell>
          <table:table-cell table:formula="of:=SUM([.C3:.C13])" office:value-type="float" office:value="497.41916" calcext:value-type="float">
            <text:p>497.41916</text:p>
          </table:table-cell>
          <table:table-cell table:formula="of:=SUM([.D3:.D13])" office:value-type="float" office:value="476.080605" calcext:value-type="float">
            <text:p>476.080605</text:p>
          </table:table-cell>
          <table:table-cell table:formula="of:=SUM([.E3:.E13])" office:value-type="float" office:value="486.962049" calcext:value-type="float">
            <text:p>486.962049</text:p>
          </table:table-cell>
          <table:table-cell table:formula="of:=SUM([.F3:.F13])" office:value-type="float" office:value="475.027453" calcext:value-type="float">
            <text:p>475.027453</text:p>
          </table:table-cell>
          <table:table-cell table:style-name="ce13" table:formula="of:=SUM([.G3:.G13])" office:value-type="float" office:value="465.629815" calcext:value-type="float">
            <text:p>465.629815</text:p>
          </table:table-cell>
          <table:table-cell table:style-name="ce13" table:formula="of:=SUM([.H3:.H13])" office:value-type="float" office:value="459.632407" calcext:value-type="float">
            <text:p>459.632407</text:p>
          </table:table-cell>
        </table:table-row>
        <table:table-row table:style-name="ro1">
          <table:table-cell/>
          <table:table-cell office:value-type="string" calcext:value-type="string">
            <text:p>TOT,40attrs</text:p>
          </table:table-cell>
          <table:table-cell table:formula="of:=SUM([.C14:.C24])" office:value-type="float" office:value="1064.671789" calcext:value-type="float">
            <text:p>1064.671789</text:p>
          </table:table-cell>
          <table:table-cell table:formula="of:=SUM([.D14:.D24])" office:value-type="float" office:value="1099.326428" calcext:value-type="float">
            <text:p>1099.326428</text:p>
          </table:table-cell>
          <table:table-cell table:formula="of:=SUM([.E14:.E24])" office:value-type="float" office:value="1066.613309" calcext:value-type="float">
            <text:p>1066.613309</text:p>
          </table:table-cell>
          <table:table-cell table:formula="of:=SUM([.F14:.F24])" office:value-type="float" office:value="1026.970999" calcext:value-type="float">
            <text:p>1026.970999</text:p>
          </table:table-cell>
          <table:table-cell table:style-name="ce13" table:formula="of:=SUM([.G14:.G24])" office:value-type="float" office:value="998.980907" calcext:value-type="float">
            <text:p>998.980907</text:p>
          </table:table-cell>
          <table:table-cell table:style-name="ce13" table:formula="of:=SUM([.H14:.H24])" office:value-type="float" office:value="1004.163978" calcext:value-type="float">
            <text:p>1004.163978</text:p>
          </table:table-cell>
        </table:table-row>
        <table:table-row table:style-name="ro1">
          <table:table-cell/>
          <table:table-cell office:value-type="string" calcext:value-type="string">
            <text:p>TOT/attr</text:p>
          </table:table-cell>
          <table:table-cell table:formula="of:=[.C25]/20" office:value-type="float" office:value="24.870958" calcext:value-type="float">
            <text:p>24.870958</text:p>
          </table:table-cell>
          <table:table-cell table:formula="of:=[.D25]/20" office:value-type="float" office:value="23.80403025" calcext:value-type="float">
            <text:p>23.80403025</text:p>
          </table:table-cell>
          <table:table-cell table:formula="of:=[.E25]/20" office:value-type="float" office:value="24.34810245" calcext:value-type="float">
            <text:p>24.34810245</text:p>
          </table:table-cell>
          <table:table-cell table:formula="of:=[.F25]/20" office:value-type="float" office:value="23.75137265" calcext:value-type="float">
            <text:p>23.75137265</text:p>
          </table:table-cell>
          <table:table-cell table:formula="of:=[.G25]/20" office:value-type="float" office:value="23.28149075" calcext:value-type="float">
            <text:p>23.28149075</text:p>
          </table:table-cell>
          <table:table-cell table:formula="of:=[.H25]/20" office:value-type="float" office:value="22.98162035" calcext:value-type="float">
            <text:p>22.98162035</text:p>
          </table:table-cell>
        </table:table-row>
        <table:table-row table:style-name="ro1">
          <table:table-cell/>
          <table:table-cell office:value-type="string" calcext:value-type="string">
            <text:p>TOT/attr</text:p>
          </table:table-cell>
          <table:table-cell table:formula="of:=[.C26]/40" office:value-type="float" office:value="26.616794725" calcext:value-type="float">
            <text:p>26.616794725</text:p>
          </table:table-cell>
          <table:table-cell table:formula="of:=[.D26]/40" office:value-type="float" office:value="27.4831607" calcext:value-type="float">
            <text:p>27.4831607</text:p>
          </table:table-cell>
          <table:table-cell table:formula="of:=[.E26]/40" office:value-type="float" office:value="26.665332725" calcext:value-type="float">
            <text:p>26.665332725</text:p>
          </table:table-cell>
          <table:table-cell table:formula="of:=[.F26]/40" office:value-type="float" office:value="25.674274975" calcext:value-type="float">
            <text:p>25.674274975</text:p>
          </table:table-cell>
          <table:table-cell table:formula="of:=[.G26]/40" office:value-type="float" office:value="24.974522675" calcext:value-type="float">
            <text:p>24.974522675</text:p>
          </table:table-cell>
          <table:table-cell table:formula="of:=[.H26]/40" office:value-type="float" office:value="25.10409945" calcext:value-type="float">
            <text:p>25.10409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6:47:40.955469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10:53:46.259691396</meta:creation-date>
    <dc:date>2021-07-14T09:59:21.154125537</dc:date>
    <meta:editing-duration>PT10H33M49S</meta:editing-duration>
    <meta:editing-cycles>7</meta:editing-cycles>
    <meta:generator>LibreOffice/6.4.7.2$Linux_X86_64 LibreOffice_project/40$Build-2</meta:generator>
    <meta:document-statistic meta:table-count="2" meta:cell-count="1230" meta:object-count="0"/>
  </office:meta>
</office:document-meta>
</file>